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4B00000043B766D29CF08E8B6D6.png" manifest:media-type="image/png"/>
  <manifest:file-entry manifest:full-path="Pictures/10000000000002580000019008E473F118992FA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6.002cm" fo:margin-left="0cm" fo:margin-top="0cm" fo:margin-bottom="0cm" table:align="left" style:writing-mode="lr-tb"/>
    </style:style>
    <style:style style:name="Tableau1.A" style:family="table-column">
      <style:table-column-properties style:column-width="15.002cm"/>
    </style:style>
    <style:style style:name="Tableau1.B" style:family="table-column">
      <style:table-column-properties style:column-width="1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6.611cm" fo:margin-left="0cm" fo:margin-top="0cm" fo:margin-bottom="0cm" table:align="left" style:writing-mode="lr-tb"/>
    </style:style>
    <style:style style:name="Tableau2.A" style:family="table-column">
      <style:table-column-properties style:column-width="2.752cm"/>
    </style:style>
    <style:style style:name="Tableau2.B" style:family="table-column">
      <style:table-column-properties style:column-width="4.69cm"/>
    </style:style>
    <style:style style:name="Tableau2.C" style:family="table-column">
      <style:table-column-properties style:column-width="2.526cm"/>
    </style:style>
    <style:style style:name="Tableau2.D" style:family="table-column">
      <style:table-column-properties style:column-width="3.321cm"/>
    </style:style>
    <style:style style:name="Tableau2.1" style:family="table-row">
      <style:table-row-properties style:min-row-height="0.706cm" fo:keep-together="auto"/>
    </style:style>
    <style:style style:name="Tableau2.A1" style:family="table-cell">
      <style:table-cell-properties fo:padding-left="0.199cm" fo:padding-right="0.191cm" fo:padding-top="0cm" fo:padding-bottom="0cm" fo:border="0.5pt solid #00000a"/>
    </style:style>
    <style:style style:name="Tableau2.2" style:family="table-row">
      <style:table-row-properties style:min-row-height="0.697cm" fo:keep-together="auto"/>
    </style:style>
    <style:style style:name="Tableau2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2.3" style:family="table-row">
      <style:table-row-properties style:min-row-height="0.961cm" fo:keep-together="auto"/>
    </style:style>
    <style:style style:name="Tableau2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2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3" style:family="table">
      <style:table-properties style:width="16.611cm" fo:margin-left="0cm" fo:margin-top="0cm" fo:margin-bottom="0cm" table:align="left" style:writing-mode="lr-tb"/>
    </style:style>
    <style:style style:name="Tableau3.A" style:family="table-column">
      <style:table-column-properties style:column-width="2.752cm"/>
    </style:style>
    <style:style style:name="Tableau3.B" style:family="table-column">
      <style:table-column-properties style:column-width="4.701cm"/>
    </style:style>
    <style:style style:name="Tableau3.C" style:family="table-column">
      <style:table-column-properties style:column-width="2.515cm"/>
    </style:style>
    <style:style style:name="Tableau3.D" style:family="table-column">
      <style:table-column-properties style:column-width="3.321cm"/>
    </style:style>
    <style:style style:name="Tableau3.1" style:family="table-row">
      <style:table-row-properties style:min-row-height="0.706cm" fo:keep-together="auto"/>
    </style:style>
    <style:style style:name="Tableau3.A1" style:family="table-cell">
      <style:table-cell-properties fo:padding-left="0.199cm" fo:padding-right="0.191cm" fo:padding-top="0cm" fo:padding-bottom="0cm" fo:border="0.5pt solid #00000a"/>
    </style:style>
    <style:style style:name="Tableau3.2" style:family="table-row">
      <style:table-row-properties style:min-row-height="0.794cm" fo:keep-together="auto"/>
    </style:style>
    <style:style style:name="Tableau3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3.3" style:family="table-row">
      <style:table-row-properties style:min-row-height="0.961cm" fo:keep-together="auto"/>
    </style:style>
    <style:style style:name="Tableau3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3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4" style:family="table">
      <style:table-properties style:width="16.611cm" fo:margin-left="0cm" fo:margin-top="0cm" fo:margin-bottom="0cm" table:align="left" style:writing-mode="lr-tb"/>
    </style:style>
    <style:style style:name="Tableau4.A" style:family="table-column">
      <style:table-column-properties style:column-width="2.752cm"/>
    </style:style>
    <style:style style:name="Tableau4.B" style:family="table-column">
      <style:table-column-properties style:column-width="4.701cm"/>
    </style:style>
    <style:style style:name="Tableau4.C" style:family="table-column">
      <style:table-column-properties style:column-width="2.515cm"/>
    </style:style>
    <style:style style:name="Tableau4.D" style:family="table-column">
      <style:table-column-properties style:column-width="3.321cm"/>
    </style:style>
    <style:style style:name="Tableau4.1" style:family="table-row">
      <style:table-row-properties style:min-row-height="0.706cm" fo:keep-together="auto"/>
    </style:style>
    <style:style style:name="Tableau4.A1" style:family="table-cell">
      <style:table-cell-properties fo:padding-left="0.199cm" fo:padding-right="0.191cm" fo:padding-top="0cm" fo:padding-bottom="0cm" fo:border="0.5pt solid #00000a"/>
    </style:style>
    <style:style style:name="Tableau4.2" style:family="table-row">
      <style:table-row-properties style:min-row-height="0.697cm" fo:keep-together="auto"/>
    </style:style>
    <style:style style:name="Tableau4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4.3" style:family="table-row">
      <style:table-row-properties style:min-row-height="1.088cm" fo:keep-together="auto"/>
    </style:style>
    <style:style style:name="Tableau4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4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5" style:family="table">
      <style:table-properties style:width="16.611cm" fo:margin-left="0cm" fo:margin-top="0cm" fo:margin-bottom="0cm" table:align="left" style:writing-mode="lr-tb"/>
    </style:style>
    <style:style style:name="Tableau5.A" style:family="table-column">
      <style:table-column-properties style:column-width="6.689cm"/>
    </style:style>
    <style:style style:name="Tableau5.B" style:family="table-column">
      <style:table-column-properties style:column-width="9.922cm"/>
    </style:style>
    <style:style style:name="Tableau5.1" style:family="table-row">
      <style:table-row-properties style:min-row-height="0.706cm" fo:keep-together="auto"/>
    </style:style>
    <style:style style:name="Tableau5.A1" style:family="table-cell">
      <style:table-cell-properties fo:padding-left="0.199cm" fo:padding-right="0.191cm" fo:padding-top="0cm" fo:padding-bottom="0cm" fo:border="0.5pt solid #00000a"/>
    </style:style>
    <style:style style:name="Tableau5.2" style:family="table-row">
      <style:table-row-properties style:min-row-height="0.697cm" fo:keep-together="auto"/>
    </style:style>
    <style:style style:name="Tableau5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5.3" style:family="table-row">
      <style:table-row-properties style:min-row-height="0.961cm" fo:keep-together="auto"/>
    </style:style>
    <style:style style:name="Tableau5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5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6" style:family="table">
      <style:table-properties style:width="16.611cm" fo:margin-left="0cm" fo:margin-top="0cm" fo:margin-bottom="0cm" table:align="left" style:writing-mode="lr-tb"/>
    </style:style>
    <style:style style:name="Tableau6.A" style:family="table-column">
      <style:table-column-properties style:column-width="6.68cm"/>
    </style:style>
    <style:style style:name="Tableau6.B" style:family="table-column">
      <style:table-column-properties style:column-width="9.931cm"/>
    </style:style>
    <style:style style:name="Tableau6.1" style:family="table-row">
      <style:table-row-properties style:min-row-height="0.706cm" fo:keep-together="auto"/>
    </style:style>
    <style:style style:name="Tableau6.A1" style:family="table-cell">
      <style:table-cell-properties fo:padding-left="0.199cm" fo:padding-right="0.191cm" fo:padding-top="0cm" fo:padding-bottom="0cm" fo:border="0.5pt solid #00000a"/>
    </style:style>
    <style:style style:name="Tableau6.2" style:family="table-row">
      <style:table-row-properties style:min-row-height="0.794cm" fo:keep-together="auto"/>
    </style:style>
    <style:style style:name="Tableau6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6.3" style:family="table-row">
      <style:table-row-properties style:min-row-height="0.961cm" fo:keep-together="auto"/>
    </style:style>
    <style:style style:name="Tableau6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6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7" style:family="table">
      <style:table-properties style:width="16.611cm" fo:margin-left="0cm" fo:margin-top="0cm" fo:margin-bottom="0cm" table:align="left" style:writing-mode="lr-tb"/>
    </style:style>
    <style:style style:name="Tableau7.A" style:family="table-column">
      <style:table-column-properties style:column-width="6.68cm"/>
    </style:style>
    <style:style style:name="Tableau7.B" style:family="table-column">
      <style:table-column-properties style:column-width="9.931cm"/>
    </style:style>
    <style:style style:name="Tableau7.1" style:family="table-row">
      <style:table-row-properties style:min-row-height="0.706cm" fo:keep-together="auto"/>
    </style:style>
    <style:style style:name="Tableau7.A1" style:family="table-cell">
      <style:table-cell-properties fo:padding-left="0.199cm" fo:padding-right="0.191cm" fo:padding-top="0cm" fo:padding-bottom="0cm" fo:border="0.5pt solid #00000a"/>
    </style:style>
    <style:style style:name="Tableau7.2" style:family="table-row">
      <style:table-row-properties style:min-row-height="0.697cm" fo:keep-together="auto"/>
    </style:style>
    <style:style style:name="Tableau7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7.3" style:family="table-row">
      <style:table-row-properties style:min-row-height="1.088cm" fo:keep-together="auto"/>
    </style:style>
    <style:style style:name="Tableau7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7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8" style:family="table">
      <style:table-properties style:width="16.611cm" fo:margin-left="0cm" fo:margin-top="0cm" fo:margin-bottom="0cm" table:align="left" style:writing-mode="lr-tb"/>
    </style:style>
    <style:style style:name="Tableau8.A" style:family="table-column">
      <style:table-column-properties style:column-width="6.689cm"/>
    </style:style>
    <style:style style:name="Tableau8.B" style:family="table-column">
      <style:table-column-properties style:column-width="9.922cm"/>
    </style:style>
    <style:style style:name="Tableau8.1" style:family="table-row">
      <style:table-row-properties style:min-row-height="0.706cm" fo:keep-together="auto"/>
    </style:style>
    <style:style style:name="Tableau8.A1" style:family="table-cell">
      <style:table-cell-properties fo:padding-left="0.199cm" fo:padding-right="0.191cm" fo:padding-top="0cm" fo:padding-bottom="0cm" fo:border="0.5pt solid #00000a"/>
    </style:style>
    <style:style style:name="Tableau8.2" style:family="table-row">
      <style:table-row-properties style:min-row-height="0.697cm" fo:keep-together="auto"/>
    </style:style>
    <style:style style:name="Tableau8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8.3" style:family="table-row">
      <style:table-row-properties style:min-row-height="0.961cm" fo:keep-together="auto"/>
    </style:style>
    <style:style style:name="Tableau8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8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9" style:family="table">
      <style:table-properties style:width="16.611cm" fo:margin-left="0cm" fo:margin-top="0cm" fo:margin-bottom="0cm" table:align="left" style:writing-mode="lr-tb"/>
    </style:style>
    <style:style style:name="Tableau9.A" style:family="table-column">
      <style:table-column-properties style:column-width="6.68cm"/>
    </style:style>
    <style:style style:name="Tableau9.B" style:family="table-column">
      <style:table-column-properties style:column-width="9.931cm"/>
    </style:style>
    <style:style style:name="Tableau9.1" style:family="table-row">
      <style:table-row-properties style:min-row-height="0.706cm" fo:keep-together="auto"/>
    </style:style>
    <style:style style:name="Tableau9.A1" style:family="table-cell">
      <style:table-cell-properties fo:padding-left="0.199cm" fo:padding-right="0.191cm" fo:padding-top="0cm" fo:padding-bottom="0cm" fo:border="0.5pt solid #00000a"/>
    </style:style>
    <style:style style:name="Tableau9.2" style:family="table-row">
      <style:table-row-properties style:min-row-height="0.794cm" fo:keep-together="auto"/>
    </style:style>
    <style:style style:name="Tableau9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9.3" style:family="table-row">
      <style:table-row-properties style:min-row-height="0.961cm" fo:keep-together="auto"/>
    </style:style>
    <style:style style:name="Tableau9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9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10" style:family="table">
      <style:table-properties style:width="16.611cm" fo:margin-left="0cm" fo:margin-top="0cm" fo:margin-bottom="0cm" table:align="left" style:writing-mode="lr-tb"/>
    </style:style>
    <style:style style:name="Tableau10.A" style:family="table-column">
      <style:table-column-properties style:column-width="6.68cm"/>
    </style:style>
    <style:style style:name="Tableau10.B" style:family="table-column">
      <style:table-column-properties style:column-width="9.931cm"/>
    </style:style>
    <style:style style:name="Tableau10.1" style:family="table-row">
      <style:table-row-properties style:min-row-height="0.706cm" fo:keep-together="auto"/>
    </style:style>
    <style:style style:name="Tableau10.A1" style:family="table-cell">
      <style:table-cell-properties fo:padding-left="0.199cm" fo:padding-right="0.191cm" fo:padding-top="0cm" fo:padding-bottom="0cm" fo:border="0.5pt solid #00000a"/>
    </style:style>
    <style:style style:name="Tableau10.2" style:family="table-row">
      <style:table-row-properties style:min-row-height="0.697cm" fo:keep-together="auto"/>
    </style:style>
    <style:style style:name="Tableau10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10.3" style:family="table-row">
      <style:table-row-properties style:min-row-height="1.088cm" fo:keep-together="auto"/>
    </style:style>
    <style:style style:name="Tableau10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10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11" style:family="table">
      <style:table-properties style:width="16.611cm" fo:margin-left="0cm" fo:margin-top="0cm" fo:margin-bottom="0cm" table:align="left" style:writing-mode="lr-tb"/>
    </style:style>
    <style:style style:name="Tableau11.A" style:family="table-column">
      <style:table-column-properties style:column-width="6.689cm"/>
    </style:style>
    <style:style style:name="Tableau11.B" style:family="table-column">
      <style:table-column-properties style:column-width="9.922cm"/>
    </style:style>
    <style:style style:name="Tableau11.1" style:family="table-row">
      <style:table-row-properties style:min-row-height="0.706cm" fo:keep-together="auto"/>
    </style:style>
    <style:style style:name="Tableau11.A1" style:family="table-cell">
      <style:table-cell-properties fo:padding-left="0.199cm" fo:padding-right="0.191cm" fo:padding-top="0cm" fo:padding-bottom="0cm" fo:border="0.5pt solid #00000a"/>
    </style:style>
    <style:style style:name="Tableau11.2" style:family="table-row">
      <style:table-row-properties style:min-row-height="0.697cm" fo:keep-together="auto"/>
    </style:style>
    <style:style style:name="Tableau11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11.3" style:family="table-row">
      <style:table-row-properties style:min-row-height="0.961cm" fo:keep-together="auto"/>
    </style:style>
    <style:style style:name="Tableau11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11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12" style:family="table">
      <style:table-properties style:width="16.611cm" fo:margin-left="0cm" fo:margin-top="0cm" fo:margin-bottom="0cm" table:align="left" style:writing-mode="lr-tb"/>
    </style:style>
    <style:style style:name="Tableau12.A" style:family="table-column">
      <style:table-column-properties style:column-width="6.68cm"/>
    </style:style>
    <style:style style:name="Tableau12.B" style:family="table-column">
      <style:table-column-properties style:column-width="9.931cm"/>
    </style:style>
    <style:style style:name="Tableau12.1" style:family="table-row">
      <style:table-row-properties style:min-row-height="0.706cm" fo:keep-together="auto"/>
    </style:style>
    <style:style style:name="Tableau12.A1" style:family="table-cell">
      <style:table-cell-properties fo:padding-left="0.199cm" fo:padding-right="0.191cm" fo:padding-top="0cm" fo:padding-bottom="0cm" fo:border="0.5pt solid #00000a"/>
    </style:style>
    <style:style style:name="Tableau12.2" style:family="table-row">
      <style:table-row-properties style:min-row-height="0.794cm" fo:keep-together="auto"/>
    </style:style>
    <style:style style:name="Tableau12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12.3" style:family="table-row">
      <style:table-row-properties style:min-row-height="0.961cm" fo:keep-together="auto"/>
    </style:style>
    <style:style style:name="Tableau12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12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13" style:family="table">
      <style:table-properties style:width="16.611cm" fo:margin-left="0cm" fo:margin-top="0cm" fo:margin-bottom="0cm" table:align="left" style:writing-mode="lr-tb"/>
    </style:style>
    <style:style style:name="Tableau13.A" style:family="table-column">
      <style:table-column-properties style:column-width="6.68cm"/>
    </style:style>
    <style:style style:name="Tableau13.B" style:family="table-column">
      <style:table-column-properties style:column-width="9.931cm"/>
    </style:style>
    <style:style style:name="Tableau13.1" style:family="table-row">
      <style:table-row-properties style:min-row-height="0.706cm" fo:keep-together="auto"/>
    </style:style>
    <style:style style:name="Tableau13.A1" style:family="table-cell">
      <style:table-cell-properties fo:padding-left="0.199cm" fo:padding-right="0.191cm" fo:padding-top="0cm" fo:padding-bottom="0cm" fo:border="0.5pt solid #00000a"/>
    </style:style>
    <style:style style:name="Tableau13.2" style:family="table-row">
      <style:table-row-properties style:min-row-height="0.697cm" fo:keep-together="auto"/>
    </style:style>
    <style:style style:name="Tableau13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13.3" style:family="table-row">
      <style:table-row-properties style:min-row-height="1.088cm" fo:keep-together="auto"/>
    </style:style>
    <style:style style:name="Tableau13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13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14" style:family="table">
      <style:table-properties style:width="16.611cm" fo:margin-left="0cm" fo:margin-top="0cm" fo:margin-bottom="0cm" table:align="left" style:writing-mode="lr-tb"/>
    </style:style>
    <style:style style:name="Tableau14.A" style:family="table-column">
      <style:table-column-properties style:column-width="6.689cm"/>
    </style:style>
    <style:style style:name="Tableau14.B" style:family="table-column">
      <style:table-column-properties style:column-width="9.922cm"/>
    </style:style>
    <style:style style:name="Tableau14.1" style:family="table-row">
      <style:table-row-properties style:min-row-height="0.706cm" fo:keep-together="auto"/>
    </style:style>
    <style:style style:name="Tableau14.A1" style:family="table-cell">
      <style:table-cell-properties fo:padding-left="0.199cm" fo:padding-right="0.191cm" fo:padding-top="0cm" fo:padding-bottom="0cm" fo:border="0.5pt solid #00000a"/>
    </style:style>
    <style:style style:name="Tableau14.2" style:family="table-row">
      <style:table-row-properties style:min-row-height="0.697cm" fo:keep-together="auto"/>
    </style:style>
    <style:style style:name="Tableau14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14.3" style:family="table-row">
      <style:table-row-properties style:min-row-height="0.961cm" fo:keep-together="auto"/>
    </style:style>
    <style:style style:name="Tableau14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14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15" style:family="table">
      <style:table-properties style:width="16.611cm" fo:margin-left="0cm" fo:margin-top="0cm" fo:margin-bottom="0cm" table:align="left" style:writing-mode="lr-tb"/>
    </style:style>
    <style:style style:name="Tableau15.A" style:family="table-column">
      <style:table-column-properties style:column-width="6.68cm"/>
    </style:style>
    <style:style style:name="Tableau15.B" style:family="table-column">
      <style:table-column-properties style:column-width="9.931cm"/>
    </style:style>
    <style:style style:name="Tableau15.1" style:family="table-row">
      <style:table-row-properties style:min-row-height="0.706cm" fo:keep-together="auto"/>
    </style:style>
    <style:style style:name="Tableau15.A1" style:family="table-cell">
      <style:table-cell-properties fo:padding-left="0.199cm" fo:padding-right="0.191cm" fo:padding-top="0cm" fo:padding-bottom="0cm" fo:border="0.5pt solid #00000a"/>
    </style:style>
    <style:style style:name="Tableau15.2" style:family="table-row">
      <style:table-row-properties style:min-row-height="0.794cm" fo:keep-together="auto"/>
    </style:style>
    <style:style style:name="Tableau15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15.3" style:family="table-row">
      <style:table-row-properties style:min-row-height="0.961cm" fo:keep-together="auto"/>
    </style:style>
    <style:style style:name="Tableau15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15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16" style:family="table">
      <style:table-properties style:width="16.611cm" fo:margin-left="0cm" fo:margin-top="0cm" fo:margin-bottom="0cm" table:align="left" style:writing-mode="lr-tb"/>
    </style:style>
    <style:style style:name="Tableau16.A" style:family="table-column">
      <style:table-column-properties style:column-width="6.68cm"/>
    </style:style>
    <style:style style:name="Tableau16.B" style:family="table-column">
      <style:table-column-properties style:column-width="9.931cm"/>
    </style:style>
    <style:style style:name="Tableau16.1" style:family="table-row">
      <style:table-row-properties style:min-row-height="0.706cm" fo:keep-together="auto"/>
    </style:style>
    <style:style style:name="Tableau16.A1" style:family="table-cell">
      <style:table-cell-properties fo:padding-left="0.199cm" fo:padding-right="0.191cm" fo:padding-top="0cm" fo:padding-bottom="0cm" fo:border="0.5pt solid #00000a"/>
    </style:style>
    <style:style style:name="Tableau16.2" style:family="table-row">
      <style:table-row-properties style:min-row-height="0.697cm" fo:keep-together="auto"/>
    </style:style>
    <style:style style:name="Tableau16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16.3" style:family="table-row">
      <style:table-row-properties style:min-row-height="1.088cm" fo:keep-together="auto"/>
    </style:style>
    <style:style style:name="Tableau16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16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17" style:family="table">
      <style:table-properties style:width="16.611cm" fo:margin-left="0cm" fo:margin-top="0cm" fo:margin-bottom="0cm" table:align="left" style:writing-mode="lr-tb"/>
    </style:style>
    <style:style style:name="Tableau17.A" style:family="table-column">
      <style:table-column-properties style:column-width="6.689cm"/>
    </style:style>
    <style:style style:name="Tableau17.B" style:family="table-column">
      <style:table-column-properties style:column-width="9.922cm"/>
    </style:style>
    <style:style style:name="Tableau17.1" style:family="table-row">
      <style:table-row-properties style:min-row-height="0.706cm" fo:keep-together="auto"/>
    </style:style>
    <style:style style:name="Tableau17.A1" style:family="table-cell">
      <style:table-cell-properties fo:padding-left="0.199cm" fo:padding-right="0.191cm" fo:padding-top="0cm" fo:padding-bottom="0cm" fo:border="0.5pt solid #00000a"/>
    </style:style>
    <style:style style:name="Tableau17.2" style:family="table-row">
      <style:table-row-properties style:min-row-height="0.697cm" fo:keep-together="auto"/>
    </style:style>
    <style:style style:name="Tableau17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17.3" style:family="table-row">
      <style:table-row-properties style:min-row-height="0.961cm" fo:keep-together="auto"/>
    </style:style>
    <style:style style:name="Tableau17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17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18" style:family="table">
      <style:table-properties style:width="16.611cm" fo:margin-left="0cm" fo:margin-top="0cm" fo:margin-bottom="0cm" table:align="left" style:writing-mode="lr-tb"/>
    </style:style>
    <style:style style:name="Tableau18.A" style:family="table-column">
      <style:table-column-properties style:column-width="6.68cm"/>
    </style:style>
    <style:style style:name="Tableau18.B" style:family="table-column">
      <style:table-column-properties style:column-width="9.931cm"/>
    </style:style>
    <style:style style:name="Tableau18.1" style:family="table-row">
      <style:table-row-properties style:min-row-height="0.706cm" fo:keep-together="auto"/>
    </style:style>
    <style:style style:name="Tableau18.A1" style:family="table-cell">
      <style:table-cell-properties fo:padding-left="0.199cm" fo:padding-right="0.191cm" fo:padding-top="0cm" fo:padding-bottom="0cm" fo:border="0.5pt solid #00000a"/>
    </style:style>
    <style:style style:name="Tableau18.2" style:family="table-row">
      <style:table-row-properties style:min-row-height="0.794cm" fo:keep-together="auto"/>
    </style:style>
    <style:style style:name="Tableau18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18.3" style:family="table-row">
      <style:table-row-properties style:min-row-height="0.961cm" fo:keep-together="auto"/>
    </style:style>
    <style:style style:name="Tableau18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18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19" style:family="table">
      <style:table-properties style:width="16.611cm" fo:margin-left="0cm" fo:margin-top="0cm" fo:margin-bottom="0cm" table:align="left" style:writing-mode="lr-tb"/>
    </style:style>
    <style:style style:name="Tableau19.A" style:family="table-column">
      <style:table-column-properties style:column-width="6.68cm"/>
    </style:style>
    <style:style style:name="Tableau19.B" style:family="table-column">
      <style:table-column-properties style:column-width="9.931cm"/>
    </style:style>
    <style:style style:name="Tableau19.1" style:family="table-row">
      <style:table-row-properties style:min-row-height="0.706cm" fo:keep-together="auto"/>
    </style:style>
    <style:style style:name="Tableau19.A1" style:family="table-cell">
      <style:table-cell-properties fo:padding-left="0.199cm" fo:padding-right="0.191cm" fo:padding-top="0cm" fo:padding-bottom="0cm" fo:border="0.5pt solid #00000a"/>
    </style:style>
    <style:style style:name="Tableau19.2" style:family="table-row">
      <style:table-row-properties style:min-row-height="0.697cm" fo:keep-together="auto"/>
    </style:style>
    <style:style style:name="Tableau19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19.3" style:family="table-row">
      <style:table-row-properties style:min-row-height="1.088cm" fo:keep-together="auto"/>
    </style:style>
    <style:style style:name="Tableau19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19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20" style:family="table">
      <style:table-properties style:width="16.611cm" fo:margin-left="0cm" fo:margin-top="0cm" fo:margin-bottom="0cm" table:align="left" style:writing-mode="lr-tb"/>
    </style:style>
    <style:style style:name="Tableau20.A" style:family="table-column">
      <style:table-column-properties style:column-width="6.689cm"/>
    </style:style>
    <style:style style:name="Tableau20.B" style:family="table-column">
      <style:table-column-properties style:column-width="9.922cm"/>
    </style:style>
    <style:style style:name="Tableau20.1" style:family="table-row">
      <style:table-row-properties style:min-row-height="0.706cm" fo:keep-together="auto"/>
    </style:style>
    <style:style style:name="Tableau20.A1" style:family="table-cell">
      <style:table-cell-properties fo:padding-left="0.199cm" fo:padding-right="0.191cm" fo:padding-top="0cm" fo:padding-bottom="0cm" fo:border="0.5pt solid #00000a"/>
    </style:style>
    <style:style style:name="Tableau20.2" style:family="table-row">
      <style:table-row-properties style:min-row-height="0.697cm" fo:keep-together="auto"/>
    </style:style>
    <style:style style:name="Tableau20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20.3" style:family="table-row">
      <style:table-row-properties style:min-row-height="0.961cm" fo:keep-together="auto"/>
    </style:style>
    <style:style style:name="Tableau20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20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21" style:family="table">
      <style:table-properties style:width="16.611cm" fo:margin-left="0cm" fo:margin-top="0cm" fo:margin-bottom="0cm" table:align="left" style:writing-mode="lr-tb"/>
    </style:style>
    <style:style style:name="Tableau21.A" style:family="table-column">
      <style:table-column-properties style:column-width="6.68cm"/>
    </style:style>
    <style:style style:name="Tableau21.B" style:family="table-column">
      <style:table-column-properties style:column-width="9.931cm"/>
    </style:style>
    <style:style style:name="Tableau21.1" style:family="table-row">
      <style:table-row-properties style:min-row-height="0.706cm" fo:keep-together="auto"/>
    </style:style>
    <style:style style:name="Tableau21.A1" style:family="table-cell">
      <style:table-cell-properties fo:padding-left="0.199cm" fo:padding-right="0.191cm" fo:padding-top="0cm" fo:padding-bottom="0cm" fo:border="0.5pt solid #00000a"/>
    </style:style>
    <style:style style:name="Tableau21.2" style:family="table-row">
      <style:table-row-properties style:min-row-height="0.794cm" fo:keep-together="auto"/>
    </style:style>
    <style:style style:name="Tableau21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21.3" style:family="table-row">
      <style:table-row-properties style:min-row-height="0.961cm" fo:keep-together="auto"/>
    </style:style>
    <style:style style:name="Tableau21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21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22" style:family="table">
      <style:table-properties style:width="16.611cm" fo:margin-left="0cm" fo:margin-top="0cm" fo:margin-bottom="0cm" table:align="left" style:writing-mode="lr-tb"/>
    </style:style>
    <style:style style:name="Tableau22.A" style:family="table-column">
      <style:table-column-properties style:column-width="6.68cm"/>
    </style:style>
    <style:style style:name="Tableau22.B" style:family="table-column">
      <style:table-column-properties style:column-width="9.931cm"/>
    </style:style>
    <style:style style:name="Tableau22.1" style:family="table-row">
      <style:table-row-properties style:min-row-height="0.706cm" fo:keep-together="auto"/>
    </style:style>
    <style:style style:name="Tableau22.A1" style:family="table-cell">
      <style:table-cell-properties fo:padding-left="0.199cm" fo:padding-right="0.191cm" fo:padding-top="0cm" fo:padding-bottom="0cm" fo:border="0.5pt solid #00000a"/>
    </style:style>
    <style:style style:name="Tableau22.2" style:family="table-row">
      <style:table-row-properties style:min-row-height="0.697cm" fo:keep-together="auto"/>
    </style:style>
    <style:style style:name="Tableau22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22.3" style:family="table-row">
      <style:table-row-properties style:min-row-height="1.088cm" fo:keep-together="auto"/>
    </style:style>
    <style:style style:name="Tableau22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22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23" style:family="table">
      <style:table-properties style:width="16.611cm" fo:margin-left="0cm" fo:margin-top="0cm" fo:margin-bottom="0cm" table:align="left" style:writing-mode="lr-tb"/>
    </style:style>
    <style:style style:name="Tableau23.A" style:family="table-column">
      <style:table-column-properties style:column-width="6.689cm"/>
    </style:style>
    <style:style style:name="Tableau23.B" style:family="table-column">
      <style:table-column-properties style:column-width="9.922cm"/>
    </style:style>
    <style:style style:name="Tableau23.1" style:family="table-row">
      <style:table-row-properties style:min-row-height="0.706cm" fo:keep-together="auto"/>
    </style:style>
    <style:style style:name="Tableau23.A1" style:family="table-cell">
      <style:table-cell-properties fo:padding-left="0.199cm" fo:padding-right="0.191cm" fo:padding-top="0cm" fo:padding-bottom="0cm" fo:border="0.5pt solid #00000a"/>
    </style:style>
    <style:style style:name="Tableau23.2" style:family="table-row">
      <style:table-row-properties style:min-row-height="0.697cm" fo:keep-together="auto"/>
    </style:style>
    <style:style style:name="Tableau23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23.3" style:family="table-row">
      <style:table-row-properties style:min-row-height="0.961cm" fo:keep-together="auto"/>
    </style:style>
    <style:style style:name="Tableau23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23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24" style:family="table">
      <style:table-properties style:width="16.611cm" fo:margin-left="0cm" fo:margin-top="0cm" fo:margin-bottom="0cm" table:align="left" style:writing-mode="lr-tb"/>
    </style:style>
    <style:style style:name="Tableau24.A" style:family="table-column">
      <style:table-column-properties style:column-width="6.68cm"/>
    </style:style>
    <style:style style:name="Tableau24.B" style:family="table-column">
      <style:table-column-properties style:column-width="9.931cm"/>
    </style:style>
    <style:style style:name="Tableau24.1" style:family="table-row">
      <style:table-row-properties style:min-row-height="0.706cm" fo:keep-together="auto"/>
    </style:style>
    <style:style style:name="Tableau24.A1" style:family="table-cell">
      <style:table-cell-properties fo:padding-left="0.199cm" fo:padding-right="0.191cm" fo:padding-top="0cm" fo:padding-bottom="0cm" fo:border="0.5pt solid #00000a"/>
    </style:style>
    <style:style style:name="Tableau24.2" style:family="table-row">
      <style:table-row-properties style:min-row-height="0.794cm" fo:keep-together="auto"/>
    </style:style>
    <style:style style:name="Tableau24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24.3" style:family="table-row">
      <style:table-row-properties style:min-row-height="0.961cm" fo:keep-together="auto"/>
    </style:style>
    <style:style style:name="Tableau24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24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25" style:family="table">
      <style:table-properties style:width="16.611cm" fo:margin-left="0cm" fo:margin-top="0cm" fo:margin-bottom="0cm" table:align="left" style:writing-mode="lr-tb"/>
    </style:style>
    <style:style style:name="Tableau25.A" style:family="table-column">
      <style:table-column-properties style:column-width="6.68cm"/>
    </style:style>
    <style:style style:name="Tableau25.B" style:family="table-column">
      <style:table-column-properties style:column-width="9.931cm"/>
    </style:style>
    <style:style style:name="Tableau25.1" style:family="table-row">
      <style:table-row-properties style:min-row-height="0.706cm" fo:keep-together="auto"/>
    </style:style>
    <style:style style:name="Tableau25.A1" style:family="table-cell">
      <style:table-cell-properties fo:padding-left="0.199cm" fo:padding-right="0.191cm" fo:padding-top="0cm" fo:padding-bottom="0cm" fo:border="0.5pt solid #00000a"/>
    </style:style>
    <style:style style:name="Tableau25.2" style:family="table-row">
      <style:table-row-properties style:min-row-height="0.697cm" fo:keep-together="auto"/>
    </style:style>
    <style:style style:name="Tableau25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25.3" style:family="table-row">
      <style:table-row-properties style:min-row-height="1.088cm" fo:keep-together="auto"/>
    </style:style>
    <style:style style:name="Tableau25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25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26" style:family="table">
      <style:table-properties style:width="16.611cm" fo:margin-left="0cm" fo:margin-top="0cm" fo:margin-bottom="0cm" table:align="left" style:writing-mode="lr-tb"/>
    </style:style>
    <style:style style:name="Tableau26.A" style:family="table-column">
      <style:table-column-properties style:column-width="6.689cm"/>
    </style:style>
    <style:style style:name="Tableau26.B" style:family="table-column">
      <style:table-column-properties style:column-width="9.922cm"/>
    </style:style>
    <style:style style:name="Tableau26.1" style:family="table-row">
      <style:table-row-properties style:min-row-height="0.706cm" fo:keep-together="auto"/>
    </style:style>
    <style:style style:name="Tableau26.A1" style:family="table-cell">
      <style:table-cell-properties fo:padding-left="0.199cm" fo:padding-right="0.191cm" fo:padding-top="0cm" fo:padding-bottom="0cm" fo:border="0.5pt solid #00000a"/>
    </style:style>
    <style:style style:name="Tableau26.2" style:family="table-row">
      <style:table-row-properties style:min-row-height="0.697cm" fo:keep-together="auto"/>
    </style:style>
    <style:style style:name="Tableau26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26.3" style:family="table-row">
      <style:table-row-properties style:min-row-height="0.961cm" fo:keep-together="auto"/>
    </style:style>
    <style:style style:name="Tableau26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26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27" style:family="table">
      <style:table-properties style:width="16.611cm" fo:margin-left="0cm" fo:margin-top="0cm" fo:margin-bottom="0cm" table:align="left" style:writing-mode="lr-tb"/>
    </style:style>
    <style:style style:name="Tableau27.A" style:family="table-column">
      <style:table-column-properties style:column-width="6.68cm"/>
    </style:style>
    <style:style style:name="Tableau27.B" style:family="table-column">
      <style:table-column-properties style:column-width="9.931cm"/>
    </style:style>
    <style:style style:name="Tableau27.1" style:family="table-row">
      <style:table-row-properties style:min-row-height="0.706cm" fo:keep-together="auto"/>
    </style:style>
    <style:style style:name="Tableau27.A1" style:family="table-cell">
      <style:table-cell-properties fo:padding-left="0.199cm" fo:padding-right="0.191cm" fo:padding-top="0cm" fo:padding-bottom="0cm" fo:border="0.5pt solid #00000a"/>
    </style:style>
    <style:style style:name="Tableau27.2" style:family="table-row">
      <style:table-row-properties style:min-row-height="0.794cm" fo:keep-together="auto"/>
    </style:style>
    <style:style style:name="Tableau27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27.3" style:family="table-row">
      <style:table-row-properties style:min-row-height="0.961cm" fo:keep-together="auto"/>
    </style:style>
    <style:style style:name="Tableau27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27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28" style:family="table">
      <style:table-properties style:width="16.611cm" fo:margin-left="0cm" fo:margin-top="0cm" fo:margin-bottom="0cm" table:align="left" style:writing-mode="lr-tb"/>
    </style:style>
    <style:style style:name="Tableau28.A" style:family="table-column">
      <style:table-column-properties style:column-width="6.68cm"/>
    </style:style>
    <style:style style:name="Tableau28.B" style:family="table-column">
      <style:table-column-properties style:column-width="9.931cm"/>
    </style:style>
    <style:style style:name="Tableau28.1" style:family="table-row">
      <style:table-row-properties style:min-row-height="0.706cm" fo:keep-together="auto"/>
    </style:style>
    <style:style style:name="Tableau28.A1" style:family="table-cell">
      <style:table-cell-properties fo:padding-left="0.199cm" fo:padding-right="0.191cm" fo:padding-top="0cm" fo:padding-bottom="0cm" fo:border="0.5pt solid #00000a"/>
    </style:style>
    <style:style style:name="Tableau28.2" style:family="table-row">
      <style:table-row-properties style:min-row-height="0.697cm" fo:keep-together="auto"/>
    </style:style>
    <style:style style:name="Tableau28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28.3" style:family="table-row">
      <style:table-row-properties style:min-row-height="1.088cm" fo:keep-together="auto"/>
    </style:style>
    <style:style style:name="Tableau28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28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29" style:family="table">
      <style:table-properties style:width="16.611cm" fo:margin-left="0cm" fo:margin-top="0cm" fo:margin-bottom="0cm" table:align="left" style:writing-mode="lr-tb"/>
    </style:style>
    <style:style style:name="Tableau29.A" style:family="table-column">
      <style:table-column-properties style:column-width="6.689cm"/>
    </style:style>
    <style:style style:name="Tableau29.B" style:family="table-column">
      <style:table-column-properties style:column-width="9.922cm"/>
    </style:style>
    <style:style style:name="Tableau29.1" style:family="table-row">
      <style:table-row-properties style:min-row-height="0.706cm" fo:keep-together="auto"/>
    </style:style>
    <style:style style:name="Tableau29.A1" style:family="table-cell">
      <style:table-cell-properties fo:padding-left="0.199cm" fo:padding-right="0.191cm" fo:padding-top="0cm" fo:padding-bottom="0cm" fo:border="0.5pt solid #00000a"/>
    </style:style>
    <style:style style:name="Tableau29.2" style:family="table-row">
      <style:table-row-properties style:min-row-height="0.697cm" fo:keep-together="auto"/>
    </style:style>
    <style:style style:name="Tableau29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29.3" style:family="table-row">
      <style:table-row-properties style:min-row-height="0.961cm" fo:keep-together="auto"/>
    </style:style>
    <style:style style:name="Tableau29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29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30" style:family="table">
      <style:table-properties style:width="16.611cm" fo:margin-left="0cm" fo:margin-top="0cm" fo:margin-bottom="0cm" table:align="left" style:writing-mode="lr-tb"/>
    </style:style>
    <style:style style:name="Tableau30.A" style:family="table-column">
      <style:table-column-properties style:column-width="6.68cm"/>
    </style:style>
    <style:style style:name="Tableau30.B" style:family="table-column">
      <style:table-column-properties style:column-width="9.931cm"/>
    </style:style>
    <style:style style:name="Tableau30.1" style:family="table-row">
      <style:table-row-properties style:min-row-height="0.706cm" fo:keep-together="auto"/>
    </style:style>
    <style:style style:name="Tableau30.A1" style:family="table-cell">
      <style:table-cell-properties fo:padding-left="0.199cm" fo:padding-right="0.191cm" fo:padding-top="0cm" fo:padding-bottom="0cm" fo:border="0.5pt solid #00000a"/>
    </style:style>
    <style:style style:name="Tableau30.2" style:family="table-row">
      <style:table-row-properties style:min-row-height="0.794cm" fo:keep-together="auto"/>
    </style:style>
    <style:style style:name="Tableau30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30.3" style:family="table-row">
      <style:table-row-properties style:min-row-height="0.961cm" fo:keep-together="auto"/>
    </style:style>
    <style:style style:name="Tableau30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30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31" style:family="table">
      <style:table-properties style:width="16.611cm" fo:margin-left="0cm" fo:margin-top="0cm" fo:margin-bottom="0cm" table:align="left" style:writing-mode="lr-tb"/>
    </style:style>
    <style:style style:name="Tableau31.A" style:family="table-column">
      <style:table-column-properties style:column-width="6.68cm"/>
    </style:style>
    <style:style style:name="Tableau31.B" style:family="table-column">
      <style:table-column-properties style:column-width="9.931cm"/>
    </style:style>
    <style:style style:name="Tableau31.1" style:family="table-row">
      <style:table-row-properties style:min-row-height="0.706cm" fo:keep-together="auto"/>
    </style:style>
    <style:style style:name="Tableau31.A1" style:family="table-cell">
      <style:table-cell-properties fo:padding-left="0.199cm" fo:padding-right="0.191cm" fo:padding-top="0cm" fo:padding-bottom="0cm" fo:border="0.5pt solid #00000a"/>
    </style:style>
    <style:style style:name="Tableau31.2" style:family="table-row">
      <style:table-row-properties style:min-row-height="0.697cm" fo:keep-together="auto"/>
    </style:style>
    <style:style style:name="Tableau31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31.3" style:family="table-row">
      <style:table-row-properties style:min-row-height="1.088cm" fo:keep-together="auto"/>
    </style:style>
    <style:style style:name="Tableau31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31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32" style:family="table">
      <style:table-properties style:width="16.611cm" fo:margin-left="0cm" fo:margin-top="0cm" fo:margin-bottom="0cm" table:align="left" style:writing-mode="lr-tb"/>
    </style:style>
    <style:style style:name="Tableau32.A" style:family="table-column">
      <style:table-column-properties style:column-width="6.689cm"/>
    </style:style>
    <style:style style:name="Tableau32.B" style:family="table-column">
      <style:table-column-properties style:column-width="9.922cm"/>
    </style:style>
    <style:style style:name="Tableau32.1" style:family="table-row">
      <style:table-row-properties style:min-row-height="0.706cm" fo:keep-together="auto"/>
    </style:style>
    <style:style style:name="Tableau32.A1" style:family="table-cell">
      <style:table-cell-properties fo:padding-left="0.199cm" fo:padding-right="0.191cm" fo:padding-top="0cm" fo:padding-bottom="0cm" fo:border="0.5pt solid #00000a"/>
    </style:style>
    <style:style style:name="Tableau32.2" style:family="table-row">
      <style:table-row-properties style:min-row-height="0.697cm" fo:keep-together="auto"/>
    </style:style>
    <style:style style:name="Tableau32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32.3" style:family="table-row">
      <style:table-row-properties style:min-row-height="0.961cm" fo:keep-together="auto"/>
    </style:style>
    <style:style style:name="Tableau32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32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33" style:family="table">
      <style:table-properties style:width="16.611cm" fo:margin-left="0cm" fo:margin-top="0cm" fo:margin-bottom="0cm" table:align="left" style:writing-mode="lr-tb"/>
    </style:style>
    <style:style style:name="Tableau33.A" style:family="table-column">
      <style:table-column-properties style:column-width="6.68cm"/>
    </style:style>
    <style:style style:name="Tableau33.B" style:family="table-column">
      <style:table-column-properties style:column-width="9.931cm"/>
    </style:style>
    <style:style style:name="Tableau33.1" style:family="table-row">
      <style:table-row-properties style:min-row-height="0.706cm" fo:keep-together="auto"/>
    </style:style>
    <style:style style:name="Tableau33.A1" style:family="table-cell">
      <style:table-cell-properties fo:padding-left="0.199cm" fo:padding-right="0.191cm" fo:padding-top="0cm" fo:padding-bottom="0cm" fo:border="0.5pt solid #00000a"/>
    </style:style>
    <style:style style:name="Tableau33.2" style:family="table-row">
      <style:table-row-properties style:min-row-height="0.794cm" fo:keep-together="auto"/>
    </style:style>
    <style:style style:name="Tableau33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33.3" style:family="table-row">
      <style:table-row-properties style:min-row-height="0.961cm" fo:keep-together="auto"/>
    </style:style>
    <style:style style:name="Tableau33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33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34" style:family="table">
      <style:table-properties style:width="16.611cm" fo:margin-left="0cm" fo:margin-top="0cm" fo:margin-bottom="0cm" table:align="left" style:writing-mode="lr-tb"/>
    </style:style>
    <style:style style:name="Tableau34.A" style:family="table-column">
      <style:table-column-properties style:column-width="6.68cm"/>
    </style:style>
    <style:style style:name="Tableau34.B" style:family="table-column">
      <style:table-column-properties style:column-width="9.931cm"/>
    </style:style>
    <style:style style:name="Tableau34.1" style:family="table-row">
      <style:table-row-properties style:min-row-height="0.706cm" fo:keep-together="auto"/>
    </style:style>
    <style:style style:name="Tableau34.A1" style:family="table-cell">
      <style:table-cell-properties fo:padding-left="0.199cm" fo:padding-right="0.191cm" fo:padding-top="0cm" fo:padding-bottom="0cm" fo:border="0.5pt solid #00000a"/>
    </style:style>
    <style:style style:name="Tableau34.2" style:family="table-row">
      <style:table-row-properties style:min-row-height="0.697cm" fo:keep-together="auto"/>
    </style:style>
    <style:style style:name="Tableau34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34.3" style:family="table-row">
      <style:table-row-properties style:min-row-height="1.088cm" fo:keep-together="auto"/>
    </style:style>
    <style:style style:name="Tableau34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34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35" style:family="table">
      <style:table-properties style:width="16.611cm" fo:margin-left="0cm" fo:margin-top="0cm" fo:margin-bottom="0cm" table:align="left" style:writing-mode="lr-tb"/>
    </style:style>
    <style:style style:name="Tableau35.A" style:family="table-column">
      <style:table-column-properties style:column-width="4.586cm"/>
    </style:style>
    <style:style style:name="Tableau35.B" style:family="table-column">
      <style:table-column-properties style:column-width="7.818cm"/>
    </style:style>
    <style:style style:name="Tableau35.C" style:family="table-column">
      <style:table-column-properties style:column-width="4.207cm"/>
    </style:style>
    <style:style style:name="Tableau35.1" style:family="table-row">
      <style:table-row-properties style:min-row-height="0.706cm" fo:keep-together="auto"/>
    </style:style>
    <style:style style:name="Tableau35.A1" style:family="table-cell">
      <style:table-cell-properties fo:padding-left="0.199cm" fo:padding-right="0.191cm" fo:padding-top="0cm" fo:padding-bottom="0cm" fo:border="0.5pt solid #00000a"/>
    </style:style>
    <style:style style:name="Tableau35.2" style:family="table-row">
      <style:table-row-properties style:min-row-height="0.697cm" fo:keep-together="auto"/>
    </style:style>
    <style:style style:name="Tableau35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35.3" style:family="table-row">
      <style:table-row-properties style:min-row-height="0.961cm" fo:keep-together="auto"/>
    </style:style>
    <style:style style:name="Tableau35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35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36" style:family="table">
      <style:table-properties style:width="16.611cm" fo:margin-left="0cm" fo:margin-top="0cm" fo:margin-bottom="0cm" table:align="left" style:writing-mode="lr-tb"/>
    </style:style>
    <style:style style:name="Tableau36.A" style:family="table-column">
      <style:table-column-properties style:column-width="4.586cm"/>
    </style:style>
    <style:style style:name="Tableau36.B" style:family="table-column">
      <style:table-column-properties style:column-width="7.835cm"/>
    </style:style>
    <style:style style:name="Tableau36.C" style:family="table-column">
      <style:table-column-properties style:column-width="4.189cm"/>
    </style:style>
    <style:style style:name="Tableau36.1" style:family="table-row">
      <style:table-row-properties style:min-row-height="0.706cm" fo:keep-together="auto"/>
    </style:style>
    <style:style style:name="Tableau36.A1" style:family="table-cell">
      <style:table-cell-properties fo:padding-left="0.199cm" fo:padding-right="0.191cm" fo:padding-top="0cm" fo:padding-bottom="0cm" fo:border="0.5pt solid #00000a"/>
    </style:style>
    <style:style style:name="Tableau36.2" style:family="table-row">
      <style:table-row-properties style:min-row-height="0.794cm" fo:keep-together="auto"/>
    </style:style>
    <style:style style:name="Tableau36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36.3" style:family="table-row">
      <style:table-row-properties style:min-row-height="0.961cm" fo:keep-together="auto"/>
    </style:style>
    <style:style style:name="Tableau36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36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37" style:family="table">
      <style:table-properties style:width="16.611cm" fo:margin-left="0cm" fo:margin-top="0cm" fo:margin-bottom="0cm" table:align="left" style:writing-mode="lr-tb"/>
    </style:style>
    <style:style style:name="Tableau37.A" style:family="table-column">
      <style:table-column-properties style:column-width="4.586cm"/>
    </style:style>
    <style:style style:name="Tableau37.B" style:family="table-column">
      <style:table-column-properties style:column-width="7.835cm"/>
    </style:style>
    <style:style style:name="Tableau37.C" style:family="table-column">
      <style:table-column-properties style:column-width="4.189cm"/>
    </style:style>
    <style:style style:name="Tableau37.1" style:family="table-row">
      <style:table-row-properties style:min-row-height="0.706cm" fo:keep-together="auto"/>
    </style:style>
    <style:style style:name="Tableau37.A1" style:family="table-cell">
      <style:table-cell-properties fo:padding-left="0.199cm" fo:padding-right="0.191cm" fo:padding-top="0cm" fo:padding-bottom="0cm" fo:border="0.5pt solid #00000a"/>
    </style:style>
    <style:style style:name="Tableau37.2" style:family="table-row">
      <style:table-row-properties style:min-row-height="0.697cm" fo:keep-together="auto"/>
    </style:style>
    <style:style style:name="Tableau37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37.3" style:family="table-row">
      <style:table-row-properties style:min-row-height="1.088cm" fo:keep-together="auto"/>
    </style:style>
    <style:style style:name="Tableau37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37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38" style:family="table">
      <style:table-properties style:width="16.611cm" fo:margin-left="0cm" fo:margin-top="0cm" fo:margin-bottom="0cm" table:align="left" style:writing-mode="lr-tb"/>
    </style:style>
    <style:style style:name="Tableau38.A" style:family="table-column">
      <style:table-column-properties style:column-width="6.689cm"/>
    </style:style>
    <style:style style:name="Tableau38.B" style:family="table-column">
      <style:table-column-properties style:column-width="9.922cm"/>
    </style:style>
    <style:style style:name="Tableau38.1" style:family="table-row">
      <style:table-row-properties style:min-row-height="0.706cm" fo:keep-together="auto"/>
    </style:style>
    <style:style style:name="Tableau38.A1" style:family="table-cell">
      <style:table-cell-properties fo:padding-left="0.199cm" fo:padding-right="0.191cm" fo:padding-top="0cm" fo:padding-bottom="0cm" fo:border="0.5pt solid #00000a"/>
    </style:style>
    <style:style style:name="Tableau38.2" style:family="table-row">
      <style:table-row-properties style:min-row-height="0.697cm" fo:keep-together="auto"/>
    </style:style>
    <style:style style:name="Tableau38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38.3" style:family="table-row">
      <style:table-row-properties style:min-row-height="0.961cm" fo:keep-together="auto"/>
    </style:style>
    <style:style style:name="Tableau38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38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39" style:family="table">
      <style:table-properties style:width="16.611cm" fo:margin-left="0cm" fo:margin-top="0cm" fo:margin-bottom="0cm" table:align="left" style:writing-mode="lr-tb"/>
    </style:style>
    <style:style style:name="Tableau39.A" style:family="table-column">
      <style:table-column-properties style:column-width="6.68cm"/>
    </style:style>
    <style:style style:name="Tableau39.B" style:family="table-column">
      <style:table-column-properties style:column-width="9.931cm"/>
    </style:style>
    <style:style style:name="Tableau39.1" style:family="table-row">
      <style:table-row-properties style:min-row-height="0.706cm" fo:keep-together="auto"/>
    </style:style>
    <style:style style:name="Tableau39.A1" style:family="table-cell">
      <style:table-cell-properties fo:padding-left="0.199cm" fo:padding-right="0.191cm" fo:padding-top="0cm" fo:padding-bottom="0cm" fo:border="0.5pt solid #00000a"/>
    </style:style>
    <style:style style:name="Tableau39.2" style:family="table-row">
      <style:table-row-properties style:min-row-height="0.794cm" fo:keep-together="auto"/>
    </style:style>
    <style:style style:name="Tableau39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39.3" style:family="table-row">
      <style:table-row-properties style:min-row-height="0.961cm" fo:keep-together="auto"/>
    </style:style>
    <style:style style:name="Tableau39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39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40" style:family="table">
      <style:table-properties style:width="16.611cm" fo:margin-left="0cm" fo:margin-top="0cm" fo:margin-bottom="0cm" table:align="left" style:writing-mode="lr-tb"/>
    </style:style>
    <style:style style:name="Tableau40.A" style:family="table-column">
      <style:table-column-properties style:column-width="6.68cm"/>
    </style:style>
    <style:style style:name="Tableau40.B" style:family="table-column">
      <style:table-column-properties style:column-width="9.931cm"/>
    </style:style>
    <style:style style:name="Tableau40.1" style:family="table-row">
      <style:table-row-properties style:min-row-height="0.706cm" fo:keep-together="auto"/>
    </style:style>
    <style:style style:name="Tableau40.A1" style:family="table-cell">
      <style:table-cell-properties fo:padding-left="0.199cm" fo:padding-right="0.191cm" fo:padding-top="0cm" fo:padding-bottom="0cm" fo:border="0.5pt solid #00000a"/>
    </style:style>
    <style:style style:name="Tableau40.2" style:family="table-row">
      <style:table-row-properties style:min-row-height="0.697cm" fo:keep-together="auto"/>
    </style:style>
    <style:style style:name="Tableau40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40.3" style:family="table-row">
      <style:table-row-properties style:min-row-height="1.088cm" fo:keep-together="auto"/>
    </style:style>
    <style:style style:name="Tableau40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40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41" style:family="table">
      <style:table-properties style:width="16.611cm" fo:margin-left="0cm" fo:margin-top="0cm" fo:margin-bottom="0cm" table:align="left" style:writing-mode="lr-tb"/>
    </style:style>
    <style:style style:name="Tableau41.A" style:family="table-column">
      <style:table-column-properties style:column-width="6.689cm"/>
    </style:style>
    <style:style style:name="Tableau41.B" style:family="table-column">
      <style:table-column-properties style:column-width="9.922cm"/>
    </style:style>
    <style:style style:name="Tableau41.1" style:family="table-row">
      <style:table-row-properties style:min-row-height="0.706cm" fo:keep-together="auto"/>
    </style:style>
    <style:style style:name="Tableau41.A1" style:family="table-cell">
      <style:table-cell-properties fo:padding-left="0.199cm" fo:padding-right="0.191cm" fo:padding-top="0cm" fo:padding-bottom="0cm" fo:border="0.5pt solid #00000a"/>
    </style:style>
    <style:style style:name="Tableau41.2" style:family="table-row">
      <style:table-row-properties style:min-row-height="0.697cm" fo:keep-together="auto"/>
    </style:style>
    <style:style style:name="Tableau41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41.3" style:family="table-row">
      <style:table-row-properties style:min-row-height="0.961cm" fo:keep-together="auto"/>
    </style:style>
    <style:style style:name="Tableau41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41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42" style:family="table">
      <style:table-properties style:width="16.611cm" fo:margin-left="0cm" fo:margin-top="0cm" fo:margin-bottom="0cm" table:align="left" style:writing-mode="lr-tb"/>
    </style:style>
    <style:style style:name="Tableau42.A" style:family="table-column">
      <style:table-column-properties style:column-width="6.68cm"/>
    </style:style>
    <style:style style:name="Tableau42.B" style:family="table-column">
      <style:table-column-properties style:column-width="9.931cm"/>
    </style:style>
    <style:style style:name="Tableau42.1" style:family="table-row">
      <style:table-row-properties style:min-row-height="0.706cm" fo:keep-together="auto"/>
    </style:style>
    <style:style style:name="Tableau42.A1" style:family="table-cell">
      <style:table-cell-properties fo:padding-left="0.199cm" fo:padding-right="0.191cm" fo:padding-top="0cm" fo:padding-bottom="0cm" fo:border="0.5pt solid #00000a"/>
    </style:style>
    <style:style style:name="Tableau42.2" style:family="table-row">
      <style:table-row-properties style:min-row-height="0.794cm" fo:keep-together="auto"/>
    </style:style>
    <style:style style:name="Tableau42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42.3" style:family="table-row">
      <style:table-row-properties style:min-row-height="0.961cm" fo:keep-together="auto"/>
    </style:style>
    <style:style style:name="Tableau42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42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43" style:family="table">
      <style:table-properties style:width="16.611cm" fo:margin-left="0cm" fo:margin-top="0cm" fo:margin-bottom="0cm" table:align="left" style:writing-mode="lr-tb"/>
    </style:style>
    <style:style style:name="Tableau43.A" style:family="table-column">
      <style:table-column-properties style:column-width="6.68cm"/>
    </style:style>
    <style:style style:name="Tableau43.B" style:family="table-column">
      <style:table-column-properties style:column-width="9.931cm"/>
    </style:style>
    <style:style style:name="Tableau43.1" style:family="table-row">
      <style:table-row-properties style:min-row-height="0.706cm" fo:keep-together="auto"/>
    </style:style>
    <style:style style:name="Tableau43.A1" style:family="table-cell">
      <style:table-cell-properties fo:padding-left="0.199cm" fo:padding-right="0.191cm" fo:padding-top="0cm" fo:padding-bottom="0cm" fo:border="0.5pt solid #00000a"/>
    </style:style>
    <style:style style:name="Tableau43.2" style:family="table-row">
      <style:table-row-properties style:min-row-height="0.697cm" fo:keep-together="auto"/>
    </style:style>
    <style:style style:name="Tableau43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43.3" style:family="table-row">
      <style:table-row-properties style:min-row-height="1.088cm" fo:keep-together="auto"/>
    </style:style>
    <style:style style:name="Tableau43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43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44" style:family="table">
      <style:table-properties style:width="16.611cm" fo:margin-left="0cm" fo:margin-top="0cm" fo:margin-bottom="0cm" table:align="left" style:writing-mode="lr-tb"/>
    </style:style>
    <style:style style:name="Tableau44.A" style:family="table-column">
      <style:table-column-properties style:column-width="6.689cm"/>
    </style:style>
    <style:style style:name="Tableau44.B" style:family="table-column">
      <style:table-column-properties style:column-width="9.922cm"/>
    </style:style>
    <style:style style:name="Tableau44.1" style:family="table-row">
      <style:table-row-properties style:min-row-height="0.706cm" fo:keep-together="auto"/>
    </style:style>
    <style:style style:name="Tableau44.A1" style:family="table-cell">
      <style:table-cell-properties fo:padding-left="0.199cm" fo:padding-right="0.191cm" fo:padding-top="0cm" fo:padding-bottom="0cm" fo:border="0.5pt solid #00000a"/>
    </style:style>
    <style:style style:name="Tableau44.2" style:family="table-row">
      <style:table-row-properties style:min-row-height="0.697cm" fo:keep-together="auto"/>
    </style:style>
    <style:style style:name="Tableau44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44.3" style:family="table-row">
      <style:table-row-properties style:min-row-height="0.961cm" fo:keep-together="auto"/>
    </style:style>
    <style:style style:name="Tableau44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44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45" style:family="table">
      <style:table-properties style:width="16.611cm" fo:margin-left="0cm" fo:margin-top="0cm" fo:margin-bottom="0cm" table:align="left" style:writing-mode="lr-tb"/>
    </style:style>
    <style:style style:name="Tableau45.A" style:family="table-column">
      <style:table-column-properties style:column-width="6.68cm"/>
    </style:style>
    <style:style style:name="Tableau45.B" style:family="table-column">
      <style:table-column-properties style:column-width="9.931cm"/>
    </style:style>
    <style:style style:name="Tableau45.1" style:family="table-row">
      <style:table-row-properties style:min-row-height="0.706cm" fo:keep-together="auto"/>
    </style:style>
    <style:style style:name="Tableau45.A1" style:family="table-cell">
      <style:table-cell-properties fo:padding-left="0.199cm" fo:padding-right="0.191cm" fo:padding-top="0cm" fo:padding-bottom="0cm" fo:border="0.5pt solid #00000a"/>
    </style:style>
    <style:style style:name="Tableau45.2" style:family="table-row">
      <style:table-row-properties style:min-row-height="0.794cm" fo:keep-together="auto"/>
    </style:style>
    <style:style style:name="Tableau45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45.3" style:family="table-row">
      <style:table-row-properties style:min-row-height="0.961cm" fo:keep-together="auto"/>
    </style:style>
    <style:style style:name="Tableau45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45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46" style:family="table">
      <style:table-properties style:width="16.611cm" fo:margin-left="0cm" fo:margin-top="0cm" fo:margin-bottom="0cm" table:align="left" style:writing-mode="lr-tb"/>
    </style:style>
    <style:style style:name="Tableau46.A" style:family="table-column">
      <style:table-column-properties style:column-width="6.68cm"/>
    </style:style>
    <style:style style:name="Tableau46.B" style:family="table-column">
      <style:table-column-properties style:column-width="9.931cm"/>
    </style:style>
    <style:style style:name="Tableau46.1" style:family="table-row">
      <style:table-row-properties style:min-row-height="0.706cm" fo:keep-together="auto"/>
    </style:style>
    <style:style style:name="Tableau46.A1" style:family="table-cell">
      <style:table-cell-properties fo:padding-left="0.199cm" fo:padding-right="0.191cm" fo:padding-top="0cm" fo:padding-bottom="0cm" fo:border="0.5pt solid #00000a"/>
    </style:style>
    <style:style style:name="Tableau46.2" style:family="table-row">
      <style:table-row-properties style:min-row-height="0.697cm" fo:keep-together="auto"/>
    </style:style>
    <style:style style:name="Tableau46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46.3" style:family="table-row">
      <style:table-row-properties style:min-row-height="1.088cm" fo:keep-together="auto"/>
    </style:style>
    <style:style style:name="Tableau46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46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47" style:family="table">
      <style:table-properties style:width="16.611cm" fo:margin-left="0cm" fo:margin-top="0cm" fo:margin-bottom="0cm" table:align="left" style:writing-mode="lr-tb"/>
    </style:style>
    <style:style style:name="Tableau47.A" style:family="table-column">
      <style:table-column-properties style:column-width="6.689cm"/>
    </style:style>
    <style:style style:name="Tableau47.B" style:family="table-column">
      <style:table-column-properties style:column-width="9.922cm"/>
    </style:style>
    <style:style style:name="Tableau47.1" style:family="table-row">
      <style:table-row-properties style:min-row-height="0.706cm" fo:keep-together="auto"/>
    </style:style>
    <style:style style:name="Tableau47.A1" style:family="table-cell">
      <style:table-cell-properties fo:padding-left="0.199cm" fo:padding-right="0.191cm" fo:padding-top="0cm" fo:padding-bottom="0cm" fo:border="0.5pt solid #00000a"/>
    </style:style>
    <style:style style:name="Tableau47.2" style:family="table-row">
      <style:table-row-properties style:min-row-height="0.697cm" fo:keep-together="auto"/>
    </style:style>
    <style:style style:name="Tableau47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47.3" style:family="table-row">
      <style:table-row-properties style:min-row-height="0.961cm" fo:keep-together="auto"/>
    </style:style>
    <style:style style:name="Tableau47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47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48" style:family="table">
      <style:table-properties style:width="16.611cm" fo:margin-left="0cm" fo:margin-top="0cm" fo:margin-bottom="0cm" table:align="left" style:writing-mode="lr-tb"/>
    </style:style>
    <style:style style:name="Tableau48.A" style:family="table-column">
      <style:table-column-properties style:column-width="6.68cm"/>
    </style:style>
    <style:style style:name="Tableau48.B" style:family="table-column">
      <style:table-column-properties style:column-width="9.931cm"/>
    </style:style>
    <style:style style:name="Tableau48.1" style:family="table-row">
      <style:table-row-properties style:min-row-height="0.706cm" fo:keep-together="auto"/>
    </style:style>
    <style:style style:name="Tableau48.A1" style:family="table-cell">
      <style:table-cell-properties fo:padding-left="0.199cm" fo:padding-right="0.191cm" fo:padding-top="0cm" fo:padding-bottom="0cm" fo:border="0.5pt solid #00000a"/>
    </style:style>
    <style:style style:name="Tableau48.2" style:family="table-row">
      <style:table-row-properties style:min-row-height="0.794cm" fo:keep-together="auto"/>
    </style:style>
    <style:style style:name="Tableau48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48.3" style:family="table-row">
      <style:table-row-properties style:min-row-height="0.961cm" fo:keep-together="auto"/>
    </style:style>
    <style:style style:name="Tableau48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48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49" style:family="table">
      <style:table-properties style:width="16.611cm" fo:margin-left="0cm" fo:margin-top="0cm" fo:margin-bottom="0cm" table:align="left" style:writing-mode="lr-tb"/>
    </style:style>
    <style:style style:name="Tableau49.A" style:family="table-column">
      <style:table-column-properties style:column-width="6.68cm"/>
    </style:style>
    <style:style style:name="Tableau49.B" style:family="table-column">
      <style:table-column-properties style:column-width="9.931cm"/>
    </style:style>
    <style:style style:name="Tableau49.1" style:family="table-row">
      <style:table-row-properties style:min-row-height="0.706cm" fo:keep-together="auto"/>
    </style:style>
    <style:style style:name="Tableau49.A1" style:family="table-cell">
      <style:table-cell-properties fo:padding-left="0.199cm" fo:padding-right="0.191cm" fo:padding-top="0cm" fo:padding-bottom="0cm" fo:border="0.5pt solid #00000a"/>
    </style:style>
    <style:style style:name="Tableau49.2" style:family="table-row">
      <style:table-row-properties style:min-row-height="0.697cm" fo:keep-together="auto"/>
    </style:style>
    <style:style style:name="Tableau49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49.3" style:family="table-row">
      <style:table-row-properties style:min-row-height="1.088cm" fo:keep-together="auto"/>
    </style:style>
    <style:style style:name="Tableau49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49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50" style:family="table">
      <style:table-properties style:width="16.611cm" fo:margin-left="0cm" fo:margin-top="0cm" fo:margin-bottom="0cm" table:align="left" style:writing-mode="lr-tb"/>
    </style:style>
    <style:style style:name="Tableau50.A" style:family="table-column">
      <style:table-column-properties style:column-width="6.689cm"/>
    </style:style>
    <style:style style:name="Tableau50.B" style:family="table-column">
      <style:table-column-properties style:column-width="9.922cm"/>
    </style:style>
    <style:style style:name="Tableau50.1" style:family="table-row">
      <style:table-row-properties style:min-row-height="0.706cm" fo:keep-together="auto"/>
    </style:style>
    <style:style style:name="Tableau50.A1" style:family="table-cell">
      <style:table-cell-properties fo:padding-left="0.199cm" fo:padding-right="0.191cm" fo:padding-top="0cm" fo:padding-bottom="0cm" fo:border="0.5pt solid #00000a"/>
    </style:style>
    <style:style style:name="Tableau50.2" style:family="table-row">
      <style:table-row-properties style:min-row-height="0.697cm" fo:keep-together="auto"/>
    </style:style>
    <style:style style:name="Tableau50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50.3" style:family="table-row">
      <style:table-row-properties style:min-row-height="0.961cm" fo:keep-together="auto"/>
    </style:style>
    <style:style style:name="Tableau50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50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51" style:family="table">
      <style:table-properties style:width="16.611cm" fo:margin-left="0cm" fo:margin-top="0cm" fo:margin-bottom="0cm" table:align="left" style:writing-mode="lr-tb"/>
    </style:style>
    <style:style style:name="Tableau51.A" style:family="table-column">
      <style:table-column-properties style:column-width="6.68cm"/>
    </style:style>
    <style:style style:name="Tableau51.B" style:family="table-column">
      <style:table-column-properties style:column-width="9.931cm"/>
    </style:style>
    <style:style style:name="Tableau51.1" style:family="table-row">
      <style:table-row-properties style:min-row-height="0.706cm" fo:keep-together="auto"/>
    </style:style>
    <style:style style:name="Tableau51.A1" style:family="table-cell">
      <style:table-cell-properties fo:padding-left="0.199cm" fo:padding-right="0.191cm" fo:padding-top="0cm" fo:padding-bottom="0cm" fo:border="0.5pt solid #00000a"/>
    </style:style>
    <style:style style:name="Tableau51.2" style:family="table-row">
      <style:table-row-properties style:min-row-height="0.794cm" fo:keep-together="auto"/>
    </style:style>
    <style:style style:name="Tableau51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51.3" style:family="table-row">
      <style:table-row-properties style:min-row-height="0.961cm" fo:keep-together="auto"/>
    </style:style>
    <style:style style:name="Tableau51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51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52" style:family="table">
      <style:table-properties style:width="16.611cm" fo:margin-left="0cm" fo:margin-top="0cm" fo:margin-bottom="0cm" table:align="left" style:writing-mode="lr-tb"/>
    </style:style>
    <style:style style:name="Tableau52.A" style:family="table-column">
      <style:table-column-properties style:column-width="6.68cm"/>
    </style:style>
    <style:style style:name="Tableau52.B" style:family="table-column">
      <style:table-column-properties style:column-width="9.931cm"/>
    </style:style>
    <style:style style:name="Tableau52.1" style:family="table-row">
      <style:table-row-properties style:min-row-height="0.706cm" fo:keep-together="auto"/>
    </style:style>
    <style:style style:name="Tableau52.A1" style:family="table-cell">
      <style:table-cell-properties fo:padding-left="0.199cm" fo:padding-right="0.191cm" fo:padding-top="0cm" fo:padding-bottom="0cm" fo:border="0.5pt solid #00000a"/>
    </style:style>
    <style:style style:name="Tableau52.2" style:family="table-row">
      <style:table-row-properties style:min-row-height="0.697cm" fo:keep-together="auto"/>
    </style:style>
    <style:style style:name="Tableau52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52.3" style:family="table-row">
      <style:table-row-properties style:min-row-height="1.088cm" fo:keep-together="auto"/>
    </style:style>
    <style:style style:name="Tableau52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52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53" style:family="table">
      <style:table-properties style:width="16.611cm" fo:margin-left="0cm" fo:margin-top="0cm" fo:margin-bottom="0cm" table:align="left" style:writing-mode="lr-tb"/>
    </style:style>
    <style:style style:name="Tableau53.A" style:family="table-column">
      <style:table-column-properties style:column-width="6.689cm"/>
    </style:style>
    <style:style style:name="Tableau53.B" style:family="table-column">
      <style:table-column-properties style:column-width="9.922cm"/>
    </style:style>
    <style:style style:name="Tableau53.1" style:family="table-row">
      <style:table-row-properties style:min-row-height="0.706cm" fo:keep-together="auto"/>
    </style:style>
    <style:style style:name="Tableau53.A1" style:family="table-cell">
      <style:table-cell-properties fo:padding-left="0.199cm" fo:padding-right="0.191cm" fo:padding-top="0cm" fo:padding-bottom="0cm" fo:border="0.5pt solid #00000a"/>
    </style:style>
    <style:style style:name="Tableau53.2" style:family="table-row">
      <style:table-row-properties style:min-row-height="0.697cm" fo:keep-together="auto"/>
    </style:style>
    <style:style style:name="Tableau53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53.3" style:family="table-row">
      <style:table-row-properties style:min-row-height="0.961cm" fo:keep-together="auto"/>
    </style:style>
    <style:style style:name="Tableau53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53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54" style:family="table">
      <style:table-properties style:width="16.611cm" fo:margin-left="0cm" fo:margin-top="0cm" fo:margin-bottom="0cm" table:align="left" style:writing-mode="lr-tb"/>
    </style:style>
    <style:style style:name="Tableau54.A" style:family="table-column">
      <style:table-column-properties style:column-width="6.68cm"/>
    </style:style>
    <style:style style:name="Tableau54.B" style:family="table-column">
      <style:table-column-properties style:column-width="9.931cm"/>
    </style:style>
    <style:style style:name="Tableau54.1" style:family="table-row">
      <style:table-row-properties style:min-row-height="0.706cm" fo:keep-together="auto"/>
    </style:style>
    <style:style style:name="Tableau54.A1" style:family="table-cell">
      <style:table-cell-properties fo:padding-left="0.199cm" fo:padding-right="0.191cm" fo:padding-top="0cm" fo:padding-bottom="0cm" fo:border="0.5pt solid #00000a"/>
    </style:style>
    <style:style style:name="Tableau54.2" style:family="table-row">
      <style:table-row-properties style:min-row-height="0.794cm" fo:keep-together="auto"/>
    </style:style>
    <style:style style:name="Tableau54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54.3" style:family="table-row">
      <style:table-row-properties style:min-row-height="0.961cm" fo:keep-together="auto"/>
    </style:style>
    <style:style style:name="Tableau54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54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55" style:family="table">
      <style:table-properties style:width="16.611cm" fo:margin-left="0cm" fo:margin-top="0cm" fo:margin-bottom="0cm" table:align="left" style:writing-mode="lr-tb"/>
    </style:style>
    <style:style style:name="Tableau55.A" style:family="table-column">
      <style:table-column-properties style:column-width="6.68cm"/>
    </style:style>
    <style:style style:name="Tableau55.B" style:family="table-column">
      <style:table-column-properties style:column-width="9.931cm"/>
    </style:style>
    <style:style style:name="Tableau55.1" style:family="table-row">
      <style:table-row-properties style:min-row-height="0.706cm" fo:keep-together="auto"/>
    </style:style>
    <style:style style:name="Tableau55.A1" style:family="table-cell">
      <style:table-cell-properties fo:padding-left="0.199cm" fo:padding-right="0.191cm" fo:padding-top="0cm" fo:padding-bottom="0cm" fo:border="0.5pt solid #00000a"/>
    </style:style>
    <style:style style:name="Tableau55.2" style:family="table-row">
      <style:table-row-properties style:min-row-height="0.697cm" fo:keep-together="auto"/>
    </style:style>
    <style:style style:name="Tableau55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55.3" style:family="table-row">
      <style:table-row-properties style:min-row-height="1.088cm" fo:keep-together="auto"/>
    </style:style>
    <style:style style:name="Tableau55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55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56" style:family="table">
      <style:table-properties style:width="16.611cm" fo:margin-left="0cm" fo:margin-top="0cm" fo:margin-bottom="0cm" table:align="left" style:writing-mode="lr-tb"/>
    </style:style>
    <style:style style:name="Tableau56.A" style:family="table-column">
      <style:table-column-properties style:column-width="6.689cm"/>
    </style:style>
    <style:style style:name="Tableau56.B" style:family="table-column">
      <style:table-column-properties style:column-width="9.922cm"/>
    </style:style>
    <style:style style:name="Tableau56.1" style:family="table-row">
      <style:table-row-properties style:min-row-height="0.706cm" fo:keep-together="auto"/>
    </style:style>
    <style:style style:name="Tableau56.A1" style:family="table-cell">
      <style:table-cell-properties fo:padding-left="0.199cm" fo:padding-right="0.191cm" fo:padding-top="0cm" fo:padding-bottom="0cm" fo:border="0.5pt solid #00000a"/>
    </style:style>
    <style:style style:name="Tableau56.2" style:family="table-row">
      <style:table-row-properties style:min-row-height="0.697cm" fo:keep-together="auto"/>
    </style:style>
    <style:style style:name="Tableau56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56.3" style:family="table-row">
      <style:table-row-properties style:min-row-height="0.961cm" fo:keep-together="auto"/>
    </style:style>
    <style:style style:name="Tableau56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56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57" style:family="table">
      <style:table-properties style:width="16.611cm" fo:margin-left="0cm" fo:margin-top="0cm" fo:margin-bottom="0cm" table:align="left" style:writing-mode="lr-tb"/>
    </style:style>
    <style:style style:name="Tableau57.A" style:family="table-column">
      <style:table-column-properties style:column-width="6.68cm"/>
    </style:style>
    <style:style style:name="Tableau57.B" style:family="table-column">
      <style:table-column-properties style:column-width="9.931cm"/>
    </style:style>
    <style:style style:name="Tableau57.1" style:family="table-row">
      <style:table-row-properties style:min-row-height="0.706cm" fo:keep-together="auto"/>
    </style:style>
    <style:style style:name="Tableau57.A1" style:family="table-cell">
      <style:table-cell-properties fo:padding-left="0.199cm" fo:padding-right="0.191cm" fo:padding-top="0cm" fo:padding-bottom="0cm" fo:border="0.5pt solid #00000a"/>
    </style:style>
    <style:style style:name="Tableau57.2" style:family="table-row">
      <style:table-row-properties style:min-row-height="0.794cm" fo:keep-together="auto"/>
    </style:style>
    <style:style style:name="Tableau57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57.3" style:family="table-row">
      <style:table-row-properties style:min-row-height="0.961cm" fo:keep-together="auto"/>
    </style:style>
    <style:style style:name="Tableau57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57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58" style:family="table">
      <style:table-properties style:width="16.611cm" fo:margin-left="0cm" fo:margin-top="0cm" fo:margin-bottom="0cm" table:align="left" style:writing-mode="lr-tb"/>
    </style:style>
    <style:style style:name="Tableau58.A" style:family="table-column">
      <style:table-column-properties style:column-width="6.68cm"/>
    </style:style>
    <style:style style:name="Tableau58.B" style:family="table-column">
      <style:table-column-properties style:column-width="9.931cm"/>
    </style:style>
    <style:style style:name="Tableau58.1" style:family="table-row">
      <style:table-row-properties style:min-row-height="0.706cm" fo:keep-together="auto"/>
    </style:style>
    <style:style style:name="Tableau58.A1" style:family="table-cell">
      <style:table-cell-properties fo:padding-left="0.199cm" fo:padding-right="0.191cm" fo:padding-top="0cm" fo:padding-bottom="0cm" fo:border="0.5pt solid #00000a"/>
    </style:style>
    <style:style style:name="Tableau58.2" style:family="table-row">
      <style:table-row-properties style:min-row-height="0.697cm" fo:keep-together="auto"/>
    </style:style>
    <style:style style:name="Tableau58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58.3" style:family="table-row">
      <style:table-row-properties style:min-row-height="1.088cm" fo:keep-together="auto"/>
    </style:style>
    <style:style style:name="Tableau58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58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59" style:family="table">
      <style:table-properties style:width="16.611cm" fo:margin-left="0cm" fo:margin-top="0cm" fo:margin-bottom="0cm" table:align="left" style:writing-mode="lr-tb"/>
    </style:style>
    <style:style style:name="Tableau59.A" style:family="table-column">
      <style:table-column-properties style:column-width="6.689cm"/>
    </style:style>
    <style:style style:name="Tableau59.B" style:family="table-column">
      <style:table-column-properties style:column-width="9.922cm"/>
    </style:style>
    <style:style style:name="Tableau59.1" style:family="table-row">
      <style:table-row-properties style:min-row-height="0.706cm" fo:keep-together="auto"/>
    </style:style>
    <style:style style:name="Tableau59.A1" style:family="table-cell">
      <style:table-cell-properties fo:padding-left="0.199cm" fo:padding-right="0.191cm" fo:padding-top="0cm" fo:padding-bottom="0cm" fo:border="0.5pt solid #00000a"/>
    </style:style>
    <style:style style:name="Tableau59.2" style:family="table-row">
      <style:table-row-properties style:min-row-height="0.697cm" fo:keep-together="auto"/>
    </style:style>
    <style:style style:name="Tableau59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59.3" style:family="table-row">
      <style:table-row-properties style:min-row-height="0.961cm" fo:keep-together="auto"/>
    </style:style>
    <style:style style:name="Tableau59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59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60" style:family="table">
      <style:table-properties style:width="16.611cm" fo:margin-left="0cm" fo:margin-top="0cm" fo:margin-bottom="0cm" table:align="left" style:writing-mode="lr-tb"/>
    </style:style>
    <style:style style:name="Tableau60.A" style:family="table-column">
      <style:table-column-properties style:column-width="6.68cm"/>
    </style:style>
    <style:style style:name="Tableau60.B" style:family="table-column">
      <style:table-column-properties style:column-width="9.931cm"/>
    </style:style>
    <style:style style:name="Tableau60.1" style:family="table-row">
      <style:table-row-properties style:min-row-height="0.706cm" fo:keep-together="auto"/>
    </style:style>
    <style:style style:name="Tableau60.A1" style:family="table-cell">
      <style:table-cell-properties fo:padding-left="0.199cm" fo:padding-right="0.191cm" fo:padding-top="0cm" fo:padding-bottom="0cm" fo:border="0.5pt solid #00000a"/>
    </style:style>
    <style:style style:name="Tableau60.2" style:family="table-row">
      <style:table-row-properties style:min-row-height="0.794cm" fo:keep-together="auto"/>
    </style:style>
    <style:style style:name="Tableau60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60.3" style:family="table-row">
      <style:table-row-properties style:min-row-height="0.961cm" fo:keep-together="auto"/>
    </style:style>
    <style:style style:name="Tableau60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60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61" style:family="table">
      <style:table-properties style:width="16.611cm" fo:margin-left="0cm" fo:margin-top="0cm" fo:margin-bottom="0cm" table:align="left" style:writing-mode="lr-tb"/>
    </style:style>
    <style:style style:name="Tableau61.A" style:family="table-column">
      <style:table-column-properties style:column-width="6.68cm"/>
    </style:style>
    <style:style style:name="Tableau61.B" style:family="table-column">
      <style:table-column-properties style:column-width="9.931cm"/>
    </style:style>
    <style:style style:name="Tableau61.1" style:family="table-row">
      <style:table-row-properties style:min-row-height="0.706cm" fo:keep-together="auto"/>
    </style:style>
    <style:style style:name="Tableau61.A1" style:family="table-cell">
      <style:table-cell-properties fo:padding-left="0.199cm" fo:padding-right="0.191cm" fo:padding-top="0cm" fo:padding-bottom="0cm" fo:border="0.5pt solid #00000a"/>
    </style:style>
    <style:style style:name="Tableau61.2" style:family="table-row">
      <style:table-row-properties style:min-row-height="0.697cm" fo:keep-together="auto"/>
    </style:style>
    <style:style style:name="Tableau61.A2" style:family="table-cell">
      <style:table-cell-properties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61.3" style:family="table-row">
      <style:table-row-properties style:min-row-height="1.088cm" fo:keep-together="auto"/>
    </style:style>
    <style:style style:name="Tableau61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61.B3" style:family="table-cell">
      <style:table-cell-properties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Frame_20_contents">
      <style:paragraph-properties fo:margin-top="0cm" fo:margin-bottom="0cm" loext:contextual-spacing="false" fo:line-height="100%" style:punctuation-wrap="simple"/>
    </style:style>
    <style:style style:name="P2" style:family="paragraph" style:parent-style-name="Frame_20_contents">
      <style:paragraph-properties fo:margin-top="0cm" fo:margin-bottom="0cm" loext:contextual-spacing="false" fo:line-height="100%" style:punctuation-wrap="simple"/>
      <style:text-properties fo:color="#00000a" style:font-name="Calibri" fo:font-weight="bold" style:font-name-asian="Calibri1" style:font-weight-asian="bold" style:font-weight-complex="bold"/>
    </style:style>
    <style:style style:name="P3" style:family="paragraph" style:parent-style-name="Frame_20_contents">
      <style:paragraph-properties fo:margin-top="0cm" fo:margin-bottom="0cm" loext:contextual-spacing="false" fo:line-height="100%" fo:text-align="justify" style:justify-single-word="false" style:punctuation-wrap="simple"/>
      <style:text-properties fo:color="#00000a" style:font-name="Calibri" fo:font-weight="normal" style:font-name-asian="Calibri1" style:font-weight-asian="normal" style:font-weight-complex="normal"/>
    </style:style>
    <style:style style:name="P4" style:family="paragraph" style:parent-style-name="Frame_20_contents">
      <style:paragraph-properties fo:margin-top="0cm" fo:margin-bottom="0cm" loext:contextual-spacing="false" fo:line-height="100%" style:punctuation-wrap="simple"/>
      <style:text-properties fo:color="#00000a" fo:font-weight="bold" style:font-name-asian="Calibri1" style:font-weight-asian="bold" style:font-weight-complex="bold"/>
    </style:style>
    <style:style style:name="P5" style:family="paragraph" style:parent-style-name="Frame_20_contents">
      <style:paragraph-properties fo:margin-top="0cm" fo:margin-bottom="0cm" loext:contextual-spacing="false" fo:line-height="100%" style:punctuation-wrap="simple"/>
      <style:text-properties fo:color="#00000a" fo:font-size="10pt" fo:font-weight="bold" style:font-name-asian="Calibri1" style:font-size-asian="10pt" style:font-weight-asian="bold" style:font-size-complex="10pt" style:font-weight-complex="bold"/>
    </style:style>
    <style:style style:name="P6" style:family="paragraph" style:parent-style-name="Obsah_20_tabulky">
      <style:paragraph-properties fo:margin-top="0cm" fo:margin-bottom="0cm" loext:contextual-spacing="false" fo:line-height="100%" fo:text-align="center" style:justify-single-word="false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0pt" style:font-size-asian="10pt" style:font-size-complex="10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0pt" style:font-size-asian="10pt" style:font-name-complex="Arial1" style:font-size-complex="10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style:font-name="Arial" fo:font-size="10pt" fo:font-weight="bold" style:font-size-asian="10pt" style:font-weight-asian="bold" style:font-name-complex="Arial1" style:font-size-complex="10pt" style:font-weight-complex="bold"/>
    </style:style>
    <style:style style:name="P11" style:family="paragraph" style:parent-style-name="Table_20_Contents">
      <style:paragraph-properties style:line-height-at-least="0.564cm"/>
    </style:style>
    <style:style style:name="P12" style:family="paragraph" style:parent-style-name="Table_20_Contents">
      <style:paragraph-properties fo:margin-top="0cm" fo:margin-bottom="0.282cm" loext:contextual-spacing="false" style:line-height-at-least="0.564cm"/>
    </style:style>
    <style:style style:name="P13" style:family="paragraph" style:parent-style-name="Standard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P14" style:family="paragraph" style:parent-style-name="Standard">
      <style:paragraph-properties fo:margin-top="0cm" fo:margin-bottom="0.282cm" loext:contextual-spacing="false" fo:line-height="108%" fo:text-align="justify" style:justify-single-word="false" fo:orphans="2" fo:widows="2" style:writing-mode="lr-tb"/>
    </style:style>
    <style:style style:name="P15" style:family="paragraph" style:parent-style-name="Standard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font-size="25pt" fo:font-weight="bold" style:font-size-asian="25pt" style:font-weight-asian="bold" style:font-size-complex="25pt" style:font-weight-complex="bold"/>
    </style:style>
    <style:style style:name="P16" style:family="paragraph" style:parent-style-name="Standard">
      <style:paragraph-properties fo:margin-top="0cm" fo:margin-bottom="0.282cm" loext:contextual-spacing="false" fo:line-height="108%" fo:text-align="justify" style:justify-single-word="false" fo:orphans="2" fo:widows="2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="Arial" fo:font-size="28pt" fo:font-weight="bold" style:font-size-asian="28pt" style:font-weight-asian="bold" style:font-name-complex="Arial1" style:font-size-complex="28pt" style:font-weight-complex="bold"/>
    </style:style>
    <style:style style:name="P18" style:family="paragraph" style:parent-style-name="Standard">
      <style:paragraph-properties fo:margin-top="0cm" fo:margin-bottom="0.282cm" loext:contextual-spacing="false" fo:line-height="108%" fo:text-align="start" style:justify-single-word="false" fo:orphans="2" fo:widows="2" fo:break-before="page" style:writing-mode="lr-tb"/>
    </style:style>
    <style:style style:name="P19" style:family="paragraph" style:parent-style-name="Standard">
      <style:paragraph-properties fo:margin-top="0cm" fo:margin-bottom="0.282cm" loext:contextual-spacing="false"/>
    </style:style>
    <style:style style:name="P20" style:family="paragraph" style:parent-style-name="Standard">
      <style:text-properties style:font-name="Arial" fo:font-size="28pt" style:font-size-asian="28pt" style:font-name-complex="Arial1" style:font-size-complex="28pt"/>
    </style:style>
    <style:style style:name="P21" style:family="paragraph" style:parent-style-name="Standard">
      <style:text-properties style:font-name="Arial" fo:font-size="28pt" fo:font-weight="bold" style:font-size-asian="28pt" style:font-weight-asian="bold" style:font-name-complex="Arial1" style:font-size-complex="28pt" style:font-weight-complex="bold"/>
    </style:style>
    <style:style style:name="P22" style:family="paragraph" style:parent-style-name="Standard">
      <style:text-properties style:font-name="Arial" fo:font-size="20pt" fo:font-style="italic" style:font-size-asian="20pt" style:font-style-asian="italic" style:font-name-complex="Arial1" style:font-size-complex="20pt" style:font-style-complex="italic"/>
    </style:style>
    <style:style style:name="P23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24" style:family="paragraph" style:parent-style-name="Standard">
      <style:text-properties style:font-name="Arial" fo:font-size="12pt" fo:font-style="italic" style:font-size-asian="12pt" style:font-style-asian="italic" style:font-name-complex="Arial1" style:font-size-complex="12pt" style:font-style-complex="italic"/>
    </style:style>
    <style:style style:name="P25" style:family="paragraph" style:parent-style-name="Standard">
      <style:text-properties style:font-name="Arial" fo:font-size="12pt" fo:font-style="italic" officeooo:rsid="0011370b" officeooo:paragraph-rsid="0011370b" style:font-size-asian="12pt" style:font-style-asian="italic" style:font-name-complex="Arial1" style:font-size-complex="12pt" style:font-style-complex="italic"/>
    </style:style>
    <style:style style:name="P26" style:family="paragraph" style:parent-style-name="Standard">
      <style:text-properties fo:font-size="2pt" style:font-size-asian="2pt" style:font-size-complex="2pt"/>
    </style:style>
    <style:style style:name="P27" style:family="paragraph" style:parent-style-name="Standard">
      <style:paragraph-properties fo:break-before="page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P29" style:family="paragraph" style:parent-style-name="Standard">
      <style:paragraph-properties fo:margin-top="0cm" fo:margin-bottom="0.081cm" loext:contextual-spacing="false" fo:line-height="100%" fo:text-align="center" style:justify-single-word="false"/>
      <style:text-properties style:font-name="Arial" fo:font-size="11pt" fo:font-style="italic" style:font-size-asian="11pt" style:font-style-asian="italic" style:font-name-complex="Arial1" style:font-size-complex="11pt" style:font-style-complex="italic"/>
    </style:style>
    <style:style style:name="P30" style:family="paragraph" style:parent-style-name="Standard" style:master-page-name="Standard">
      <style:paragraph-properties style:page-number="auto"/>
    </style:style>
    <style:style style:name="P31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P32" style:family="paragraph" style:parent-style-name="Frame_20_contents">
      <style:paragraph-properties fo:margin-top="0cm" fo:margin-bottom="0cm" loext:contextual-spacing="false" fo:line-height="100%" fo:text-align="justify" style:justify-single-word="false" style:punctuation-wrap="simple"/>
      <style:text-properties fo:color="#00000a" style:font-name="Calibri" fo:font-weight="normal" officeooo:paragraph-rsid="0013e3cf" style:font-name-asian="Calibri1" style:font-weight-asian="normal" style:font-weight-complex="normal"/>
    </style:style>
    <style:style style:name="P33" style:family="paragraph" style:parent-style-name="Frame_20_contents">
      <style:paragraph-properties fo:margin-top="0cm" fo:margin-bottom="0cm" loext:contextual-spacing="false" fo:line-height="100%" fo:text-align="justify" style:justify-single-word="false" style:punctuation-wrap="simple"/>
      <style:text-properties fo:color="#00000a" style:font-name="Calibri" fo:font-weight="normal" fo:background-color="transparent" style:font-name-asian="Calibri1" style:font-weight-asian="normal" style:font-weight-complex="normal"/>
    </style:style>
    <style:style style:name="P34" style:family="paragraph" style:parent-style-name="Frame_20_contents">
      <style:paragraph-properties fo:margin-top="0cm" fo:margin-bottom="0cm" loext:contextual-spacing="false" fo:line-height="100%" fo:text-align="justify" style:justify-single-word="false" style:punctuation-wrap="simple"/>
      <style:text-properties fo:color="#00000a" style:font-name="Calibri" fo:font-size="10pt" fo:font-weight="bold" officeooo:rsid="0012ef5a" officeooo:paragraph-rsid="0012ef5a" fo:background-color="transparent" style:font-name-asian="Calibri1" style:font-size-asian="10pt" style:font-weight-asian="bold" style:font-size-complex="10pt" style:font-weight-complex="bold"/>
    </style:style>
    <style:style style:name="P35" style:family="paragraph" style:parent-style-name="Frame_20_contents">
      <style:paragraph-properties fo:margin-top="0cm" fo:margin-bottom="0cm" loext:contextual-spacing="false" fo:line-height="100%" style:punctuation-wrap="simple"/>
      <style:text-properties fo:color="#00000a" fo:font-size="10pt" fo:font-weight="bold" style:font-name-asian="Calibri1" style:font-size-asian="10pt" style:font-weight-asian="bold" style:font-size-complex="10pt" style:font-weight-complex="bold"/>
    </style:style>
    <style:style style:name="P36" style:family="paragraph" style:parent-style-name="Frame_20_contents">
      <style:paragraph-properties fo:margin-top="0cm" fo:margin-bottom="0cm" loext:contextual-spacing="false" fo:line-height="100%" fo:text-align="justify" style:justify-single-word="false" style:punctuation-wrap="simple"/>
      <style:text-properties fo:color="#00000a" fo:font-size="10pt" fo:font-weight="normal" officeooo:rsid="0012b8d3" officeooo:paragraph-rsid="0012b8d3" fo:background-color="transparent" style:font-name-asian="Calibri1" style:font-size-asian="10pt" style:font-weight-asian="normal" style:font-size-complex="10pt" style:font-weight-complex="normal"/>
    </style:style>
    <style:style style:name="P37" style:family="paragraph" style:parent-style-name="Frame_20_contents">
      <style:paragraph-properties fo:margin-top="0cm" fo:margin-bottom="0cm" loext:contextual-spacing="false" fo:line-height="100%" fo:text-align="center" style:justify-single-word="false" style:punctuation-wrap="hanging"/>
    </style:style>
    <style:style style:name="P38" style:family="paragraph" style:parent-style-name="Frame_20_contents">
      <style:paragraph-properties fo:margin-top="0cm" fo:margin-bottom="0cm" loext:contextual-spacing="false" fo:line-height="100%" fo:text-align="center" style:justify-single-word="false" style:punctuation-wrap="simple"/>
    </style:style>
    <style:style style:name="P39" style:family="paragraph" style:parent-style-name="Frame_20_contents">
      <style:paragraph-properties fo:margin-top="0cm" fo:margin-bottom="0cm" loext:contextual-spacing="false" fo:line-height="100%" fo:text-align="justify" style:justify-single-word="false" style:punctuation-wrap="simple"/>
      <style:text-properties officeooo:rsid="0011370b" officeooo:paragraph-rsid="0011370b" fo:background-color="transparent"/>
    </style:style>
    <style:style style:name="P40" style:family="paragraph" style:parent-style-name="Frame_20_contents" style:list-style-name="L1">
      <style:paragraph-properties fo:margin-top="0cm" fo:margin-bottom="0cm" loext:contextual-spacing="false" fo:line-height="100%" fo:text-align="justify" style:justify-single-word="false" style:punctuation-wrap="simple"/>
      <style:text-properties officeooo:rsid="0011370b" officeooo:paragraph-rsid="0011370b" fo:background-color="transparent"/>
    </style:style>
    <style:style style:name="P41" style:family="paragraph" style:parent-style-name="Frame_20_contents" style:list-style-name="L1">
      <style:paragraph-properties fo:margin-top="0cm" fo:margin-bottom="0cm" loext:contextual-spacing="false" fo:line-height="100%" fo:text-align="justify" style:justify-single-word="false" style:punctuation-wrap="simple"/>
      <style:text-properties officeooo:rsid="0012b8d3" officeooo:paragraph-rsid="0012b8d3" fo:background-color="transparent"/>
    </style:style>
    <style:style style:name="P42" style:family="paragraph" style:parent-style-name="Frame_20_contents">
      <style:paragraph-properties fo:margin-top="0cm" fo:margin-bottom="0cm" loext:contextual-spacing="false" fo:line-height="100%" fo:text-align="justify" style:justify-single-word="false" style:punctuation-wrap="simple"/>
      <style:text-properties officeooo:rsid="0012b8d3" officeooo:paragraph-rsid="0012b8d3" fo:background-color="transparent"/>
    </style:style>
    <style:style style:name="P43" style:family="paragraph" style:parent-style-name="Frame_20_contents">
      <style:paragraph-properties fo:margin-top="0cm" fo:margin-bottom="0cm" loext:contextual-spacing="false" fo:line-height="100%" fo:text-align="justify" style:justify-single-word="false" style:punctuation-wrap="simple"/>
      <style:text-properties officeooo:rsid="0013e3cf" officeooo:paragraph-rsid="0013e3cf" fo:background-color="transparent"/>
    </style:style>
    <style:style style:name="P44" style:family="paragraph" style:parent-style-name="Frame_20_contents">
      <style:paragraph-properties fo:margin-top="0cm" fo:margin-bottom="0cm" loext:contextual-spacing="false" fo:line-height="100%" fo:text-align="justify" style:justify-single-word="false" style:punctuation-wrap="simple"/>
      <style:text-properties officeooo:rsid="0012ef5a" officeooo:paragraph-rsid="0012ef5a" fo:background-color="transparent"/>
    </style:style>
    <style:style style:name="P45" style:family="paragraph" style:parent-style-name="Frame_20_contents" style:list-style-name="L2">
      <style:paragraph-properties fo:margin-top="0cm" fo:margin-bottom="0cm" loext:contextual-spacing="false" fo:line-height="100%" fo:text-align="justify" style:justify-single-word="false" style:punctuation-wrap="simple"/>
      <style:text-properties officeooo:rsid="0012ef5a" officeooo:paragraph-rsid="0012ef5a" fo:background-color="transparent"/>
    </style:style>
    <style:style style:name="P46" style:family="paragraph" style:parent-style-name="Frame_20_contents">
      <style:paragraph-properties fo:margin-top="0cm" fo:margin-bottom="0cm" loext:contextual-spacing="false" fo:line-height="100%" fo:text-align="justify" style:justify-single-word="false" style:punctuation-wrap="simple"/>
      <style:text-properties fo:background-color="transparent"/>
    </style:style>
    <style:style style:name="P47" style:family="paragraph" style:parent-style-name="Frame_20_contents">
      <style:paragraph-properties fo:margin-top="0cm" fo:margin-bottom="0cm" loext:contextual-spacing="false" fo:line-height="100%" fo:text-align="justify" style:justify-single-word="false" style:punctuation-wrap="simple"/>
      <style:text-properties officeooo:rsid="0016047a" officeooo:paragraph-rsid="0016047a" fo:background-color="transparent"/>
    </style:style>
    <style:style style:name="P48" style:family="paragraph" style:parent-style-name="Frame_20_contents">
      <style:paragraph-properties fo:margin-top="0cm" fo:margin-bottom="0cm" loext:contextual-spacing="false" fo:line-height="100%" fo:text-align="justify" style:justify-single-word="false" style:punctuation-wrap="simple"/>
      <style:text-properties officeooo:rsid="00144ace" officeooo:paragraph-rsid="00144ace" fo:background-color="transparent"/>
    </style:style>
    <style:style style:name="P49" style:family="paragraph" style:parent-style-name="Frame_20_contents" style:list-style-name="L3">
      <style:paragraph-properties fo:margin-top="0cm" fo:margin-bottom="0cm" loext:contextual-spacing="false" fo:line-height="100%" fo:text-align="justify" style:justify-single-word="false" style:punctuation-wrap="simple"/>
      <style:text-properties officeooo:rsid="00144ace" officeooo:paragraph-rsid="00144ace" fo:background-color="transparent"/>
    </style:style>
    <style:style style:name="P50" style:family="paragraph" style:parent-style-name="Frame_20_contents">
      <style:paragraph-properties fo:margin-top="0cm" fo:margin-bottom="0cm" loext:contextual-spacing="false" fo:line-height="100%" fo:text-align="justify" style:justify-single-word="false" style:punctuation-wrap="simple"/>
      <style:text-properties officeooo:rsid="0017404c" officeooo:paragraph-rsid="0017404c" fo:background-color="transparent"/>
    </style:style>
    <style:style style:name="P51" style:family="paragraph">
      <loext:graphic-properties draw:fill="none"/>
      <style:paragraph-properties fo:text-align="start"/>
      <style:text-properties fo:color="#000000" fo:font-size="18pt"/>
    </style:style>
    <style:style style:name="P5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fo:color="#00000a" style:font-name="Calibri" fo:font-size="9pt" style:font-name-asian="Calibri1" style:font-size-asian="9pt" style:font-size-complex="9pt"/>
    </style:style>
    <style:style style:name="T3" style:family="text">
      <style:text-properties fo:color="#00000a" fo:font-size="9pt" style:font-name-asian="Calibri1" style:font-size-asian="9pt" style:font-size-complex="9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fo:background-color="transparent" loext:char-shading-value="0" style:font-size-asian="10pt" style:font-size-complex="10pt"/>
    </style:style>
    <style:style style:name="T7" style:family="text">
      <style:text-properties fo:font-size="10pt" officeooo:rsid="0013e3cf" fo:background-color="transparent" loext:char-shading-value="0" style:font-size-asian="10pt" style:font-size-complex="10pt"/>
    </style:style>
    <style:style style:name="T8" style:family="text">
      <style:text-properties officeooo:rsid="0011370b"/>
    </style:style>
    <style:style style:name="T9" style:family="text">
      <style:text-properties officeooo:rsid="0012b8d3"/>
    </style:style>
    <style:style style:name="T10" style:family="text">
      <style:text-properties officeooo:rsid="0012ef5a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3e3cf" style:font-weight-asian="normal" style:font-weight-complex="normal"/>
    </style:style>
    <style:style style:name="T13" style:family="text">
      <style:text-properties officeooo:rsid="0016047a"/>
    </style:style>
    <style:style style:name="T14" style:family="text">
      <style:text-properties officeooo:rsid="0017404c"/>
    </style:style>
    <style:style style:name="T15" style:family="text">
      <style:text-properties officeooo:rsid="00192816"/>
    </style:style>
    <style:style style:name="fr1" style:family="graphic" style:parent-style-name="Graphics">
      <style:graphic-properties fo:margin-left="0.318cm" fo:margin-right="0.318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solid" svg:stroke-width="0cm" svg:stroke-color="#000000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11.626cm" fo:min-width="21.347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cm" svg:stroke-color="#000000" draw:fill="none" draw:textarea-vertical-align="top" draw:auto-grow-height="false" fo:min-height="6.484cm" fo:min-width="16.092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stroke="none" svg:stroke-width="0cm" draw:fill="none" draw:textarea-vertical-align="top" draw:auto-grow-height="false" fo:min-height="7.362cm" fo:min-width="16.59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stroke="none" svg:stroke-width="0cm" draw:fill="none" draw:textarea-vertical-align="top" draw:auto-grow-height="false" fo:min-height="7.213cm" fo:min-width="16.464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draw:stroke="none" svg:stroke-width="0cm" draw:fill="none" draw:textarea-vertical-align="top" draw:auto-grow-height="false" fo:min-height="3.443cm" fo:min-width="16.591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/>
      <text:p text:style-name="P21">SUIVI TERRITORIAL</text:p>
      <text:p text:style-name="P21">DU PLAN RELANCE</text:p>
      <text:p text:style-name="P20"/>
      <text:p text:style-name="P22">Données pour le département : Eure</text:p>
      <text:p text:style-name="P24">Date <text:span text:style-name="T8">des données </text:span>: <text:span text:style-name="T8">28/04/2021</text:span></text:p>
      <text:p text:style-name="P25">Date d’établissement du document : 05/05/2021</text:p>
      <text:p text:style-name="P13"/>
      <text:p text:style-name="P18"/>
      <text:p text:style-name="P15"/>
      <text:p text:style-name="P15">Sommaire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6">Ecologie ---------------------------------------------------------------------------------- </text:p>
            <text:p text:style-name="P16"><text:tab/>Ma Prime Rénov' -------------------------------------------------------------- </text:p>
            <text:p text:style-name="P16"><text:tab/>Bonus électrique -------------------------------------------------------------- </text:p>
            <text:p text:style-name="P16"><text:tab/>AAP Efficacité énergétique ------------------------------------------------ </text:p>
            <text:p text:style-name="P16"><text:s text:c="9"/>AAP industrie : Modernisation des filières auto et aéro ---------- </text:p>
            <text:p text:style-name="P16"><text:tab/>Prime à la conversion des véhicules légers -------------------------- <text:s/></text:p>
            <text:p text:style-name="P16"><text:tab/>Soutien recherche aéronautique civil ---------------------------------- </text:p>
            <text:p text:style-name="P16"><text:tab/>Rénovation des bâtiments Etats (marchés notifiés) -------------- </text:p>
            <text:p text:style-name="P16">Compétitivité -------------------------------------------------------------------------- </text:p>
            <text:p text:style-name="P16"><text:tab/>Assurance prospection -----------------------------------------------------</text:p>
            <text:p text:style-name="P16"><text:tab/>France Num : aide à la numérisation des TPE,PME,ETI ----------- </text:p>
            <text:p text:style-name="P16"><text:tab/>AAP Industrie : Soutien aux projets industriels territoires ------- </text:p>
            <text:p text:style-name="P16"><text:tab/>AAP Industrie : Sécurisation approvisionnements critiques ----- </text:p>
            <text:p text:style-name="P16"><text:tab/>Renforcement subventions Business France ------------------------ </text:p>
            <text:p text:style-name="P16">Cohésion -------------------------------------------------------------------------------- </text:p>
            <text:p text:style-name="P16"><text:tab/>Apprentissage ----------------------------------------------------------------- </text:p>
            <text:p text:style-name="P16"><text:tab/>Prime à l'embauche des jeunes -----------------------------------------</text:p>
            <text:p text:style-name="P16"><text:tab/>Prime à l'embauche pour les travailleurs handicapés ------------ </text:p>
            <text:p text:style-name="P16"><text:tab/>Contrats Initiatives Emploi (CIE) Jeunes -------------------------------</text:p>
            <text:p text:style-name="P16"><text:tab/>Contrats de professionnalisation ---------------------------------------- </text:p>
            <text:p text:style-name="P16"><text:tab/>Garantie jeunes ---------------------------------------------------------------</text:p>
            <text:p text:style-name="P16"><text:tab/>Parcours emploi compétences (PEC) Jeunes -------------------------</text:p>
            <text:p text:style-name="P16"><text:tab/>Service civique ----------------------------------------------------------------</text:p>
          </table:table-cell>
          <table:table-cell table:style-name="Tableau1.A1" office:value-type="string">
            <text:p text:style-name="P11">2</text:p>
            <text:p text:style-name="P11">3</text:p>
            <text:p text:style-name="P11">4</text:p>
            <text:p text:style-name="P11">5</text:p>
            <text:p text:style-name="P11">6</text:p>
            <text:p text:style-name="P11">7</text:p>
            <text:p text:style-name="P11">8</text:p>
            <text:p text:style-name="P11">9</text:p>
            <text:p text:style-name="P11">10</text:p>
            <text:p text:style-name="P11">11</text:p>
            <text:p text:style-name="P11">12</text:p>
            <text:p text:style-name="P11">13</text:p>
            <text:p text:style-name="P11">14</text:p>
            <text:p text:style-name="P11">15</text:p>
            <text:p text:style-name="P11">16</text:p>
            <text:p text:style-name="P11">17</text:p>
            <text:p text:style-name="P11">18</text:p>
            <text:p text:style-name="P11">19</text:p>
            <text:p text:style-name="P11">20</text:p>
            <text:p text:style-name="P11">21</text:p>
            <text:p text:style-name="P11">22</text:p>
            <text:p text:style-name="P11">23</text:p>
            <text:p text:style-name="P12">24</text:p>
          </table:table-cell>
        </table:table-row>
      </table:table>
      <text:p text:style-name="P14"/>
      <text:p text:style-name="Standard"/>
      <text:p text:style-name="P27"/>
      <text:p text:style-name="P20"/>
      <text:p text:style-name="P20"/>
      <text:p text:style-name="P20"/>
      <text:p text:style-name="P17"><draw:custom-shape text:anchor-type="paragraph" draw:z-index="60" draw:name="Forme1" draw:style-name="gr1" draw:text-style-name="P51" svg:width="16.885cm" svg:height="14.057cm" svg:x="-0.533cm" svg:y="3.799cm"><text:p text:style-name="P4"><text:s/>Commentaires généraux :</text:p><text:p text:style-name="P1"/><text:p text:style-name="P39">Dans le département de l’Eure, les particuliers font l’objet d’un accompagnement important :</text:p><text:list xml:id="list1801869856" text:style-name="L1"><text:list-item><text:p text:style-name="P40">1.337 bénéficiaires pour un montant total d’aides de 1,9 M€ au titre de Ma Prime Renov’,</text:p></text:list-item><text:list-item><text:p text:style-name="P40">1.<text:span text:style-name="T9">0</text:span>52 bonus octroyés à des véhicules électriques,</text:p></text:list-item><text:list-item><text:p text:style-name="P41">1.621 primes à la conversion des véhicules légers.</text:p></text:list-item></text:list><text:p text:style-name="P46"/><text:p text:style-name="P42">S’agissant de la rénovation énergétique des bâtiments de l’État, 22 projets ont été sélectionnés dans le département de l’Eure, pour un total d’aides de 9,4 M€.</text:p><text:p text:style-name="P42"/><text:p text:style-name="P43">Le plan de soutien aux secteurs de l’aéronautique et de l’automobile a permis à 7 entreprises de bénéficier du soutien de l’État à hauteur de près de 5,2 millions d’euros.</text:p><text:p text:style-name="P43"/><text:p text:style-name="P44">Bien que ne figurant pas dans les tableaux de suivi ci-dessous, il convient de citer au titre du volet « écologie » :</text:p><text:list xml:id="list270178137" text:style-name="L2"><text:list-item><text:p text:style-name="P45">le plan d’accompagnement de la filière plastique qui a permis à trois entreprises euroises de bénéficier d’une aide globale de 1 M€,</text:p></text:list-item><text:list-item><text:p text:style-name="P45">le verdissement des véhicules de l’État avec une livraison de 25 premiers véhicules en janvier 2021.</text:p></text:list-item></text:list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1" draw:name="Forme2" draw:style-name="gr2" draw:text-style-name="P52" svg:width="20.905cm" svg:height="0.687cm" svg:x="-2.438cm" svg:y="20.055cm"><text:p text:style-name="P37"><text:span text:style-name="T2">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Volet : Ecologie</text:p>
      <text:p text:style-name="Standard"/>
      <text:p text:style-name="P28">Ma Prime Rénov'</text:p>
      <text:p text:style-name="P29">Données cumulées depuis le début du financement de la mesure par le plan de relance</text:p>
      <text:p text:style-name="P23">Mars <text:s text:c="4"/>2021, Montant total des primes versées : 1.9 M€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 table:number-columns-repeated="2"/>
        <table:table-row table:style-name="Tableau2.1">
          <table:table-cell table:style-name="Tableau2.A1" table:number-columns-spanned="5" office:value-type="string">
            <text:p text:style-name="P6"><text:span text:style-name="T4"><text:s/></text:span><text:span text:style-name="T5">Niveau National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9"><text:s text:c="9"/></text:p>
            <text:p text:style-name="P10">Date</text:p>
          </table:table-cell>
          <table:table-cell table:style-name="Tableau2.A2" office:value-type="string">
            <text:p text:style-name="P9"><text:s text:c="9"/></text:p>
            <text:p text:style-name="P10">Montant total des primes versées</text:p>
          </table:table-cell>
          <table:table-cell table:style-name="Tableau2.A2" office:value-type="string">
            <text:p text:style-name="P9"><text:s text:c="9"/></text:p>
            <text:p text:style-name="P10">Montant total des travaux</text:p>
          </table:table-cell>
          <table:table-cell table:style-name="Tableau2.A2" office:value-type="string">
            <text:p text:style-name="P9"><text:s text:c="9"/></text:p>
            <text:p text:style-name="P10">Nombre de bénéficiaires</text:p>
          </table:table-cell>
          <table:table-cell table:style-name="Tableau2.A2" office:value-type="string">
            <text:p text:style-name="P9"><text:s text:c="9"/></text:p>
            <text:p text:style-name="P10">Nombre de dossiers payés</text:p>
          </table:table-cell>
        </table:table-row>
        <table:table-row table:style-name="Tableau2.3">
          <table:table-cell table:style-name="Tableau2.A3" office:value-type="string">
            <text:p text:style-name="P7"/>
            <text:p text:style-name="P9">Mars <text:s text:c="4"/>2021 <text:s/></text:p>
          </table:table-cell>
          <table:table-cell table:style-name="Tableau2.B3" office:value-type="string">
            <text:p text:style-name="P7"/>
            <text:p text:style-name="P9">190.4 M€ <text:s/></text:p>
          </table:table-cell>
          <table:table-cell table:style-name="Tableau2.A3" office:value-type="string">
            <text:p text:style-name="P7"/>
            <text:p text:style-name="P9">1142.1 M€ <text:s/></text:p>
          </table:table-cell>
          <table:table-cell table:style-name="Tableau2.B3" office:value-type="string">
            <text:p text:style-name="P7"/>
            <text:p text:style-name="P9">116692 <text:s/></text:p>
          </table:table-cell>
          <table:table-cell table:style-name="Tableau2.A3" office:value-type="string">
            <text:p text:style-name="P7"/>
            <text:p text:style-name="P9">56759 <text:s/></text:p>
          </table:table-cell>
        </table:table-row>
        <table:table-row table:style-name="Tableau2.3">
          <table:table-cell table:style-name="Tableau2.A3" office:value-type="string">
            <text:p text:style-name="P7"/>
            <text:p text:style-name="P9">Février <text:s/>2021 <text:s/></text:p>
          </table:table-cell>
          <table:table-cell table:style-name="Tableau2.B3" office:value-type="string">
            <text:p text:style-name="P7"/>
            <text:p text:style-name="P9">113.2 M€ <text:s/></text:p>
          </table:table-cell>
          <table:table-cell table:style-name="Tableau2.A3" office:value-type="string">
            <text:p text:style-name="P7"/>
            <text:p text:style-name="P9">700.8 M€ <text:s/></text:p>
          </table:table-cell>
          <table:table-cell table:style-name="Tableau2.B3" office:value-type="string">
            <text:p text:style-name="P7"/>
            <text:p text:style-name="P9">70944 <text:s/></text:p>
          </table:table-cell>
          <table:table-cell table:style-name="Tableau2.A3" office:value-type="string">
            <text:p text:style-name="P7"/>
            <text:p text:style-name="P9">30743 <text:s/></text:p>
          </table:table-cell>
        </table:table-row>
        <table:table-row table:style-name="Tableau2.3">
          <table:table-cell table:style-name="Tableau2.A3" office:value-type="string">
            <text:p text:style-name="P7"/>
            <text:p text:style-name="P9">Janvier <text:s text:c="2"/>2021 <text:s/></text:p>
          </table:table-cell>
          <table:table-cell table:style-name="Tableau2.B3" office:value-type="string">
            <text:p text:style-name="P7"/>
            <text:p text:style-name="P9">53.7 M€ <text:s/></text:p>
          </table:table-cell>
          <table:table-cell table:style-name="Tableau2.A3" office:value-type="string">
            <text:p text:style-name="P7"/>
            <text:p text:style-name="P9">337.9 M€ <text:s/></text:p>
          </table:table-cell>
          <table:table-cell table:style-name="Tableau2.B3" office:value-type="string">
            <text:p text:style-name="P7"/>
            <text:p text:style-name="P9">- <text:s/></text:p>
          </table:table-cell>
          <table:table-cell table:style-name="Tableau2.A3" office:value-type="string">
            <text:p text:style-name="P7"/>
            <text:p text:style-name="P9">12462 <text:s/></text:p>
          </table:table-cell>
        </table:table-row>
      </table:table>
      <text:p text:style-name="P2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 table:number-columns-repeated="2"/>
        <table:table-row table:style-name="Tableau3.1">
          <table:table-cell table:style-name="Tableau3.A1" table:number-columns-spanned="5" office:value-type="string">
            <text:p text:style-name="P6"><text:span text:style-name="T4"><text:s/></text:span><text:span text:style-name="T5">Niveau Régional </text:span><text:bookmark-start text:name="__DdeLink__225_3614400758"/><text:span text:style-name="T5">: Normandie</text:span><text:bookmark-end text:name="__DdeLink__225_3614400758"/>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office:value-type="string">
            <text:p text:style-name="P9"><text:s text:c="3"/></text:p>
            <text:p text:style-name="P10">Date</text:p>
          </table:table-cell>
          <table:table-cell table:style-name="Tableau3.A2" office:value-type="string">
            <text:p text:style-name="P9"><text:s text:c="3"/></text:p>
            <text:p text:style-name="P10">Montant total des primes versées</text:p>
          </table:table-cell>
          <table:table-cell table:style-name="Tableau3.A2" office:value-type="string">
            <text:p text:style-name="P9"><text:s text:c="3"/></text:p>
            <text:p text:style-name="P10">Montant total des travaux</text:p>
          </table:table-cell>
          <table:table-cell table:style-name="Tableau3.A2" office:value-type="string">
            <text:p text:style-name="P9"><text:s text:c="3"/></text:p>
            <text:p text:style-name="P10">Nombre de bénéficiaires</text:p>
          </table:table-cell>
          <table:table-cell table:style-name="Tableau3.A2" office:value-type="string">
            <text:p text:style-name="P9"><text:s text:c="3"/></text:p>
            <text:p text:style-name="P10">Nombre de dossiers payés</text:p>
          </table:table-cell>
        </table:table-row>
        <table:table-row table:style-name="Tableau3.3">
          <table:table-cell table:style-name="Tableau3.A3" office:value-type="string">
            <text:p text:style-name="P7"/>
            <text:p text:style-name="P7"><text:span text:style-name="Source_20_Text"><text:span text:style-name="T1">Mars <text:s text:c="4"/>2021 <text:s/></text:span></text:span></text:p>
          </table:table-cell>
          <table:table-cell table:style-name="Tableau3.B3" office:value-type="string">
            <text:p text:style-name="P7"/>
            <text:p text:style-name="P7"><text:span text:style-name="Source_20_Text"><text:span text:style-name="T1">10.3 M€ <text:s/></text:span></text:span></text:p>
          </table:table-cell>
          <table:table-cell table:style-name="Tableau3.A3" office:value-type="string">
            <text:p text:style-name="P7"/>
            <text:p text:style-name="P7"><text:span text:style-name="Source_20_Text"><text:span text:style-name="T1">67.7 M€ <text:s/></text:span></text:span></text:p>
          </table:table-cell>
          <table:table-cell table:style-name="Tableau3.B3" office:value-type="string">
            <text:p text:style-name="P7"/>
            <text:p text:style-name="P7"><text:span text:style-name="Source_20_Text"><text:span text:style-name="T1">7367 <text:s/></text:span></text:span></text:p>
          </table:table-cell>
          <table:table-cell table:style-name="Tableau3.A3" office:value-type="string">
            <text:p text:style-name="P7"/>
            <text:p text:style-name="P7"><text:span text:style-name="Source_20_Text"><text:span text:style-name="T1">3426 <text:s/></text:span></text:span></text:p>
          </table:table-cell>
        </table:table-row>
        <table:table-row table:style-name="Tableau3.3">
          <table:table-cell table:style-name="Tableau3.A3" office:value-type="string">
            <text:p text:style-name="P7"/>
            <text:p text:style-name="P7"><text:span text:style-name="Source_20_Text"><text:span text:style-name="T1">Février <text:s/>2021 <text:s/></text:span></text:span></text:p>
          </table:table-cell>
          <table:table-cell table:style-name="Tableau3.B3" office:value-type="string">
            <text:p text:style-name="P7"/>
            <text:p text:style-name="P7"><text:span text:style-name="Source_20_Text"><text:span text:style-name="T1">6.0 M€ <text:s/></text:span></text:span></text:p>
          </table:table-cell>
          <table:table-cell table:style-name="Tableau3.A3" office:value-type="string">
            <text:p text:style-name="P7"/>
            <text:p text:style-name="P7"><text:span text:style-name="Source_20_Text"><text:span text:style-name="T1">39.3 M€ <text:s/></text:span></text:span></text:p>
          </table:table-cell>
          <table:table-cell table:style-name="Tableau3.B3" office:value-type="string">
            <text:p text:style-name="P7"/>
            <text:p text:style-name="P7"><text:span text:style-name="Source_20_Text"><text:span text:style-name="T1">4358 <text:s/></text:span></text:span></text:p>
          </table:table-cell>
          <table:table-cell table:style-name="Tableau3.A3" office:value-type="string">
            <text:p text:style-name="P7"/>
            <text:p text:style-name="P7"><text:span text:style-name="Source_20_Text"><text:span text:style-name="T1">1862 <text:s/></text:span></text:span></text:p>
          </table:table-cell>
        </table:table-row>
        <table:table-row table:style-name="Tableau3.3">
          <table:table-cell table:style-name="Tableau3.A3" office:value-type="string">
            <text:p text:style-name="P7"/>
            <text:p text:style-name="P7"><text:span text:style-name="Source_20_Text"><text:span text:style-name="T1">Janvier <text:s text:c="2"/>2021 <text:s/></text:span></text:span></text:p>
          </table:table-cell>
          <table:table-cell table:style-name="Tableau3.B3" office:value-type="string">
            <text:p text:style-name="P7"/>
            <text:p text:style-name="P7"><text:span text:style-name="Source_20_Text"><text:span text:style-name="T1">2.8 M€ <text:s/></text:span></text:span></text:p>
          </table:table-cell>
          <table:table-cell table:style-name="Tableau3.A3" office:value-type="string">
            <text:p text:style-name="P7"/>
            <text:p text:style-name="P7"><text:span text:style-name="Source_20_Text"><text:span text:style-name="T1">17.7 M€ <text:s/></text:span></text:span></text:p>
          </table:table-cell>
          <table:table-cell table:style-name="Tableau3.B3" office:value-type="string">
            <text:p text:style-name="P7"/>
            <text:p text:style-name="P7"><text:span text:style-name="Source_20_Text"><text:span text:style-name="T1">- <text:s/></text:span></text:span></text:p>
          </table:table-cell>
          <table:table-cell table:style-name="Tableau3.A3" office:value-type="string">
            <text:p text:style-name="P7"/>
            <text:p text:style-name="P7"><text:span text:style-name="Source_20_Text"><text:span text:style-name="T1">773 <text:s/></text:span></text:span></text:p>
          </table:table-cell>
        </table:table-row>
      </table:table>
      <text:p text:style-name="P2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 table:number-columns-repeated="2"/>
        <table:table-row table:style-name="Tableau4.1">
          <table:table-cell table:style-name="Tableau4.A1" table:number-columns-spanned="5" office:value-type="string">
            <text:p text:style-name="P6"><text:span text:style-name="T4"><text:s/></text:span><text:span text:style-name="T5">Niveau Départemental: Eur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4.2">
          <table:table-cell table:style-name="Tableau4.A2" office:value-type="string">
            <text:p text:style-name="P8"/>
            <text:p text:style-name="P10">Date</text:p>
          </table:table-cell>
          <table:table-cell table:style-name="Tableau4.A2" office:value-type="string">
            <text:p text:style-name="P8"/>
            <text:p text:style-name="P10">Montant total des primes versées</text:p>
          </table:table-cell>
          <table:table-cell table:style-name="Tableau4.A2" office:value-type="string">
            <text:p text:style-name="P8"/>
            <text:p text:style-name="P10">Montant total des travaux</text:p>
          </table:table-cell>
          <table:table-cell table:style-name="Tableau4.A2" office:value-type="string">
            <text:p text:style-name="P8"/>
            <text:p text:style-name="P10">Nombre de bénéficiaires</text:p>
          </table:table-cell>
          <table:table-cell table:style-name="Tableau4.A2" office:value-type="string">
            <text:p text:style-name="P8"/>
            <text:p text:style-name="P10">Nombre de dossiers payés</text:p>
          </table:table-cell>
        </table:table-row>
        <table:table-row table:style-name="Tableau4.3">
          <table:table-cell table:style-name="Tableau4.A3" office:value-type="string">
            <text:p text:style-name="P7"/>
            <text:p text:style-name="P9">Mars <text:s text:c="4"/>2021 <text:s/></text:p>
          </table:table-cell>
          <table:table-cell table:style-name="Tableau4.B3" office:value-type="string">
            <text:p text:style-name="P7"/>
            <text:p text:style-name="P9">1.9 M€ <text:s/></text:p>
          </table:table-cell>
          <table:table-cell table:style-name="Tableau4.A3" office:value-type="string">
            <text:p text:style-name="P7"/>
            <text:p text:style-name="P9">12.1 M€ <text:s/></text:p>
          </table:table-cell>
          <table:table-cell table:style-name="Tableau4.B3" office:value-type="string">
            <text:p text:style-name="P7"/>
            <text:p text:style-name="P9">1337 <text:s/></text:p>
          </table:table-cell>
          <table:table-cell table:style-name="Tableau4.A3" office:value-type="string">
            <text:p text:style-name="P7"/>
            <text:p text:style-name="P9">613 <text:s/></text:p>
          </table:table-cell>
        </table:table-row>
        <table:table-row table:style-name="Tableau4.3">
          <table:table-cell table:style-name="Tableau4.A3" office:value-type="string">
            <text:p text:style-name="P7"/>
            <text:p text:style-name="P9">Février <text:s/>2021 <text:s/></text:p>
          </table:table-cell>
          <table:table-cell table:style-name="Tableau4.B3" office:value-type="string">
            <text:p text:style-name="P7"/>
            <text:p text:style-name="P9">1.1 M€ <text:s/></text:p>
          </table:table-cell>
          <table:table-cell table:style-name="Tableau4.A3" office:value-type="string">
            <text:p text:style-name="P7"/>
            <text:p text:style-name="P9">7.1 M€ <text:s/></text:p>
          </table:table-cell>
          <table:table-cell table:style-name="Tableau4.B3" office:value-type="string">
            <text:p text:style-name="P7"/>
            <text:p text:style-name="P9">794 <text:s/></text:p>
          </table:table-cell>
          <table:table-cell table:style-name="Tableau4.A3" office:value-type="string">
            <text:p text:style-name="P7"/>
            <text:p text:style-name="P9">322 <text:s/></text:p>
          </table:table-cell>
        </table:table-row>
        <table:table-row table:style-name="Tableau4.3">
          <table:table-cell table:style-name="Tableau4.A3" office:value-type="string">
            <text:p text:style-name="P7"/>
            <text:p text:style-name="P9">Janvier <text:s text:c="2"/>2021 <text:s/></text:p>
          </table:table-cell>
          <table:table-cell table:style-name="Tableau4.B3" office:value-type="string">
            <text:p text:style-name="P7"/>
            <text:p text:style-name="P9">536.1 k€ <text:s/></text:p>
          </table:table-cell>
          <table:table-cell table:style-name="Tableau4.A3" office:value-type="string">
            <text:p text:style-name="P7"/>
            <text:p text:style-name="P9">3.2 M€ <text:s/></text:p>
          </table:table-cell>
          <table:table-cell table:style-name="Tableau4.B3" office:value-type="string">
            <text:p text:style-name="P7"/>
            <text:p text:style-name="P9">- <text:s/></text:p>
          </table:table-cell>
          <table:table-cell table:style-name="Tableau4.A3" office:value-type="string">
            <text:p text:style-name="P7"/>
            <text:p text:style-name="P9">143 <text:s/></text:p>
          </table:table-cell>
        </table:table-row>
      </table:table>
      <text:p text:style-name="P5"><draw:custom-shape text:anchor-type="paragraph" draw:z-index="62" draw:name="Cadre1" draw:style-name="gr3" draw:text-style-name="P52" svg:width="21.346cm" svg:height="11.625cm" svg:x="-23.456cm" svg:y="6.971cm"><text:p text:style-name="P5"/><text:p text:style-name="P2"/><text:p text:style-name="P1"/><text:p text:style-name="P1"/><text:p text:style-name="P1"/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3" draw:name="Forme1" draw:style-name="gr2" draw:text-style-name="P51" svg:width="20.965cm" svg:height="0.687cm" svg:x="-2.508cm" svg:y="7.16cm"><text:p text:style-name="P38"><text:span text:style-name="T3"><text:s/>3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4" draw:name="Forme2" draw:style-name="gr4" draw:text-style-name="P52" svg:width="16.592cm" svg:height="6.734cm" svg:x="0cm" svg:y="0.07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Espace Commentaires :</text:p>
      <text:p text:style-name="P28">Bonus électrique</text:p>
      <text:p text:style-name="P29">Données cumulées depuis le début du financement de la mesure par le plan de relance</text:p>
      <text:p text:style-name="P23">Mars <text:s text:c="4"/>2021, Nombre de bonus octroyés à des véhicules électriques : 1052</text:p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columns-spanned="2" office:value-type="string">
            <text:p text:style-name="P6"><text:span text:style-name="T4"><text:s/></text:span><text:span text:style-name="T5">Niveau National</text:span></text:p>
          </table:table-cell>
          <table:covered-table-cell/>
        </table:table-row>
        <table:table-row table:style-name="Tableau5.2">
          <table:table-cell table:style-name="Tableau5.A2" office:value-type="string">
            <text:p text:style-name="P9"><text:s text:c="9"/></text:p>
            <text:p text:style-name="P10">Date</text:p>
          </table:table-cell>
          <table:table-cell table:style-name="Tableau5.A2" office:value-type="string">
            <text:p text:style-name="P9"><text:s text:c="9"/></text:p>
            <text:p text:style-name="P10">Nombre de bonus octroyés à des véhicules électriques</text:p>
          </table:table-cell>
        </table:table-row>
        <table:table-row table:style-name="Tableau5.3">
          <table:table-cell table:style-name="Tableau5.A3" office:value-type="string">
            <text:p text:style-name="P7"/>
            <text:p text:style-name="P9">Mars <text:s text:c="4"/>2021 <text:s/></text:p>
          </table:table-cell>
          <table:table-cell table:style-name="Tableau5.B3" office:value-type="string">
            <text:p text:style-name="P7"/>
            <text:p text:style-name="P9">135585 <text:s/></text:p>
          </table:table-cell>
        </table:table-row>
        <table:table-row table:style-name="Tableau5.3">
          <table:table-cell table:style-name="Tableau5.A3" office:value-type="string">
            <text:p text:style-name="P7"/>
            <text:p text:style-name="P9">Février <text:s/>2021 <text:s/></text:p>
          </table:table-cell>
          <table:table-cell table:style-name="Tableau5.B3" office:value-type="string">
            <text:p text:style-name="P7"/>
            <text:p text:style-name="P9">116916 <text:s/></text:p>
          </table:table-cell>
        </table:table-row>
        <table:table-row table:style-name="Tableau5.3">
          <table:table-cell table:style-name="Tableau5.A3" office:value-type="string">
            <text:p text:style-name="P7"/>
            <text:p text:style-name="P9">Janvier <text:s text:c="2"/>2021 <text:s/></text:p>
          </table:table-cell>
          <table:table-cell table:style-name="Tableau5.B3" office:value-type="string">
            <text:p text:style-name="P7"/>
            <text:p text:style-name="P9">100882 <text:s/></text:p>
          </table:table-cell>
        </table:table-row>
      </table:table>
      <text:p text:style-name="P26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columns-spanned="2" office:value-type="string">
            <text:p text:style-name="P6"><text:span text:style-name="T4"><text:s/></text:span><text:span text:style-name="T5">Niveau Régional </text:span><text:bookmark-start text:name="__DdeLink__225_36144007581"/><text:span text:style-name="T5">: Normandie</text:span><text:bookmark-end text:name="__DdeLink__225_36144007581"/></text:p>
          </table:table-cell>
          <table:covered-table-cell/>
        </table:table-row>
        <table:table-row table:style-name="Tableau6.2">
          <table:table-cell table:style-name="Tableau6.A2" office:value-type="string">
            <text:p text:style-name="P9"><text:s text:c="3"/></text:p>
            <text:p text:style-name="P10">Date</text:p>
          </table:table-cell>
          <table:table-cell table:style-name="Tableau6.A2" office:value-type="string">
            <text:p text:style-name="P9"><text:s text:c="3"/></text:p>
            <text:p text:style-name="P10">Nombre de bonus octroyés à des véhicules électriques</text:p>
          </table:table-cell>
        </table:table-row>
        <table:table-row table:style-name="Tableau6.3">
          <table:table-cell table:style-name="Tableau6.A3" office:value-type="string">
            <text:p text:style-name="P7"/>
            <text:p text:style-name="P7"><text:span text:style-name="Source_20_Text"><text:span text:style-name="T1">Mars <text:s text:c="4"/>2021 <text:s/></text:span></text:span></text:p>
          </table:table-cell>
          <table:table-cell table:style-name="Tableau6.B3" office:value-type="string">
            <text:p text:style-name="P7"/>
            <text:p text:style-name="P7"><text:span text:style-name="Source_20_Text"><text:span text:style-name="T1">6133 <text:s/></text:span></text:span></text:p>
          </table:table-cell>
        </table:table-row>
        <table:table-row table:style-name="Tableau6.3">
          <table:table-cell table:style-name="Tableau6.A3" office:value-type="string">
            <text:p text:style-name="P7"/>
            <text:p text:style-name="P7"><text:span text:style-name="Source_20_Text"><text:span text:style-name="T1">Février <text:s/>2021 <text:s/></text:span></text:span></text:p>
          </table:table-cell>
          <table:table-cell table:style-name="Tableau6.B3" office:value-type="string">
            <text:p text:style-name="P7"/>
            <text:p text:style-name="P7"><text:span text:style-name="Source_20_Text"><text:span text:style-name="T1">5311 <text:s/></text:span></text:span></text:p>
          </table:table-cell>
        </table:table-row>
        <table:table-row table:style-name="Tableau6.3">
          <table:table-cell table:style-name="Tableau6.A3" office:value-type="string">
            <text:p text:style-name="P7"/>
            <text:p text:style-name="P7"><text:span text:style-name="Source_20_Text"><text:span text:style-name="T1">Janvier <text:s text:c="2"/>2021 <text:s/></text:span></text:span></text:p>
          </table:table-cell>
          <table:table-cell table:style-name="Tableau6.B3" office:value-type="string">
            <text:p text:style-name="P7"/>
            <text:p text:style-name="P7"><text:span text:style-name="Source_20_Text"><text:span text:style-name="T1">4565 <text:s/></text:span></text:span></text:p>
          </table:table-cell>
        </table:table-row>
      </table:table>
      <text:p text:style-name="P26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table:number-columns-spanned="2" office:value-type="string">
            <text:p text:style-name="P6"><text:span text:style-name="T4"><text:s/></text:span><text:span text:style-name="T5">Niveau Départemental: Eure</text:span></text:p>
          </table:table-cell>
          <table:covered-table-cell/>
        </table:table-row>
        <table:table-row table:style-name="Tableau7.2">
          <table:table-cell table:style-name="Tableau7.A2" office:value-type="string">
            <text:p text:style-name="P8"/>
            <text:p text:style-name="P10">Date</text:p>
          </table:table-cell>
          <table:table-cell table:style-name="Tableau7.A2" office:value-type="string">
            <text:p text:style-name="P8"/>
            <text:p text:style-name="P10">Nombre de bonus octroyés à des véhicules électriques</text:p>
          </table:table-cell>
        </table:table-row>
        <table:table-row table:style-name="Tableau7.3">
          <table:table-cell table:style-name="Tableau7.A3" office:value-type="string">
            <text:p text:style-name="P7"/>
            <text:p text:style-name="P9">Mars <text:s text:c="4"/>2021 <text:s/></text:p>
          </table:table-cell>
          <table:table-cell table:style-name="Tableau7.B3" office:value-type="string">
            <text:p text:style-name="P7"/>
            <text:p text:style-name="P9">1052 <text:s/></text:p>
          </table:table-cell>
        </table:table-row>
        <table:table-row table:style-name="Tableau7.3">
          <table:table-cell table:style-name="Tableau7.A3" office:value-type="string">
            <text:p text:style-name="P7"/>
            <text:p text:style-name="P9">Février <text:s/>2021 <text:s/></text:p>
          </table:table-cell>
          <table:table-cell table:style-name="Tableau7.B3" office:value-type="string">
            <text:p text:style-name="P7"/>
            <text:p text:style-name="P9">928 <text:s/></text:p>
          </table:table-cell>
        </table:table-row>
        <table:table-row table:style-name="Tableau7.3">
          <table:table-cell table:style-name="Tableau7.A3" office:value-type="string">
            <text:p text:style-name="P7"/>
            <text:p text:style-name="P9">Janvier <text:s text:c="2"/>2021 <text:s/></text:p>
          </table:table-cell>
          <table:table-cell table:style-name="Tableau7.B3" office:value-type="string">
            <text:p text:style-name="P7"/>
            <text:p text:style-name="P9">816 <text:s/></text:p>
          </table:table-cell>
        </table:table-row>
      </table:table>
      <text:p text:style-name="P19"><draw:custom-shape text:anchor-type="paragraph" draw:z-index="65" draw:name="Forme2" draw:style-name="gr4" draw:text-style-name="P52" svg:width="16.592cm" svg:height="6.734cm" svg:x="-0.206cm" svg:y="0.07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6" draw:name="Forme1" draw:style-name="gr2" draw:text-style-name="P51" svg:width="20.965cm" svg:height="0.687cm" svg:x="-2.508cm" svg:y="7.16cm"><text:p text:style-name="P38"><text:span text:style-name="T3"><text:s/>4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7" draw:name="Cadre1" draw:style-name="gr5" draw:text-style-name="P52" svg:width="16.592cm" svg:height="7.361cm" svg:x="-0.208cm" svg:y="0.079cm"><text:p text:style-name="P5"><text:s/>Espace Commentaires :</text:p><text:p text:style-name="P2"/><text:p text:style-name="P2"/><text:p text:style-name="P2"/><text:p text:style-name="P2"/><text:p text:style-name="P2"/><text:p text:style-name="P2"/><text:p text:style-name="P2"/><text:p text:style-name="P1"/><text:p text:style-name="P1"/><text:p text:style-name="P1"/><text:p text:style-name="P1"/><text:p text:style-name="P1"/><text:p text:style-name="P1"/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1"><text:soft-page-break/>AAP Efficacité énergétique</text:p>
      <text:p text:style-name="P29">Données cumulées depuis le début du financement de la mesure par le plan de relance</text:p>
      <text:p text:style-name="P23">Mars <text:s text:c="4"/>2021, Nombre d'entreprises ayant reçu l'aide : 0</text:p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table:number-columns-spanned="2" office:value-type="string">
            <text:p text:style-name="P6"><text:span text:style-name="T4"><text:s/></text:span><text:span text:style-name="T5">Niveau National</text:span></text:p>
          </table:table-cell>
          <table:covered-table-cell/>
        </table:table-row>
        <table:table-row table:style-name="Tableau8.2">
          <table:table-cell table:style-name="Tableau8.A2" office:value-type="string">
            <text:p text:style-name="P9"><text:s text:c="9"/></text:p>
            <text:p text:style-name="P10">Date</text:p>
          </table:table-cell>
          <table:table-cell table:style-name="Tableau8.A2" office:value-type="string">
            <text:p text:style-name="P9"><text:s text:c="9"/></text:p>
            <text:p text:style-name="P10">Nombre d'entreprises ayant reçu l'aide</text:p>
          </table:table-cell>
        </table:table-row>
        <table:table-row table:style-name="Tableau8.3">
          <table:table-cell table:style-name="Tableau8.A3" office:value-type="string">
            <text:p text:style-name="P7"/>
            <text:p text:style-name="P9">Mars <text:s text:c="4"/>2021 <text:s/></text:p>
          </table:table-cell>
          <table:table-cell table:style-name="Tableau8.B3" office:value-type="string">
            <text:p text:style-name="P7"/>
            <text:p text:style-name="P9">13 <text:s/></text:p>
          </table:table-cell>
        </table:table-row>
        <table:table-row table:style-name="Tableau8.3">
          <table:table-cell table:style-name="Tableau8.A3" office:value-type="string">
            <text:p text:style-name="P7"/>
            <text:p text:style-name="P9">Février <text:s/>2021 <text:s/></text:p>
          </table:table-cell>
          <table:table-cell table:style-name="Tableau8.B3" office:value-type="string">
            <text:p text:style-name="P7"/>
            <text:p text:style-name="P9">12 <text:s/></text:p>
          </table:table-cell>
        </table:table-row>
        <table:table-row table:style-name="Tableau8.3">
          <table:table-cell table:style-name="Tableau8.A3" office:value-type="string">
            <text:p text:style-name="P7"/>
            <text:p text:style-name="P9">Janvier <text:s text:c="2"/>2021 <text:s/></text:p>
          </table:table-cell>
          <table:table-cell table:style-name="Tableau8.B3" office:value-type="string">
            <text:p text:style-name="P7"/>
            <text:p text:style-name="P9">12 <text:s/></text:p>
          </table:table-cell>
        </table:table-row>
      </table:table>
      <text:p text:style-name="P26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table:number-columns-spanned="2" office:value-type="string">
            <text:p text:style-name="P6"><text:span text:style-name="T4"><text:s/></text:span><text:span text:style-name="T5">Niveau Régional </text:span><text:bookmark-start text:name="__DdeLink__225_36144007582"/><text:span text:style-name="T5">: Normandie</text:span><text:bookmark-end text:name="__DdeLink__225_36144007582"/></text:p>
          </table:table-cell>
          <table:covered-table-cell/>
        </table:table-row>
        <table:table-row table:style-name="Tableau9.2">
          <table:table-cell table:style-name="Tableau9.A2" office:value-type="string">
            <text:p text:style-name="P9"><text:s text:c="3"/></text:p>
            <text:p text:style-name="P10">Date</text:p>
          </table:table-cell>
          <table:table-cell table:style-name="Tableau9.A2" office:value-type="string">
            <text:p text:style-name="P9"><text:s text:c="3"/></text:p>
            <text:p text:style-name="P10">Nombre d'entreprises ayant reçu l'aide</text:p>
          </table:table-cell>
        </table:table-row>
        <table:table-row table:style-name="Tableau9.3">
          <table:table-cell table:style-name="Tableau9.A3" office:value-type="string">
            <text:p text:style-name="P7"/>
            <text:p text:style-name="P7"><text:span text:style-name="Source_20_Text"><text:span text:style-name="T1">Mars <text:s text:c="4"/>2021 <text:s/></text:span></text:span></text:p>
          </table:table-cell>
          <table:table-cell table:style-name="Tableau9.B3" office:value-type="string">
            <text:p text:style-name="P7"/>
            <text:p text:style-name="P7"><text:span text:style-name="Source_20_Text"><text:span text:style-name="T1">0 <text:s/></text:span></text:span></text:p>
          </table:table-cell>
        </table:table-row>
        <table:table-row table:style-name="Tableau9.3">
          <table:table-cell table:style-name="Tableau9.A3" office:value-type="string">
            <text:p text:style-name="P7"/>
            <text:p text:style-name="P7"><text:span text:style-name="Source_20_Text"><text:span text:style-name="T1">Février <text:s/>2021 <text:s/></text:span></text:span></text:p>
          </table:table-cell>
          <table:table-cell table:style-name="Tableau9.B3" office:value-type="string">
            <text:p text:style-name="P7"/>
            <text:p text:style-name="P7"><text:span text:style-name="Source_20_Text"><text:span text:style-name="T1">0 <text:s/></text:span></text:span></text:p>
          </table:table-cell>
        </table:table-row>
        <table:table-row table:style-name="Tableau9.3">
          <table:table-cell table:style-name="Tableau9.A3" office:value-type="string">
            <text:p text:style-name="P7"/>
            <text:p text:style-name="P7"><text:span text:style-name="Source_20_Text"><text:span text:style-name="T1">Janvier <text:s text:c="2"/>2021 <text:s/></text:span></text:span></text:p>
          </table:table-cell>
          <table:table-cell table:style-name="Tableau9.B3" office:value-type="string">
            <text:p text:style-name="P7"/>
            <text:p text:style-name="P7"><text:span text:style-name="Source_20_Text"><text:span text:style-name="T1">0 <text:s/></text:span></text:span></text:p>
          </table:table-cell>
        </table:table-row>
      </table:table>
      <text:p text:style-name="P26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table:number-columns-spanned="2" office:value-type="string">
            <text:p text:style-name="P6"><text:span text:style-name="T4"><text:s/></text:span><text:span text:style-name="T5">Niveau Départemental: Eure</text:span></text:p>
          </table:table-cell>
          <table:covered-table-cell/>
        </table:table-row>
        <table:table-row table:style-name="Tableau10.2">
          <table:table-cell table:style-name="Tableau10.A2" office:value-type="string">
            <text:p text:style-name="P8"/>
            <text:p text:style-name="P10">Date</text:p>
          </table:table-cell>
          <table:table-cell table:style-name="Tableau10.A2" office:value-type="string">
            <text:p text:style-name="P8"/>
            <text:p text:style-name="P10">Nombre d'entreprises ayant reçu l'aide</text:p>
          </table:table-cell>
        </table:table-row>
        <table:table-row table:style-name="Tableau10.3">
          <table:table-cell table:style-name="Tableau10.A3" office:value-type="string">
            <text:p text:style-name="P7"/>
            <text:p text:style-name="P9">Mars <text:s text:c="4"/>2021 <text:s/></text:p>
          </table:table-cell>
          <table:table-cell table:style-name="Tableau10.B3" office:value-type="string">
            <text:p text:style-name="P7"/>
            <text:p text:style-name="P9">0 <text:s/></text:p>
          </table:table-cell>
        </table:table-row>
        <table:table-row table:style-name="Tableau10.3">
          <table:table-cell table:style-name="Tableau10.A3" office:value-type="string">
            <text:p text:style-name="P7"/>
            <text:p text:style-name="P9">Février <text:s/>2021 <text:s/></text:p>
          </table:table-cell>
          <table:table-cell table:style-name="Tableau10.B3" office:value-type="string">
            <text:p text:style-name="P7"/>
            <text:p text:style-name="P9">0 <text:s/></text:p>
          </table:table-cell>
        </table:table-row>
        <table:table-row table:style-name="Tableau10.3">
          <table:table-cell table:style-name="Tableau10.A3" office:value-type="string">
            <text:p text:style-name="P7"/>
            <text:p text:style-name="P9">Janvier <text:s text:c="2"/>2021 <text:s/></text:p>
          </table:table-cell>
          <table:table-cell table:style-name="Tableau10.B3" office:value-type="string">
            <text:p text:style-name="P7"/>
            <text:p text:style-name="P9">0 <text:s/></text:p>
          </table:table-cell>
        </table:table-row>
      </table:table>
      <text:p text:style-name="P19"><draw:custom-shape text:anchor-type="paragraph" draw:z-index="68" draw:name="Forme2" draw:style-name="gr4" draw:text-style-name="P52" svg:width="16.592cm" svg:height="6.734cm" svg:x="-0.206cm" svg:y="0.07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9" draw:name="Forme1" draw:style-name="gr2" draw:text-style-name="P51" svg:width="20.965cm" svg:height="0.687cm" svg:x="-2.508cm" svg:y="7.16cm"><text:p text:style-name="P38"><text:span text:style-name="T3"><text:s/>5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0" draw:name="Cadre1" draw:style-name="gr5" draw:text-style-name="P52" svg:width="16.592cm" svg:height="7.361cm" svg:x="-0.208cm" svg:y="0.079cm"><text:p text:style-name="P5"><text:s/>Exemples de lauréats :</text:p><text:p text:style-name="P2"/><text:p text:style-name="P2"/><text:p text:style-name="P2"/><text:p text:style-name="P2"/><text:p text:style-name="P2"/><text:p text:style-name="P2"/><text:p text:style-name="P2"/><text:p text:style-name="P1"/><text:p text:style-name="P1"/><text:p text:style-name="P1"/><text:p text:style-name="P1"/><text:p text:style-name="P1"/><text:p text:style-name="P1"/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1"><text:soft-page-break/>AAP industrie : Modernisation des filières auto et aéro</text:p>
      <text:p text:style-name="P29">Données cumulées depuis le début du financement de la mesure par le plan de relance</text:p>
      <text:p text:style-name="P23">Mars <text:s text:c="4"/>2021, Nombre de PME : 5</text:p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table:number-columns-spanned="2" office:value-type="string">
            <text:p text:style-name="P6"><text:span text:style-name="T4"><text:s/></text:span><text:span text:style-name="T5">Niveau National</text:span></text:p>
          </table:table-cell>
          <table:covered-table-cell/>
        </table:table-row>
        <table:table-row table:style-name="Tableau11.2">
          <table:table-cell table:style-name="Tableau11.A2" office:value-type="string">
            <text:p text:style-name="P9"><text:s text:c="9"/></text:p>
            <text:p text:style-name="P10">Date</text:p>
          </table:table-cell>
          <table:table-cell table:style-name="Tableau11.A2" office:value-type="string">
            <text:p text:style-name="P9"><text:s text:c="9"/></text:p>
            <text:p text:style-name="P10">Nombre de PME</text:p>
          </table:table-cell>
        </table:table-row>
        <table:table-row table:style-name="Tableau11.3">
          <table:table-cell table:style-name="Tableau11.A3" office:value-type="string">
            <text:p text:style-name="P7"/>
            <text:p text:style-name="P9">Mars <text:s text:c="4"/>2021 <text:s/></text:p>
          </table:table-cell>
          <table:table-cell table:style-name="Tableau11.B3" office:value-type="string">
            <text:p text:style-name="P7"/>
            <text:p text:style-name="P9">299 <text:s/></text:p>
          </table:table-cell>
        </table:table-row>
        <table:table-row table:style-name="Tableau11.3">
          <table:table-cell table:style-name="Tableau11.A3" office:value-type="string">
            <text:p text:style-name="P7"/>
            <text:p text:style-name="P9">Février <text:s/>2021 <text:s/></text:p>
          </table:table-cell>
          <table:table-cell table:style-name="Tableau11.B3" office:value-type="string">
            <text:p text:style-name="P7"/>
            <text:p text:style-name="P9">299 <text:s/></text:p>
          </table:table-cell>
        </table:table-row>
        <table:table-row table:style-name="Tableau11.3">
          <table:table-cell table:style-name="Tableau11.A3" office:value-type="string">
            <text:p text:style-name="P7"/>
            <text:p text:style-name="P9">Janvier <text:s text:c="2"/>2021 <text:s/></text:p>
          </table:table-cell>
          <table:table-cell table:style-name="Tableau11.B3" office:value-type="string">
            <text:p text:style-name="P7"/>
            <text:p text:style-name="P9">299 <text:s/></text:p>
          </table:table-cell>
        </table:table-row>
      </table:table>
      <text:p text:style-name="P26"/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table:number-columns-spanned="2" office:value-type="string">
            <text:p text:style-name="P6"><text:span text:style-name="T4"><text:s/></text:span><text:span text:style-name="T5">Niveau Régional </text:span><text:bookmark-start text:name="__DdeLink__225_36144007583"/><text:span text:style-name="T5">: Normandie</text:span><text:bookmark-end text:name="__DdeLink__225_36144007583"/></text:p>
          </table:table-cell>
          <table:covered-table-cell/>
        </table:table-row>
        <table:table-row table:style-name="Tableau12.2">
          <table:table-cell table:style-name="Tableau12.A2" office:value-type="string">
            <text:p text:style-name="P9"><text:s text:c="3"/></text:p>
            <text:p text:style-name="P10">Date</text:p>
          </table:table-cell>
          <table:table-cell table:style-name="Tableau12.A2" office:value-type="string">
            <text:p text:style-name="P9"><text:s text:c="3"/></text:p>
            <text:p text:style-name="P10">Nombre de PME</text:p>
          </table:table-cell>
        </table:table-row>
        <table:table-row table:style-name="Tableau12.3">
          <table:table-cell table:style-name="Tableau12.A3" office:value-type="string">
            <text:p text:style-name="P7"/>
            <text:p text:style-name="P7"><text:span text:style-name="Source_20_Text"><text:span text:style-name="T1">Mars <text:s text:c="4"/>2021 <text:s/></text:span></text:span></text:p>
          </table:table-cell>
          <table:table-cell table:style-name="Tableau12.B3" office:value-type="string">
            <text:p text:style-name="P7"/>
            <text:p text:style-name="P7"><text:span text:style-name="Source_20_Text"><text:span text:style-name="T1">15 <text:s/></text:span></text:span></text:p>
          </table:table-cell>
        </table:table-row>
        <table:table-row table:style-name="Tableau12.3">
          <table:table-cell table:style-name="Tableau12.A3" office:value-type="string">
            <text:p text:style-name="P7"/>
            <text:p text:style-name="P7"><text:span text:style-name="Source_20_Text"><text:span text:style-name="T1">Février <text:s/>2021 <text:s/></text:span></text:span></text:p>
          </table:table-cell>
          <table:table-cell table:style-name="Tableau12.B3" office:value-type="string">
            <text:p text:style-name="P7"/>
            <text:p text:style-name="P7"><text:span text:style-name="Source_20_Text"><text:span text:style-name="T1">15 <text:s/></text:span></text:span></text:p>
          </table:table-cell>
        </table:table-row>
        <table:table-row table:style-name="Tableau12.3">
          <table:table-cell table:style-name="Tableau12.A3" office:value-type="string">
            <text:p text:style-name="P7"/>
            <text:p text:style-name="P7"><text:span text:style-name="Source_20_Text"><text:span text:style-name="T1">Janvier <text:s text:c="2"/>2021 <text:s/></text:span></text:span></text:p>
          </table:table-cell>
          <table:table-cell table:style-name="Tableau12.B3" office:value-type="string">
            <text:p text:style-name="P7"/>
            <text:p text:style-name="P7"><text:span text:style-name="Source_20_Text"><text:span text:style-name="T1">15 <text:s/></text:span></text:span></text:p>
          </table:table-cell>
        </table:table-row>
      </table:table>
      <text:p text:style-name="P26"/>
      <table:table table:name="Tableau13" table:style-name="Tableau13">
        <table:table-column table:style-name="Tableau13.A"/>
        <table:table-column table:style-name="Tableau13.B"/>
        <table:table-row table:style-name="Tableau13.1">
          <table:table-cell table:style-name="Tableau13.A1" table:number-columns-spanned="2" office:value-type="string">
            <text:p text:style-name="P6"><text:span text:style-name="T4"><text:s/></text:span><text:span text:style-name="T5">Niveau Départemental: Eure</text:span></text:p>
          </table:table-cell>
          <table:covered-table-cell/>
        </table:table-row>
        <table:table-row table:style-name="Tableau13.2">
          <table:table-cell table:style-name="Tableau13.A2" office:value-type="string">
            <text:p text:style-name="P8"/>
            <text:p text:style-name="P10">Date</text:p>
          </table:table-cell>
          <table:table-cell table:style-name="Tableau13.A2" office:value-type="string">
            <text:p text:style-name="P8"/>
            <text:p text:style-name="P10">Nombre de PME</text:p>
          </table:table-cell>
        </table:table-row>
        <table:table-row table:style-name="Tableau13.3">
          <table:table-cell table:style-name="Tableau13.A3" office:value-type="string">
            <text:p text:style-name="P7"/>
            <text:p text:style-name="P9">Mars <text:s text:c="4"/>2021 <text:s/></text:p>
          </table:table-cell>
          <table:table-cell table:style-name="Tableau13.B3" office:value-type="string">
            <text:p text:style-name="P7"/>
            <text:p text:style-name="P9">5 <text:s/></text:p>
          </table:table-cell>
        </table:table-row>
        <table:table-row table:style-name="Tableau13.3">
          <table:table-cell table:style-name="Tableau13.A3" office:value-type="string">
            <text:p text:style-name="P7"/>
            <text:p text:style-name="P9">Février <text:s/>2021 <text:s/></text:p>
          </table:table-cell>
          <table:table-cell table:style-name="Tableau13.B3" office:value-type="string">
            <text:p text:style-name="P7"/>
            <text:p text:style-name="P9">5 <text:s/></text:p>
          </table:table-cell>
        </table:table-row>
        <table:table-row table:style-name="Tableau13.3">
          <table:table-cell table:style-name="Tableau13.A3" office:value-type="string">
            <text:p text:style-name="P7"/>
            <text:p text:style-name="P9">Janvier <text:s text:c="2"/>2021 <text:s/></text:p>
          </table:table-cell>
          <table:table-cell table:style-name="Tableau13.B3" office:value-type="string">
            <text:p text:style-name="P7"/>
            <text:p text:style-name="P9">5 <text:s/></text:p>
          </table:table-cell>
        </table:table-row>
      </table:table>
      <text:p text:style-name="P19"><draw:custom-shape text:anchor-type="paragraph" draw:z-index="71" draw:name="Forme2" draw:style-name="gr4" draw:text-style-name="P52" svg:width="16.592cm" svg:height="6.734cm" svg:x="-0.206cm" svg:y="0.07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2" draw:name="Forme1" draw:style-name="gr2" draw:text-style-name="P51" svg:width="20.965cm" svg:height="0.687cm" svg:x="-2.508cm" svg:y="7.16cm"><text:p text:style-name="P38"><text:span text:style-name="T3"><text:s/>6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3" draw:name="Cadre1" draw:style-name="gr6" draw:text-style-name="P52" svg:width="16.463cm" svg:height="7.212cm" svg:x="-0.206cm" svg:y="0.229cm"><text:p text:style-name="P5"><text:s/>Exemples de lauréats :</text:p><text:p text:style-name="P2"/><text:p text:style-name="P34"><text:span text:style-name="T11">S’agissant de la filière automobile,</text:span> <text:span text:style-name="T12">la société HOLOPHANE, basée aux Andelys, <text:s/>vise à travers son projet une amélioration substantielle de ses capacités de production et des performances de ses procédés de réalisation, de façon à gagner en efficacité et en précision pour se placer en tant que fournisseur principal des nouvelles technologies d’éclairage dédiées aux véhicules automobiles que sont les réseaux de microlentilles (Multi-Lens Array) et les moyens d’éclairage par imagerie optique permettant la communication inter-véhicules (V2V – doublet achromatique). Elle a bénéficié d’une aide de 984 K€.</text:span></text:p><text:p text:style-name="P32"><text:span text:style-name="T7">Dans la filière aéronautique, le projet de la société <text:s/>Dedienne Multiplasturgy® Group est d’assurer la pérennité de son site normand Dedienne Multiplasturgy®, basé à Saint-aubin-sur-gaillon, au travers d’objectifs à la fois de diversification du secteur aéronautique, d’amélioration de la compétitivité du site en le rendant plus moderne, plus digital et numérique, tout en réduisant son empreinte carbone. Elle a bénéficié d’une aide de 1,2 M€.</text:span></text:p><text:p text:style-name="P1"/><text:p text:style-name="P1"/><text:p text:style-name="P1"/><text:p text:style-name="P1"/><text:p text:style-name="P1"/><text:p text:style-name="P1"/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Standard"/>
      <text:p text:style-name="P28">Prime à la conversion des véhicules légers</text:p>
      <text:p text:style-name="P29">Données cumulées depuis le début du financement de la mesure par le plan de relance</text:p>
      <text:p text:style-name="P23">Mars <text:s text:c="4"/>2021, Nombre de primes à la conversion : 1621</text:p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table:number-columns-spanned="2" office:value-type="string">
            <text:p text:style-name="P6"><text:span text:style-name="T4"><text:s/></text:span><text:span text:style-name="T5">Niveau National</text:span></text:p>
          </table:table-cell>
          <table:covered-table-cell/>
        </table:table-row>
        <table:table-row table:style-name="Tableau14.2">
          <table:table-cell table:style-name="Tableau14.A2" office:value-type="string">
            <text:p text:style-name="P9"><text:s text:c="9"/></text:p>
            <text:p text:style-name="P10">Date</text:p>
          </table:table-cell>
          <table:table-cell table:style-name="Tableau14.A2" office:value-type="string">
            <text:p text:style-name="P9"><text:s text:c="9"/></text:p>
            <text:p text:style-name="P10">Nombre de primes à la conversion</text:p>
          </table:table-cell>
        </table:table-row>
        <table:table-row table:style-name="Tableau14.3">
          <table:table-cell table:style-name="Tableau14.A3" office:value-type="string">
            <text:p text:style-name="P7"/>
            <text:p text:style-name="P9">Mars <text:s text:c="4"/>2021 <text:s/></text:p>
          </table:table-cell>
          <table:table-cell table:style-name="Tableau14.B3" office:value-type="string">
            <text:p text:style-name="P7"/>
            <text:p text:style-name="P9">170850 <text:s/></text:p>
          </table:table-cell>
        </table:table-row>
        <table:table-row table:style-name="Tableau14.3">
          <table:table-cell table:style-name="Tableau14.A3" office:value-type="string">
            <text:p text:style-name="P7"/>
            <text:p text:style-name="P9">Février <text:s/>2021 <text:s/></text:p>
          </table:table-cell>
          <table:table-cell table:style-name="Tableau14.B3" office:value-type="string">
            <text:p text:style-name="P7"/>
            <text:p text:style-name="P9">159795 <text:s/></text:p>
          </table:table-cell>
        </table:table-row>
        <table:table-row table:style-name="Tableau14.3">
          <table:table-cell table:style-name="Tableau14.A3" office:value-type="string">
            <text:p text:style-name="P7"/>
            <text:p text:style-name="P9">Janvier <text:s text:c="2"/>2021 <text:s/></text:p>
          </table:table-cell>
          <table:table-cell table:style-name="Tableau14.B3" office:value-type="string">
            <text:p text:style-name="P7"/>
            <text:p text:style-name="P9">150045 <text:s/></text:p>
          </table:table-cell>
        </table:table-row>
      </table:table>
      <text:p text:style-name="P26"/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table:number-columns-spanned="2" office:value-type="string">
            <text:p text:style-name="P6"><text:span text:style-name="T4"><text:s/></text:span><text:span text:style-name="T5">Niveau Régional </text:span><text:bookmark-start text:name="__DdeLink__225_36144007584"/><text:span text:style-name="T5">: Normandie</text:span><text:bookmark-end text:name="__DdeLink__225_36144007584"/></text:p>
          </table:table-cell>
          <table:covered-table-cell/>
        </table:table-row>
        <table:table-row table:style-name="Tableau15.2">
          <table:table-cell table:style-name="Tableau15.A2" office:value-type="string">
            <text:p text:style-name="P9"><text:s text:c="3"/></text:p>
            <text:p text:style-name="P10">Date</text:p>
          </table:table-cell>
          <table:table-cell table:style-name="Tableau15.A2" office:value-type="string">
            <text:p text:style-name="P9"><text:s text:c="3"/></text:p>
            <text:p text:style-name="P10">Nombre de primes à la conversion</text:p>
          </table:table-cell>
        </table:table-row>
        <table:table-row table:style-name="Tableau15.3">
          <table:table-cell table:style-name="Tableau15.A3" office:value-type="string">
            <text:p text:style-name="P7"/>
            <text:p text:style-name="P7"><text:span text:style-name="Source_20_Text"><text:span text:style-name="T1">Mars <text:s text:c="4"/>2021 <text:s/></text:span></text:span></text:p>
          </table:table-cell>
          <table:table-cell table:style-name="Tableau15.B3" office:value-type="string">
            <text:p text:style-name="P7"/>
            <text:p text:style-name="P7"><text:span text:style-name="Source_20_Text"><text:span text:style-name="T1">9189 <text:s/></text:span></text:span></text:p>
          </table:table-cell>
        </table:table-row>
        <table:table-row table:style-name="Tableau15.3">
          <table:table-cell table:style-name="Tableau15.A3" office:value-type="string">
            <text:p text:style-name="P7"/>
            <text:p text:style-name="P7"><text:span text:style-name="Source_20_Text"><text:span text:style-name="T1">Février <text:s/>2021 <text:s/></text:span></text:span></text:p>
          </table:table-cell>
          <table:table-cell table:style-name="Tableau15.B3" office:value-type="string">
            <text:p text:style-name="P7"/>
            <text:p text:style-name="P7"><text:span text:style-name="Source_20_Text"><text:span text:style-name="T1">8679 <text:s/></text:span></text:span></text:p>
          </table:table-cell>
        </table:table-row>
        <table:table-row table:style-name="Tableau15.3">
          <table:table-cell table:style-name="Tableau15.A3" office:value-type="string">
            <text:p text:style-name="P7"/>
            <text:p text:style-name="P7"><text:span text:style-name="Source_20_Text"><text:span text:style-name="T1">Janvier <text:s text:c="2"/>2021 <text:s/></text:span></text:span></text:p>
          </table:table-cell>
          <table:table-cell table:style-name="Tableau15.B3" office:value-type="string">
            <text:p text:style-name="P7"/>
            <text:p text:style-name="P7"><text:span text:style-name="Source_20_Text"><text:span text:style-name="T1">8199 <text:s/></text:span></text:span></text:p>
          </table:table-cell>
        </table:table-row>
      </table:table>
      <text:p text:style-name="P26"/>
      <table:table table:name="Tableau16" table:style-name="Tableau16">
        <table:table-column table:style-name="Tableau16.A"/>
        <table:table-column table:style-name="Tableau16.B"/>
        <table:table-row table:style-name="Tableau16.1">
          <table:table-cell table:style-name="Tableau16.A1" table:number-columns-spanned="2" office:value-type="string">
            <text:p text:style-name="P6"><text:span text:style-name="T4"><text:s/></text:span><text:span text:style-name="T5">Niveau Départemental: Eure</text:span></text:p>
          </table:table-cell>
          <table:covered-table-cell/>
        </table:table-row>
        <table:table-row table:style-name="Tableau16.2">
          <table:table-cell table:style-name="Tableau16.A2" office:value-type="string">
            <text:p text:style-name="P8"/>
            <text:p text:style-name="P10">Date</text:p>
          </table:table-cell>
          <table:table-cell table:style-name="Tableau16.A2" office:value-type="string">
            <text:p text:style-name="P8"/>
            <text:p text:style-name="P10">Nombre de primes à la conversion</text:p>
          </table:table-cell>
        </table:table-row>
        <table:table-row table:style-name="Tableau16.3">
          <table:table-cell table:style-name="Tableau16.A3" office:value-type="string">
            <text:p text:style-name="P7"/>
            <text:p text:style-name="P9">Mars <text:s text:c="4"/>2021 <text:s/></text:p>
          </table:table-cell>
          <table:table-cell table:style-name="Tableau16.B3" office:value-type="string">
            <text:p text:style-name="P7"/>
            <text:p text:style-name="P9">1621 <text:s/></text:p>
          </table:table-cell>
        </table:table-row>
        <table:table-row table:style-name="Tableau16.3">
          <table:table-cell table:style-name="Tableau16.A3" office:value-type="string">
            <text:p text:style-name="P7"/>
            <text:p text:style-name="P9">Février <text:s/>2021 <text:s/></text:p>
          </table:table-cell>
          <table:table-cell table:style-name="Tableau16.B3" office:value-type="string">
            <text:p text:style-name="P7"/>
            <text:p text:style-name="P9">1526 <text:s/></text:p>
          </table:table-cell>
        </table:table-row>
        <table:table-row table:style-name="Tableau16.3">
          <table:table-cell table:style-name="Tableau16.A3" office:value-type="string">
            <text:p text:style-name="P7"/>
            <text:p text:style-name="P9">Janvier <text:s text:c="2"/>2021 <text:s/></text:p>
          </table:table-cell>
          <table:table-cell table:style-name="Tableau16.B3" office:value-type="string">
            <text:p text:style-name="P7"/>
            <text:p text:style-name="P9">1435 <text:s/></text:p>
          </table:table-cell>
        </table:table-row>
      </table:table>
      <text:p text:style-name="P19"><draw:custom-shape text:anchor-type="paragraph" draw:z-index="74" draw:name="Forme2" draw:style-name="gr4" draw:text-style-name="P52" svg:width="16.592cm" svg:height="6.734cm" svg:x="-0.206cm" svg:y="0.07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5" draw:name="Forme1" draw:style-name="gr2" draw:text-style-name="P51" svg:width="20.965cm" svg:height="0.687cm" svg:x="-2.508cm" svg:y="7.16cm"><text:p text:style-name="P38"><text:span text:style-name="T3"><text:s/>7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6" draw:name="Cadre1" draw:style-name="gr5" draw:text-style-name="P52" svg:width="16.592cm" svg:height="7.361cm" svg:x="-0.208cm" svg:y="0.079cm"><text:p text:style-name="P5"><text:s/>Espace Commentaires :</text:p><text:p text:style-name="P2"/><text:p text:style-name="P2"/><text:p text:style-name="P2"/><text:p text:style-name="P2"/><text:p text:style-name="P2"/><text:p text:style-name="P2"/><text:p text:style-name="P2"/><text:p text:style-name="P1"/><text:p text:style-name="P1"/><text:p text:style-name="P1"/><text:p text:style-name="P1"/><text:p text:style-name="P1"/><text:p text:style-name="P1"/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28">Soutien recherche aéronautique civil</text:p>
      <text:p text:style-name="P29">Données cumulées depuis le début du financement de la mesure par le plan de relance</text:p>
      <text:p text:style-name="P23">Mars <text:s text:c="4"/>2021, Nombre de projets soutenus : 0</text:p>
      <table:table table:name="Tableau17" table:style-name="Tableau17">
        <table:table-column table:style-name="Tableau17.A"/>
        <table:table-column table:style-name="Tableau17.B"/>
        <table:table-row table:style-name="Tableau17.1">
          <table:table-cell table:style-name="Tableau17.A1" table:number-columns-spanned="2" office:value-type="string">
            <text:p text:style-name="P6"><text:span text:style-name="T4"><text:s/></text:span><text:span text:style-name="T5">Niveau National</text:span></text:p>
          </table:table-cell>
          <table:covered-table-cell/>
        </table:table-row>
        <table:table-row table:style-name="Tableau17.2">
          <table:table-cell table:style-name="Tableau17.A2" office:value-type="string">
            <text:p text:style-name="P9"><text:s text:c="9"/></text:p>
            <text:p text:style-name="P10">Date</text:p>
          </table:table-cell>
          <table:table-cell table:style-name="Tableau17.A2" office:value-type="string">
            <text:p text:style-name="P9"><text:s text:c="9"/></text:p>
            <text:p text:style-name="P10">Nombre de projets soutenus</text:p>
          </table:table-cell>
        </table:table-row>
        <table:table-row table:style-name="Tableau17.3">
          <table:table-cell table:style-name="Tableau17.A3" office:value-type="string">
            <text:p text:style-name="P7"/>
            <text:p text:style-name="P9">Mars <text:s text:c="4"/>2021 <text:s/></text:p>
          </table:table-cell>
          <table:table-cell table:style-name="Tableau17.B3" office:value-type="string">
            <text:p text:style-name="P7"/>
            <text:p text:style-name="P9">234 <text:s/></text:p>
          </table:table-cell>
        </table:table-row>
        <table:table-row table:style-name="Tableau17.3">
          <table:table-cell table:style-name="Tableau17.A3" office:value-type="string">
            <text:p text:style-name="P7"/>
            <text:p text:style-name="P9">Février <text:s/>2021 <text:s/></text:p>
          </table:table-cell>
          <table:table-cell table:style-name="Tableau17.B3" office:value-type="string">
            <text:p text:style-name="P7"/>
            <text:p text:style-name="P9">198 <text:s/></text:p>
          </table:table-cell>
        </table:table-row>
        <table:table-row table:style-name="Tableau17.3">
          <table:table-cell table:style-name="Tableau17.A3" office:value-type="string">
            <text:p text:style-name="P7"/>
            <text:p text:style-name="P9">Janvier <text:s text:c="2"/>2021 <text:s/></text:p>
          </table:table-cell>
          <table:table-cell table:style-name="Tableau17.B3" office:value-type="string">
            <text:p text:style-name="P7"/>
            <text:p text:style-name="P9">198 <text:s/></text:p>
          </table:table-cell>
        </table:table-row>
      </table:table>
      <text:p text:style-name="P26"/>
      <table:table table:name="Tableau18" table:style-name="Tableau18">
        <table:table-column table:style-name="Tableau18.A"/>
        <table:table-column table:style-name="Tableau18.B"/>
        <table:table-row table:style-name="Tableau18.1">
          <table:table-cell table:style-name="Tableau18.A1" table:number-columns-spanned="2" office:value-type="string">
            <text:p text:style-name="P6"><text:span text:style-name="T4"><text:s/></text:span><text:span text:style-name="T5">Niveau Régional </text:span><text:bookmark-start text:name="__DdeLink__225_36144007585"/><text:span text:style-name="T5">: Normandie</text:span><text:bookmark-end text:name="__DdeLink__225_36144007585"/></text:p>
          </table:table-cell>
          <table:covered-table-cell/>
        </table:table-row>
        <table:table-row table:style-name="Tableau18.2">
          <table:table-cell table:style-name="Tableau18.A2" office:value-type="string">
            <text:p text:style-name="P9"><text:s text:c="3"/></text:p>
            <text:p text:style-name="P10">Date</text:p>
          </table:table-cell>
          <table:table-cell table:style-name="Tableau18.A2" office:value-type="string">
            <text:p text:style-name="P9"><text:s text:c="3"/></text:p>
            <text:p text:style-name="P10">Nombre de projets soutenus</text:p>
          </table:table-cell>
        </table:table-row>
        <table:table-row table:style-name="Tableau18.3">
          <table:table-cell table:style-name="Tableau18.A3" office:value-type="string">
            <text:p text:style-name="P7"/>
            <text:p text:style-name="P7"><text:span text:style-name="Source_20_Text"><text:span text:style-name="T1">Mars <text:s text:c="4"/>2021 <text:s/></text:span></text:span></text:p>
          </table:table-cell>
          <table:table-cell table:style-name="Tableau18.B3" office:value-type="string">
            <text:p text:style-name="P7"/>
            <text:p text:style-name="P7"><text:span text:style-name="Source_20_Text"><text:span text:style-name="T1">3 <text:s/></text:span></text:span></text:p>
          </table:table-cell>
        </table:table-row>
        <table:table-row table:style-name="Tableau18.3">
          <table:table-cell table:style-name="Tableau18.A3" office:value-type="string">
            <text:p text:style-name="P7"/>
            <text:p text:style-name="P7"><text:span text:style-name="Source_20_Text"><text:span text:style-name="T1">Février <text:s/>2021 <text:s/></text:span></text:span></text:p>
          </table:table-cell>
          <table:table-cell table:style-name="Tableau18.B3" office:value-type="string">
            <text:p text:style-name="P7"/>
            <text:p text:style-name="P7"><text:span text:style-name="Source_20_Text"><text:span text:style-name="T1">3 <text:s/></text:span></text:span></text:p>
          </table:table-cell>
        </table:table-row>
        <table:table-row table:style-name="Tableau18.3">
          <table:table-cell table:style-name="Tableau18.A3" office:value-type="string">
            <text:p text:style-name="P7"/>
            <text:p text:style-name="P7"><text:span text:style-name="Source_20_Text"><text:span text:style-name="T1">Janvier <text:s text:c="2"/>2021 <text:s/></text:span></text:span></text:p>
          </table:table-cell>
          <table:table-cell table:style-name="Tableau18.B3" office:value-type="string">
            <text:p text:style-name="P7"/>
            <text:p text:style-name="P7"><text:span text:style-name="Source_20_Text"><text:span text:style-name="T1">3 <text:s/></text:span></text:span></text:p>
          </table:table-cell>
        </table:table-row>
      </table:table>
      <text:p text:style-name="P26"/>
      <table:table table:name="Tableau19" table:style-name="Tableau19">
        <table:table-column table:style-name="Tableau19.A"/>
        <table:table-column table:style-name="Tableau19.B"/>
        <table:table-row table:style-name="Tableau19.1">
          <table:table-cell table:style-name="Tableau19.A1" table:number-columns-spanned="2" office:value-type="string">
            <text:p text:style-name="P6"><text:span text:style-name="T4"><text:s/></text:span><text:span text:style-name="T5">Niveau Départemental: Eure</text:span></text:p>
          </table:table-cell>
          <table:covered-table-cell/>
        </table:table-row>
        <table:table-row table:style-name="Tableau19.2">
          <table:table-cell table:style-name="Tableau19.A2" office:value-type="string">
            <text:p text:style-name="P8"/>
            <text:p text:style-name="P10">Date</text:p>
          </table:table-cell>
          <table:table-cell table:style-name="Tableau19.A2" office:value-type="string">
            <text:p text:style-name="P8"/>
            <text:p text:style-name="P10">Nombre de projets soutenus</text:p>
          </table:table-cell>
        </table:table-row>
        <table:table-row table:style-name="Tableau19.3">
          <table:table-cell table:style-name="Tableau19.A3" office:value-type="string">
            <text:p text:style-name="P7"/>
            <text:p text:style-name="P9">Mars <text:s text:c="4"/>2021 <text:s/></text:p>
          </table:table-cell>
          <table:table-cell table:style-name="Tableau19.B3" office:value-type="string">
            <text:p text:style-name="P7"/>
            <text:p text:style-name="P9">0 <text:s/></text:p>
          </table:table-cell>
        </table:table-row>
        <table:table-row table:style-name="Tableau19.3">
          <table:table-cell table:style-name="Tableau19.A3" office:value-type="string">
            <text:p text:style-name="P7"/>
            <text:p text:style-name="P9">Février <text:s/>2021 <text:s/></text:p>
          </table:table-cell>
          <table:table-cell table:style-name="Tableau19.B3" office:value-type="string">
            <text:p text:style-name="P7"/>
            <text:p text:style-name="P9">0 <text:s/></text:p>
          </table:table-cell>
        </table:table-row>
        <table:table-row table:style-name="Tableau19.3">
          <table:table-cell table:style-name="Tableau19.A3" office:value-type="string">
            <text:p text:style-name="P7"/>
            <text:p text:style-name="P9">Janvier <text:s text:c="2"/>2021 <text:s/></text:p>
          </table:table-cell>
          <table:table-cell table:style-name="Tableau19.B3" office:value-type="string">
            <text:p text:style-name="P7"/>
            <text:p text:style-name="P9">0 <text:s/></text:p>
          </table:table-cell>
        </table:table-row>
      </table:table>
      <text:p text:style-name="P19"><draw:custom-shape text:anchor-type="paragraph" draw:z-index="77" draw:name="Forme2" draw:style-name="gr4" draw:text-style-name="P52" svg:width="16.592cm" svg:height="6.734cm" svg:x="-0.206cm" svg:y="0.07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8" draw:name="Forme1" draw:style-name="gr2" draw:text-style-name="P51" svg:width="20.965cm" svg:height="0.687cm" svg:x="-2.508cm" svg:y="7.16cm"><text:p text:style-name="P38"><text:span text:style-name="T3"><text:s/>8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9" draw:name="Cadre1" draw:style-name="gr5" draw:text-style-name="P52" svg:width="16.592cm" svg:height="7.361cm" svg:x="-0.208cm" svg:y="0.079cm"><text:p text:style-name="P5"><text:s/>Exemples de lauréats :</text:p><text:p text:style-name="P2"/><text:p text:style-name="P2"/><text:p text:style-name="P2"/><text:p text:style-name="P2"/><text:p text:style-name="P2"/><text:p text:style-name="P2"/><text:p text:style-name="P2"/><text:p text:style-name="P1"/><text:p text:style-name="P1"/><text:p text:style-name="P1"/><text:p text:style-name="P1"/><text:p text:style-name="P1"/><text:p text:style-name="P1"/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28">Rénovation des bâtiments Etats (marchés notifiés)</text:p>
      <text:p text:style-name="P29">Données cumulées depuis le début du financement de la mesure par le plan de relance</text:p>
      <text:p text:style-name="P23">Mars <text:s text:c="4"/>2021, Nombre de bâtiments dont le marché de rénovation est notifié : 4</text:p>
      <table:table table:name="Tableau20" table:style-name="Tableau20">
        <table:table-column table:style-name="Tableau20.A"/>
        <table:table-column table:style-name="Tableau20.B"/>
        <table:table-row table:style-name="Tableau20.1">
          <table:table-cell table:style-name="Tableau20.A1" table:number-columns-spanned="2" office:value-type="string">
            <text:p text:style-name="P6"><text:span text:style-name="T4"><text:s/></text:span><text:span text:style-name="T5">Niveau National</text:span></text:p>
          </table:table-cell>
          <table:covered-table-cell/>
        </table:table-row>
        <table:table-row table:style-name="Tableau20.2">
          <table:table-cell table:style-name="Tableau20.A2" office:value-type="string">
            <text:p text:style-name="P9"><text:s text:c="9"/></text:p>
            <text:p text:style-name="P10">Date</text:p>
          </table:table-cell>
          <table:table-cell table:style-name="Tableau20.A2" office:value-type="string">
            <text:p text:style-name="P9"><text:s text:c="9"/></text:p>
            <text:p text:style-name="P10">Nombre de bâtiments dont le marché de rénovation est notifié</text:p>
          </table:table-cell>
        </table:table-row>
        <table:table-row table:style-name="Tableau20.3">
          <table:table-cell table:style-name="Tableau20.A3" office:value-type="string">
            <text:p text:style-name="P7"/>
            <text:p text:style-name="P9">Mars <text:s text:c="4"/>2021 <text:s/></text:p>
          </table:table-cell>
          <table:table-cell table:style-name="Tableau20.B3" office:value-type="string">
            <text:p text:style-name="P7"/>
            <text:p text:style-name="P9">587 <text:s/></text:p>
          </table:table-cell>
        </table:table-row>
        <table:table-row table:style-name="Tableau20.3">
          <table:table-cell table:style-name="Tableau20.A3" office:value-type="string">
            <text:p text:style-name="P7"/>
            <text:p text:style-name="P9">Février <text:s/>2021 <text:s/></text:p>
          </table:table-cell>
          <table:table-cell table:style-name="Tableau20.B3" office:value-type="string">
            <text:p text:style-name="P7"/>
            <text:p text:style-name="P9">296 <text:s/></text:p>
          </table:table-cell>
        </table:table-row>
        <table:table-row table:style-name="Tableau20.3">
          <table:table-cell table:style-name="Tableau20.A3" office:value-type="string">
            <text:p text:style-name="P7"/>
            <text:p text:style-name="P9">Janvier <text:s text:c="2"/>2021 <text:s/></text:p>
          </table:table-cell>
          <table:table-cell table:style-name="Tableau20.B3" office:value-type="string">
            <text:p text:style-name="P7"/>
            <text:p text:style-name="P9">107 <text:s/></text:p>
          </table:table-cell>
        </table:table-row>
      </table:table>
      <text:p text:style-name="P26"/>
      <table:table table:name="Tableau21" table:style-name="Tableau21">
        <table:table-column table:style-name="Tableau21.A"/>
        <table:table-column table:style-name="Tableau21.B"/>
        <table:table-row table:style-name="Tableau21.1">
          <table:table-cell table:style-name="Tableau21.A1" table:number-columns-spanned="2" office:value-type="string">
            <text:p text:style-name="P6"><text:span text:style-name="T4"><text:s/></text:span><text:span text:style-name="T5">Niveau Régional </text:span><text:bookmark-start text:name="__DdeLink__225_36144007586"/><text:span text:style-name="T5">: Normandie</text:span><text:bookmark-end text:name="__DdeLink__225_36144007586"/></text:p>
          </table:table-cell>
          <table:covered-table-cell/>
        </table:table-row>
        <table:table-row table:style-name="Tableau21.2">
          <table:table-cell table:style-name="Tableau21.A2" office:value-type="string">
            <text:p text:style-name="P9"><text:s text:c="3"/></text:p>
            <text:p text:style-name="P10">Date</text:p>
          </table:table-cell>
          <table:table-cell table:style-name="Tableau21.A2" office:value-type="string">
            <text:p text:style-name="P9"><text:s text:c="3"/></text:p>
            <text:p text:style-name="P10">Nombre de bâtiments dont le marché de rénovation est notifié</text:p>
          </table:table-cell>
        </table:table-row>
        <table:table-row table:style-name="Tableau21.3">
          <table:table-cell table:style-name="Tableau21.A3" office:value-type="string">
            <text:p text:style-name="P7"/>
            <text:p text:style-name="P7"><text:span text:style-name="Source_20_Text"><text:span text:style-name="T1">Mars <text:s text:c="4"/>2021 <text:s/></text:span></text:span></text:p>
          </table:table-cell>
          <table:table-cell table:style-name="Tableau21.B3" office:value-type="string">
            <text:p text:style-name="P7"/>
            <text:p text:style-name="P7"><text:span text:style-name="Source_20_Text"><text:span text:style-name="T1">51 <text:s/></text:span></text:span></text:p>
          </table:table-cell>
        </table:table-row>
        <table:table-row table:style-name="Tableau21.3">
          <table:table-cell table:style-name="Tableau21.A3" office:value-type="string">
            <text:p text:style-name="P7"/>
            <text:p text:style-name="P7"><text:span text:style-name="Source_20_Text"><text:span text:style-name="T1">Février <text:s/>2021 <text:s/></text:span></text:span></text:p>
          </table:table-cell>
          <table:table-cell table:style-name="Tableau21.B3" office:value-type="string">
            <text:p text:style-name="P7"/>
            <text:p text:style-name="P7"><text:span text:style-name="Source_20_Text"><text:span text:style-name="T1">27 <text:s/></text:span></text:span></text:p>
          </table:table-cell>
        </table:table-row>
        <table:table-row table:style-name="Tableau21.3">
          <table:table-cell table:style-name="Tableau21.A3" office:value-type="string">
            <text:p text:style-name="P7"/>
            <text:p text:style-name="P7"><text:span text:style-name="Source_20_Text"><text:span text:style-name="T1">Janvier <text:s text:c="2"/>2021 <text:s/></text:span></text:span></text:p>
          </table:table-cell>
          <table:table-cell table:style-name="Tableau21.B3" office:value-type="string">
            <text:p text:style-name="P7"/>
            <text:p text:style-name="P7"><text:span text:style-name="Source_20_Text"><text:span text:style-name="T1">24 <text:s/></text:span></text:span></text:p>
          </table:table-cell>
        </table:table-row>
      </table:table>
      <text:p text:style-name="P26"/>
      <table:table table:name="Tableau22" table:style-name="Tableau22">
        <table:table-column table:style-name="Tableau22.A"/>
        <table:table-column table:style-name="Tableau22.B"/>
        <table:table-row table:style-name="Tableau22.1">
          <table:table-cell table:style-name="Tableau22.A1" table:number-columns-spanned="2" office:value-type="string">
            <text:p text:style-name="P6"><text:span text:style-name="T4"><text:s/></text:span><text:span text:style-name="T5">Niveau Départemental: Eure</text:span></text:p>
          </table:table-cell>
          <table:covered-table-cell/>
        </table:table-row>
        <table:table-row table:style-name="Tableau22.2">
          <table:table-cell table:style-name="Tableau22.A2" office:value-type="string">
            <text:p text:style-name="P8"/>
            <text:p text:style-name="P10">Date</text:p>
          </table:table-cell>
          <table:table-cell table:style-name="Tableau22.A2" office:value-type="string">
            <text:p text:style-name="P8"/>
            <text:p text:style-name="P10">Nombre de bâtiments dont le marché de rénovation est notifié</text:p>
          </table:table-cell>
        </table:table-row>
        <table:table-row table:style-name="Tableau22.3">
          <table:table-cell table:style-name="Tableau22.A3" office:value-type="string">
            <text:p text:style-name="P7"/>
            <text:p text:style-name="P9">Mars <text:s text:c="4"/>2021 <text:s/></text:p>
          </table:table-cell>
          <table:table-cell table:style-name="Tableau22.B3" office:value-type="string">
            <text:p text:style-name="P7"/>
            <text:p text:style-name="P9">4 <text:s/></text:p>
          </table:table-cell>
        </table:table-row>
        <table:table-row table:style-name="Tableau22.3">
          <table:table-cell table:style-name="Tableau22.A3" office:value-type="string">
            <text:p text:style-name="P7"/>
            <text:p text:style-name="P9">Février <text:s/>2021 <text:s/></text:p>
          </table:table-cell>
          <table:table-cell table:style-name="Tableau22.B3" office:value-type="string">
            <text:p text:style-name="P7"/>
            <text:p text:style-name="P9">2 <text:s/></text:p>
          </table:table-cell>
        </table:table-row>
        <table:table-row table:style-name="Tableau22.3">
          <table:table-cell table:style-name="Tableau22.A3" office:value-type="string">
            <text:p text:style-name="P7"/>
            <text:p text:style-name="P9">Janvier <text:s text:c="2"/>2021 <text:s/></text:p>
          </table:table-cell>
          <table:table-cell table:style-name="Tableau22.B3" office:value-type="string">
            <text:p text:style-name="P7"/>
            <text:p text:style-name="P9">0 <text:s/></text:p>
          </table:table-cell>
        </table:table-row>
      </table:table>
      <text:p text:style-name="P19"><draw:custom-shape text:anchor-type="paragraph" draw:z-index="80" draw:name="Forme2" draw:style-name="gr4" draw:text-style-name="P52" svg:width="16.592cm" svg:height="6.734cm" svg:x="-0.206cm" svg:y="0.07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1" draw:name="Forme1" draw:style-name="gr2" draw:text-style-name="P51" svg:width="20.965cm" svg:height="0.687cm" svg:x="-2.508cm" svg:y="7.16cm"><text:p text:style-name="P38"><text:span text:style-name="T3"><text:s/>9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2" draw:name="Cadre1" draw:style-name="gr7" draw:text-style-name="P52" svg:width="16.59cm" svg:height="3.442cm" svg:x="-0.206cm" svg:y="0.079cm"><text:p text:style-name="P5"><text:s/>Espace Commentaires :</text:p><text:p text:style-name="P5"/><text:p text:style-name="P36">Parmi les projets emblématiques du département, peuvent être notamment cités <text:span text:style-name="T10">les projets concernant la Préfecture et d’autres services ministériels basés à EVREUX pour 3,7 M€ ainsi que le futur tribunal de proximité basé à LOUVIERS pour 2,69 M€.</text:span></text:p><text:p text:style-name="P2"/><text:p text:style-name="P2"/><text:p text:style-name="P2"/><text:p text:style-name="P2"/><text:p text:style-name="P2"/><text:p text:style-name="P2"/><text:p text:style-name="P2"/><text:p text:style-name="P1"/><text:p text:style-name="P1"/><text:p text:style-name="P1"/><text:p text:style-name="P1"/><text:p text:style-name="P1"/><text:p text:style-name="P1"/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27"/>
      <text:p text:style-name="P20"/>
      <text:p text:style-name="P20"/>
      <text:p text:style-name="P20"/>
      <text:p text:style-name="P17"><draw:custom-shape text:anchor-type="paragraph" draw:z-index="83" draw:name="Forme1" draw:style-name="gr1" draw:text-style-name="P51" svg:width="16.885cm" svg:height="15.955cm" svg:x="-0.533cm" svg:y="3.799cm"><text:p text:style-name="P4"><text:s/>Commentaires généraux :</text:p><text:p text:style-name="P1"/><text:p text:style-name="P47">Dans le cadre du soutien aux projets industriels dans les territoires, ce sont pour l’instant 14 entreprises qui ont bénéficié du soutien de l’État à hauteur de plus de <text:span text:style-name="T14">6</text:span> millions d’euros.</text:p><text:p text:style-name="P48"/><text:p text:style-name="P48">Bien que ne figurant pas dans les indicateurs ci-dessous, il convient de citer au titre du volet « compétitivité » :</text:p><text:list xml:id="list2723351578" text:style-name="L3"><text:list-item><text:p text:style-name="P49">la baisse des impôts de production à hauteur d’environ 85 M€ dont près de 4.900 entreprises euroises vont bénéficier en 2021,</text:p></text:list-item><text:list-item><text:p text:style-name="P49">concernant la souveraineté technologique, l’AAP Capacity dont une entreprise de l’Eure est bénéficiaire,</text:p></text:list-item><text:list-item><text:p text:style-name="P49">le soutien aux investissements dans les monuments historiques <text:span text:style-name="T15">appartenant </text:span>aux propriétaires privés avec une aide au profit du château de BEAUMESNIL à Mesnil-en-Ouche .</text:p></text:list-item></text:list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4" draw:name="Forme2" draw:style-name="gr2" draw:text-style-name="P52" svg:width="20.905cm" svg:height="0.687cm" svg:x="-2.438cm" svg:y="20.055cm"><text:p text:style-name="P37"><text:span text:style-name="T2">1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Volet : Compétitivité</text:p>
      <text:p text:style-name="Standard"/>
      <text:p text:style-name="P28">Assurance prospection</text:p>
      <text:p text:style-name="P29">Données cumulées depuis le début du financement de la mesure par le plan de relance</text:p>
      <text:p text:style-name="P23">Mars <text:s text:c="4"/>2021, Nombre de TPE,PME,ETI bénéficiaires : 1</text:p>
      <table:table table:name="Tableau23" table:style-name="Tableau23">
        <table:table-column table:style-name="Tableau23.A"/>
        <table:table-column table:style-name="Tableau23.B"/>
        <table:table-row table:style-name="Tableau23.1">
          <table:table-cell table:style-name="Tableau23.A1" table:number-columns-spanned="2" office:value-type="string">
            <text:p text:style-name="P6"><text:span text:style-name="T4"><text:s/></text:span><text:span text:style-name="T5">Niveau National</text:span></text:p>
          </table:table-cell>
          <table:covered-table-cell/>
        </table:table-row>
        <table:table-row table:style-name="Tableau23.2">
          <table:table-cell table:style-name="Tableau23.A2" office:value-type="string">
            <text:p text:style-name="P9"><text:s text:c="9"/></text:p>
            <text:p text:style-name="P10">Date</text:p>
          </table:table-cell>
          <table:table-cell table:style-name="Tableau23.A2" office:value-type="string">
            <text:p text:style-name="P9"><text:s text:c="9"/></text:p>
            <text:p text:style-name="P10">Nombre de TPE,PME,ETI bénéficiaires</text:p>
          </table:table-cell>
        </table:table-row>
        <table:table-row table:style-name="Tableau23.3">
          <table:table-cell table:style-name="Tableau23.A3" office:value-type="string">
            <text:p text:style-name="P7"/>
            <text:p text:style-name="P9">Mars <text:s text:c="4"/>2021 <text:s/></text:p>
          </table:table-cell>
          <table:table-cell table:style-name="Tableau23.B3" office:value-type="string">
            <text:p text:style-name="P7"/>
            <text:p text:style-name="P9">562 <text:s/></text:p>
          </table:table-cell>
        </table:table-row>
        <table:table-row table:style-name="Tableau23.3">
          <table:table-cell table:style-name="Tableau23.A3" office:value-type="string">
            <text:p text:style-name="P7"/>
            <text:p text:style-name="P9">Février <text:s/>2021 <text:s/></text:p>
          </table:table-cell>
          <table:table-cell table:style-name="Tableau23.B3" office:value-type="string">
            <text:p text:style-name="P7"/>
            <text:p text:style-name="P9">444 <text:s/></text:p>
          </table:table-cell>
        </table:table-row>
        <table:table-row table:style-name="Tableau23.3">
          <table:table-cell table:style-name="Tableau23.A3" office:value-type="string">
            <text:p text:style-name="P7"/>
            <text:p text:style-name="P9">Janvier <text:s text:c="2"/>2021 <text:s/></text:p>
          </table:table-cell>
          <table:table-cell table:style-name="Tableau23.B3" office:value-type="string">
            <text:p text:style-name="P7"/>
            <text:p text:style-name="P9">358 <text:s/></text:p>
          </table:table-cell>
        </table:table-row>
      </table:table>
      <text:p text:style-name="P26"/>
      <table:table table:name="Tableau24" table:style-name="Tableau24">
        <table:table-column table:style-name="Tableau24.A"/>
        <table:table-column table:style-name="Tableau24.B"/>
        <table:table-row table:style-name="Tableau24.1">
          <table:table-cell table:style-name="Tableau24.A1" table:number-columns-spanned="2" office:value-type="string">
            <text:p text:style-name="P6"><text:span text:style-name="T4"><text:s/></text:span><text:span text:style-name="T5">Niveau Régional </text:span><text:bookmark-start text:name="__DdeLink__225_36144007587"/><text:span text:style-name="T5">: Normandie</text:span><text:bookmark-end text:name="__DdeLink__225_36144007587"/></text:p>
          </table:table-cell>
          <table:covered-table-cell/>
        </table:table-row>
        <table:table-row table:style-name="Tableau24.2">
          <table:table-cell table:style-name="Tableau24.A2" office:value-type="string">
            <text:p text:style-name="P9"><text:s text:c="3"/></text:p>
            <text:p text:style-name="P10">Date</text:p>
          </table:table-cell>
          <table:table-cell table:style-name="Tableau24.A2" office:value-type="string">
            <text:p text:style-name="P9"><text:s text:c="3"/></text:p>
            <text:p text:style-name="P10">Nombre de TPE,PME,ETI bénéficiaires</text:p>
          </table:table-cell>
        </table:table-row>
        <table:table-row table:style-name="Tableau24.3">
          <table:table-cell table:style-name="Tableau24.A3" office:value-type="string">
            <text:p text:style-name="P7"/>
            <text:p text:style-name="P7"><text:span text:style-name="Source_20_Text"><text:span text:style-name="T1">Mars <text:s text:c="4"/>2021 <text:s/></text:span></text:span></text:p>
          </table:table-cell>
          <table:table-cell table:style-name="Tableau24.B3" office:value-type="string">
            <text:p text:style-name="P7"/>
            <text:p text:style-name="P7"><text:span text:style-name="Source_20_Text"><text:span text:style-name="T1">12 <text:s/></text:span></text:span></text:p>
          </table:table-cell>
        </table:table-row>
        <table:table-row table:style-name="Tableau24.3">
          <table:table-cell table:style-name="Tableau24.A3" office:value-type="string">
            <text:p text:style-name="P7"/>
            <text:p text:style-name="P7"><text:span text:style-name="Source_20_Text"><text:span text:style-name="T1">Février <text:s/>2021 <text:s/></text:span></text:span></text:p>
          </table:table-cell>
          <table:table-cell table:style-name="Tableau24.B3" office:value-type="string">
            <text:p text:style-name="P7"/>
            <text:p text:style-name="P7"><text:span text:style-name="Source_20_Text"><text:span text:style-name="T1">11 <text:s/></text:span></text:span></text:p>
          </table:table-cell>
        </table:table-row>
        <table:table-row table:style-name="Tableau24.3">
          <table:table-cell table:style-name="Tableau24.A3" office:value-type="string">
            <text:p text:style-name="P7"/>
            <text:p text:style-name="P7"><text:span text:style-name="Source_20_Text"><text:span text:style-name="T1">Janvier <text:s text:c="2"/>2021 <text:s/></text:span></text:span></text:p>
          </table:table-cell>
          <table:table-cell table:style-name="Tableau24.B3" office:value-type="string">
            <text:p text:style-name="P7"/>
            <text:p text:style-name="P7"><text:span text:style-name="Source_20_Text"><text:span text:style-name="T1">9 <text:s/></text:span></text:span></text:p>
          </table:table-cell>
        </table:table-row>
      </table:table>
      <text:p text:style-name="P26"/>
      <table:table table:name="Tableau25" table:style-name="Tableau25">
        <table:table-column table:style-name="Tableau25.A"/>
        <table:table-column table:style-name="Tableau25.B"/>
        <table:table-row table:style-name="Tableau25.1">
          <table:table-cell table:style-name="Tableau25.A1" table:number-columns-spanned="2" office:value-type="string">
            <text:p text:style-name="P6"><text:span text:style-name="T4"><text:s/></text:span><text:span text:style-name="T5">Niveau Départemental: Eure</text:span></text:p>
          </table:table-cell>
          <table:covered-table-cell/>
        </table:table-row>
        <table:table-row table:style-name="Tableau25.2">
          <table:table-cell table:style-name="Tableau25.A2" office:value-type="string">
            <text:p text:style-name="P8"/>
            <text:p text:style-name="P10">Date</text:p>
          </table:table-cell>
          <table:table-cell table:style-name="Tableau25.A2" office:value-type="string">
            <text:p text:style-name="P8"/>
            <text:p text:style-name="P10">Nombre de TPE,PME,ETI bénéficiaires</text:p>
          </table:table-cell>
        </table:table-row>
        <table:table-row table:style-name="Tableau25.3">
          <table:table-cell table:style-name="Tableau25.A3" office:value-type="string">
            <text:p text:style-name="P7"/>
            <text:p text:style-name="P9">Mars <text:s text:c="4"/>2021 <text:s/></text:p>
          </table:table-cell>
          <table:table-cell table:style-name="Tableau25.B3" office:value-type="string">
            <text:p text:style-name="P7"/>
            <text:p text:style-name="P9">1 <text:s/></text:p>
          </table:table-cell>
        </table:table-row>
        <table:table-row table:style-name="Tableau25.3">
          <table:table-cell table:style-name="Tableau25.A3" office:value-type="string">
            <text:p text:style-name="P7"/>
            <text:p text:style-name="P9">Février <text:s/>2021 <text:s/></text:p>
          </table:table-cell>
          <table:table-cell table:style-name="Tableau25.B3" office:value-type="string">
            <text:p text:style-name="P7"/>
            <text:p text:style-name="P9">1 <text:s/></text:p>
          </table:table-cell>
        </table:table-row>
        <table:table-row table:style-name="Tableau25.3">
          <table:table-cell table:style-name="Tableau25.A3" office:value-type="string">
            <text:p text:style-name="P7"/>
            <text:p text:style-name="P9">Janvier <text:s text:c="2"/>2021 <text:s/></text:p>
          </table:table-cell>
          <table:table-cell table:style-name="Tableau25.B3" office:value-type="string">
            <text:p text:style-name="P7"/>
            <text:p text:style-name="P9">1 <text:s/></text:p>
          </table:table-cell>
        </table:table-row>
      </table:table>
      <text:p text:style-name="P19"><draw:custom-shape text:anchor-type="paragraph" draw:z-index="85" draw:name="Forme2" draw:style-name="gr4" draw:text-style-name="P52" svg:width="16.592cm" svg:height="6.734cm" svg:x="-0.206cm" svg:y="0.07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6" draw:name="Forme1" draw:style-name="gr2" draw:text-style-name="P51" svg:width="20.965cm" svg:height="0.687cm" svg:x="-2.508cm" svg:y="7.16cm"><text:p text:style-name="P38"><text:span text:style-name="T3"><text:s/>11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7" draw:name="Cadre1" draw:style-name="gr5" draw:text-style-name="P52" svg:width="16.592cm" svg:height="7.361cm" svg:x="-0.208cm" svg:y="0.079cm"><text:p text:style-name="P5"><text:s/>Exemples de lauréats :</text:p><text:p text:style-name="P2"/><text:p text:style-name="P2"/><text:p text:style-name="P2"/><text:p text:style-name="P2"/><text:p text:style-name="P2"/><text:p text:style-name="P2"/><text:p text:style-name="P2"/><text:p text:style-name="P1"/><text:p text:style-name="P1"/><text:p text:style-name="P1"/><text:p text:style-name="P1"/><text:p text:style-name="P1"/><text:p text:style-name="P1"/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28">France Num : aide à la numérisation des TPE,PME,ETI</text:p>
      <text:p text:style-name="P29">Données cumulées depuis le début du financement de la mesure par le plan de relance</text:p>
      <text:p text:style-name="P23">Mars <text:s text:c="4"/>2021, Nombre d'accompagnements dispensés : 222</text:p>
      <table:table table:name="Tableau26" table:style-name="Tableau26">
        <table:table-column table:style-name="Tableau26.A"/>
        <table:table-column table:style-name="Tableau26.B"/>
        <table:table-row table:style-name="Tableau26.1">
          <table:table-cell table:style-name="Tableau26.A1" table:number-columns-spanned="2" office:value-type="string">
            <text:p text:style-name="P6"><text:span text:style-name="T4"><text:s/></text:span><text:span text:style-name="T5">Niveau National</text:span></text:p>
          </table:table-cell>
          <table:covered-table-cell/>
        </table:table-row>
        <table:table-row table:style-name="Tableau26.2">
          <table:table-cell table:style-name="Tableau26.A2" office:value-type="string">
            <text:p text:style-name="P9"><text:s text:c="9"/></text:p>
            <text:p text:style-name="P10">Date</text:p>
          </table:table-cell>
          <table:table-cell table:style-name="Tableau26.A2" office:value-type="string">
            <text:p text:style-name="P9"><text:s text:c="9"/></text:p>
            <text:p text:style-name="P10">Nombre d'accompagnements dispensés</text:p>
          </table:table-cell>
        </table:table-row>
        <table:table-row table:style-name="Tableau26.3">
          <table:table-cell table:style-name="Tableau26.A3" office:value-type="string">
            <text:p text:style-name="P7"/>
            <text:p text:style-name="P9">Mars <text:s text:c="4"/>2021 <text:s/></text:p>
          </table:table-cell>
          <table:table-cell table:style-name="Tableau26.B3" office:value-type="string">
            <text:p text:style-name="P7"/>
            <text:p text:style-name="P9">27991 <text:s/></text:p>
          </table:table-cell>
        </table:table-row>
        <table:table-row table:style-name="Tableau26.3">
          <table:table-cell table:style-name="Tableau26.A3" office:value-type="string">
            <text:p text:style-name="P7"/>
            <text:p text:style-name="P9">Février <text:s/>2021 <text:s/></text:p>
          </table:table-cell>
          <table:table-cell table:style-name="Tableau26.B3" office:value-type="string">
            <text:p text:style-name="P7"/>
            <text:p text:style-name="P9">11866 <text:s/></text:p>
          </table:table-cell>
        </table:table-row>
        <table:table-row table:style-name="Tableau26.3">
          <table:table-cell table:style-name="Tableau26.A3" office:value-type="string">
            <text:p text:style-name="P7"/>
            <text:p text:style-name="P9">Janvier <text:s text:c="2"/>2021 <text:s/></text:p>
          </table:table-cell>
          <table:table-cell table:style-name="Tableau26.B3" office:value-type="string">
            <text:p text:style-name="P7"/>
            <text:p text:style-name="P9">4106 <text:s/></text:p>
          </table:table-cell>
        </table:table-row>
      </table:table>
      <text:p text:style-name="P26"/>
      <table:table table:name="Tableau27" table:style-name="Tableau27">
        <table:table-column table:style-name="Tableau27.A"/>
        <table:table-column table:style-name="Tableau27.B"/>
        <table:table-row table:style-name="Tableau27.1">
          <table:table-cell table:style-name="Tableau27.A1" table:number-columns-spanned="2" office:value-type="string">
            <text:p text:style-name="P6"><text:span text:style-name="T4"><text:s/></text:span><text:span text:style-name="T5">Niveau Régional </text:span><text:bookmark-start text:name="__DdeLink__225_36144007588"/><text:span text:style-name="T5">: Normandie</text:span><text:bookmark-end text:name="__DdeLink__225_36144007588"/></text:p>
          </table:table-cell>
          <table:covered-table-cell/>
        </table:table-row>
        <table:table-row table:style-name="Tableau27.2">
          <table:table-cell table:style-name="Tableau27.A2" office:value-type="string">
            <text:p text:style-name="P9"><text:s text:c="3"/></text:p>
            <text:p text:style-name="P10">Date</text:p>
          </table:table-cell>
          <table:table-cell table:style-name="Tableau27.A2" office:value-type="string">
            <text:p text:style-name="P9"><text:s text:c="3"/></text:p>
            <text:p text:style-name="P10">Nombre d'accompagnements dispensés</text:p>
          </table:table-cell>
        </table:table-row>
        <table:table-row table:style-name="Tableau27.3">
          <table:table-cell table:style-name="Tableau27.A3" office:value-type="string">
            <text:p text:style-name="P7"/>
            <text:p text:style-name="P7"><text:span text:style-name="Source_20_Text"><text:span text:style-name="T1">Mars <text:s text:c="4"/>2021 <text:s/></text:span></text:span></text:p>
          </table:table-cell>
          <table:table-cell table:style-name="Tableau27.B3" office:value-type="string">
            <text:p text:style-name="P7"/>
            <text:p text:style-name="P7"><text:span text:style-name="Source_20_Text"><text:span text:style-name="T1">1194 <text:s/></text:span></text:span></text:p>
          </table:table-cell>
        </table:table-row>
        <table:table-row table:style-name="Tableau27.3">
          <table:table-cell table:style-name="Tableau27.A3" office:value-type="string">
            <text:p text:style-name="P7"/>
            <text:p text:style-name="P7"><text:span text:style-name="Source_20_Text"><text:span text:style-name="T1">Février <text:s/>2021 <text:s/></text:span></text:span></text:p>
          </table:table-cell>
          <table:table-cell table:style-name="Tableau27.B3" office:value-type="string">
            <text:p text:style-name="P7"/>
            <text:p text:style-name="P7"><text:span text:style-name="Source_20_Text"><text:span text:style-name="T1">590 <text:s/></text:span></text:span></text:p>
          </table:table-cell>
        </table:table-row>
        <table:table-row table:style-name="Tableau27.3">
          <table:table-cell table:style-name="Tableau27.A3" office:value-type="string">
            <text:p text:style-name="P7"/>
            <text:p text:style-name="P7"><text:span text:style-name="Source_20_Text"><text:span text:style-name="T1">Janvier <text:s text:c="2"/>2021 <text:s/></text:span></text:span></text:p>
          </table:table-cell>
          <table:table-cell table:style-name="Tableau27.B3" office:value-type="string">
            <text:p text:style-name="P7"/>
            <text:p text:style-name="P7"><text:span text:style-name="Source_20_Text"><text:span text:style-name="T1">284 <text:s/></text:span></text:span></text:p>
          </table:table-cell>
        </table:table-row>
      </table:table>
      <text:p text:style-name="P26"/>
      <table:table table:name="Tableau28" table:style-name="Tableau28">
        <table:table-column table:style-name="Tableau28.A"/>
        <table:table-column table:style-name="Tableau28.B"/>
        <table:table-row table:style-name="Tableau28.1">
          <table:table-cell table:style-name="Tableau28.A1" table:number-columns-spanned="2" office:value-type="string">
            <text:p text:style-name="P6"><text:span text:style-name="T4"><text:s/></text:span><text:span text:style-name="T5">Niveau Départemental: Eure</text:span></text:p>
          </table:table-cell>
          <table:covered-table-cell/>
        </table:table-row>
        <table:table-row table:style-name="Tableau28.2">
          <table:table-cell table:style-name="Tableau28.A2" office:value-type="string">
            <text:p text:style-name="P8"/>
            <text:p text:style-name="P10">Date</text:p>
          </table:table-cell>
          <table:table-cell table:style-name="Tableau28.A2" office:value-type="string">
            <text:p text:style-name="P8"/>
            <text:p text:style-name="P10">Nombre d'accompagnements dispensés</text:p>
          </table:table-cell>
        </table:table-row>
        <table:table-row table:style-name="Tableau28.3">
          <table:table-cell table:style-name="Tableau28.A3" office:value-type="string">
            <text:p text:style-name="P7"/>
            <text:p text:style-name="P9">Mars <text:s text:c="4"/>2021 <text:s/></text:p>
          </table:table-cell>
          <table:table-cell table:style-name="Tableau28.B3" office:value-type="string">
            <text:p text:style-name="P7"/>
            <text:p text:style-name="P9">222 <text:s/></text:p>
          </table:table-cell>
        </table:table-row>
        <table:table-row table:style-name="Tableau28.3">
          <table:table-cell table:style-name="Tableau28.A3" office:value-type="string">
            <text:p text:style-name="P7"/>
            <text:p text:style-name="P9">Février <text:s/>2021 <text:s/></text:p>
          </table:table-cell>
          <table:table-cell table:style-name="Tableau28.B3" office:value-type="string">
            <text:p text:style-name="P7"/>
            <text:p text:style-name="P9">127 <text:s/></text:p>
          </table:table-cell>
        </table:table-row>
        <table:table-row table:style-name="Tableau28.3">
          <table:table-cell table:style-name="Tableau28.A3" office:value-type="string">
            <text:p text:style-name="P7"/>
            <text:p text:style-name="P9">Janvier <text:s text:c="2"/>2021 <text:s/></text:p>
          </table:table-cell>
          <table:table-cell table:style-name="Tableau28.B3" office:value-type="string">
            <text:p text:style-name="P7"/>
            <text:p text:style-name="P9">76 <text:s/></text:p>
          </table:table-cell>
        </table:table-row>
      </table:table>
      <text:p text:style-name="P19"><draw:custom-shape text:anchor-type="paragraph" draw:z-index="89" draw:name="Forme2" draw:style-name="gr4" draw:text-style-name="P52" svg:width="16.592cm" svg:height="6.734cm" svg:x="-0.206cm" svg:y="0.07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1" draw:name="Forme1" draw:style-name="gr2" draw:text-style-name="P51" svg:width="20.965cm" svg:height="0.687cm" svg:x="-2.508cm" svg:y="7.16cm"><text:p text:style-name="P38"><text:span text:style-name="T3"><text:s/>12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3" draw:name="Cadre1" draw:style-name="gr5" draw:text-style-name="P52" svg:width="16.592cm" svg:height="7.361cm" svg:x="-0.208cm" svg:y="0.079cm"><text:p text:style-name="P5"><text:s/>Exemples de lauréats :</text:p><text:p text:style-name="P2"/><text:p text:style-name="P2"/><text:p text:style-name="P2"/><text:p text:style-name="P2"/><text:p text:style-name="P2"/><text:p text:style-name="P2"/><text:p text:style-name="P2"/><text:p text:style-name="P1"/><text:p text:style-name="P1"/><text:p text:style-name="P1"/><text:p text:style-name="P1"/><text:p text:style-name="P1"/><text:p text:style-name="P1"/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Standard"/>
      <text:p text:style-name="P28">AAP Industrie : Soutien aux projets industriels territoires</text:p>
      <text:p text:style-name="P29">Données cumulées depuis le début du financement de la mesure par le plan de relance</text:p>
      <text:p text:style-name="P23">Mars <text:s text:c="4"/>2021, Nombre de TPE,PME,ETI bénéficiaires : 8</text:p>
      <table:table table:name="Tableau29" table:style-name="Tableau29">
        <table:table-column table:style-name="Tableau29.A"/>
        <table:table-column table:style-name="Tableau29.B"/>
        <table:table-row table:style-name="Tableau29.1">
          <table:table-cell table:style-name="Tableau29.A1" table:number-columns-spanned="2" office:value-type="string">
            <text:p text:style-name="P6"><text:span text:style-name="T4"><text:s/></text:span><text:span text:style-name="T5">Niveau National</text:span></text:p>
          </table:table-cell>
          <table:covered-table-cell/>
        </table:table-row>
        <table:table-row table:style-name="Tableau29.2">
          <table:table-cell table:style-name="Tableau29.A2" office:value-type="string">
            <text:p text:style-name="P9"><text:s text:c="9"/></text:p>
            <text:p text:style-name="P10">Date</text:p>
          </table:table-cell>
          <table:table-cell table:style-name="Tableau29.A2" office:value-type="string">
            <text:p text:style-name="P9"><text:s text:c="9"/></text:p>
            <text:p text:style-name="P10">Nombre de TPE,PME,ETI bénéficiaires</text:p>
          </table:table-cell>
        </table:table-row>
        <table:table-row table:style-name="Tableau29.3">
          <table:table-cell table:style-name="Tableau29.A3" office:value-type="string">
            <text:p text:style-name="P7"/>
            <text:p text:style-name="P9">Mars <text:s text:c="4"/>2021 <text:s/></text:p>
          </table:table-cell>
          <table:table-cell table:style-name="Tableau29.B3" office:value-type="string">
            <text:p text:style-name="P7"/>
            <text:p text:style-name="P9">507 <text:s/></text:p>
          </table:table-cell>
        </table:table-row>
        <table:table-row table:style-name="Tableau29.3">
          <table:table-cell table:style-name="Tableau29.A3" office:value-type="string">
            <text:p text:style-name="P7"/>
            <text:p text:style-name="P9">Février <text:s/>2021 <text:s/></text:p>
          </table:table-cell>
          <table:table-cell table:style-name="Tableau29.B3" office:value-type="string">
            <text:p text:style-name="P7"/>
            <text:p text:style-name="P9">473 <text:s/></text:p>
          </table:table-cell>
        </table:table-row>
        <table:table-row table:style-name="Tableau29.3">
          <table:table-cell table:style-name="Tableau29.A3" office:value-type="string">
            <text:p text:style-name="P7"/>
            <text:p text:style-name="P9">Janvier <text:s text:c="2"/>2021 <text:s/></text:p>
          </table:table-cell>
          <table:table-cell table:style-name="Tableau29.B3" office:value-type="string">
            <text:p text:style-name="P7"/>
            <text:p text:style-name="P9">425 <text:s/></text:p>
          </table:table-cell>
        </table:table-row>
      </table:table>
      <text:p text:style-name="P26"/>
      <table:table table:name="Tableau30" table:style-name="Tableau30">
        <table:table-column table:style-name="Tableau30.A"/>
        <table:table-column table:style-name="Tableau30.B"/>
        <table:table-row table:style-name="Tableau30.1">
          <table:table-cell table:style-name="Tableau30.A1" table:number-columns-spanned="2" office:value-type="string">
            <text:p text:style-name="P6"><text:span text:style-name="T4"><text:s/></text:span><text:span text:style-name="T5">Niveau Régional </text:span><text:bookmark-start text:name="__DdeLink__225_36144007589"/><text:span text:style-name="T5">: Normandie</text:span><text:bookmark-end text:name="__DdeLink__225_36144007589"/></text:p>
          </table:table-cell>
          <table:covered-table-cell/>
        </table:table-row>
        <table:table-row table:style-name="Tableau30.2">
          <table:table-cell table:style-name="Tableau30.A2" office:value-type="string">
            <text:p text:style-name="P9"><text:s text:c="3"/></text:p>
            <text:p text:style-name="P10">Date</text:p>
          </table:table-cell>
          <table:table-cell table:style-name="Tableau30.A2" office:value-type="string">
            <text:p text:style-name="P9"><text:s text:c="3"/></text:p>
            <text:p text:style-name="P10">Nombre de TPE,PME,ETI bénéficiaires</text:p>
          </table:table-cell>
        </table:table-row>
        <table:table-row table:style-name="Tableau30.3">
          <table:table-cell table:style-name="Tableau30.A3" office:value-type="string">
            <text:p text:style-name="P7"/>
            <text:p text:style-name="P7"><text:span text:style-name="Source_20_Text"><text:span text:style-name="T1">Mars <text:s text:c="4"/>2021 <text:s/></text:span></text:span></text:p>
          </table:table-cell>
          <table:table-cell table:style-name="Tableau30.B3" office:value-type="string">
            <text:p text:style-name="P7"/>
            <text:p text:style-name="P7"><text:span text:style-name="Source_20_Text"><text:span text:style-name="T1">30 <text:s/></text:span></text:span></text:p>
          </table:table-cell>
        </table:table-row>
        <table:table-row table:style-name="Tableau30.3">
          <table:table-cell table:style-name="Tableau30.A3" office:value-type="string">
            <text:p text:style-name="P7"/>
            <text:p text:style-name="P7"><text:span text:style-name="Source_20_Text"><text:span text:style-name="T1">Février <text:s/>2021 <text:s/></text:span></text:span></text:p>
          </table:table-cell>
          <table:table-cell table:style-name="Tableau30.B3" office:value-type="string">
            <text:p text:style-name="P7"/>
            <text:p text:style-name="P7"><text:span text:style-name="Source_20_Text"><text:span text:style-name="T1">31 <text:s/></text:span></text:span></text:p>
          </table:table-cell>
        </table:table-row>
        <table:table-row table:style-name="Tableau30.3">
          <table:table-cell table:style-name="Tableau30.A3" office:value-type="string">
            <text:p text:style-name="P7"/>
            <text:p text:style-name="P7"><text:span text:style-name="Source_20_Text"><text:span text:style-name="T1">Janvier <text:s text:c="2"/>2021 <text:s/></text:span></text:span></text:p>
          </table:table-cell>
          <table:table-cell table:style-name="Tableau30.B3" office:value-type="string">
            <text:p text:style-name="P7"/>
            <text:p text:style-name="P7"><text:span text:style-name="Source_20_Text"><text:span text:style-name="T1">17 <text:s/></text:span></text:span></text:p>
          </table:table-cell>
        </table:table-row>
      </table:table>
      <text:p text:style-name="P26"/>
      <table:table table:name="Tableau31" table:style-name="Tableau31">
        <table:table-column table:style-name="Tableau31.A"/>
        <table:table-column table:style-name="Tableau31.B"/>
        <table:table-row table:style-name="Tableau31.1">
          <table:table-cell table:style-name="Tableau31.A1" table:number-columns-spanned="2" office:value-type="string">
            <text:p text:style-name="P6"><text:span text:style-name="T4"><text:s/></text:span><text:span text:style-name="T5">Niveau Départemental: Eure</text:span></text:p>
          </table:table-cell>
          <table:covered-table-cell/>
        </table:table-row>
        <table:table-row table:style-name="Tableau31.2">
          <table:table-cell table:style-name="Tableau31.A2" office:value-type="string">
            <text:p text:style-name="P8"/>
            <text:p text:style-name="P10">Date</text:p>
          </table:table-cell>
          <table:table-cell table:style-name="Tableau31.A2" office:value-type="string">
            <text:p text:style-name="P8"/>
            <text:p text:style-name="P10">Nombre de TPE,PME,ETI bénéficiaires</text:p>
          </table:table-cell>
        </table:table-row>
        <table:table-row table:style-name="Tableau31.3">
          <table:table-cell table:style-name="Tableau31.A3" office:value-type="string">
            <text:p text:style-name="P7"/>
            <text:p text:style-name="P9">Mars <text:s text:c="4"/>2021 <text:s/></text:p>
          </table:table-cell>
          <table:table-cell table:style-name="Tableau31.B3" office:value-type="string">
            <text:p text:style-name="P7"/>
            <text:p text:style-name="P9">8 <text:s/></text:p>
          </table:table-cell>
        </table:table-row>
        <table:table-row table:style-name="Tableau31.3">
          <table:table-cell table:style-name="Tableau31.A3" office:value-type="string">
            <text:p text:style-name="P7"/>
            <text:p text:style-name="P9">Février <text:s/>2021 <text:s/></text:p>
          </table:table-cell>
          <table:table-cell table:style-name="Tableau31.B3" office:value-type="string">
            <text:p text:style-name="P7"/>
            <text:p text:style-name="P9">9 <text:s/></text:p>
          </table:table-cell>
        </table:table-row>
        <table:table-row table:style-name="Tableau31.3">
          <table:table-cell table:style-name="Tableau31.A3" office:value-type="string">
            <text:p text:style-name="P7"/>
            <text:p text:style-name="P9">Janvier <text:s text:c="2"/>2021 <text:s/></text:p>
          </table:table-cell>
          <table:table-cell table:style-name="Tableau31.B3" office:value-type="string">
            <text:p text:style-name="P7"/>
            <text:p text:style-name="P9">4 <text:s/></text:p>
          </table:table-cell>
        </table:table-row>
      </table:table>
      <text:p text:style-name="P19"><draw:custom-shape text:anchor-type="paragraph" draw:z-index="96" draw:name="Forme2" draw:style-name="gr4" draw:text-style-name="P52" svg:width="16.592cm" svg:height="6.734cm" svg:x="-0.206cm" svg:y="0.07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5" draw:name="Forme1" draw:style-name="gr2" draw:text-style-name="P51" svg:width="20.965cm" svg:height="0.687cm" svg:x="-2.508cm" svg:y="7.16cm"><text:p text:style-name="P38"><text:span text:style-name="T3"><text:s/>13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8" draw:name="Cadre1" draw:style-name="gr5" draw:text-style-name="P52" svg:width="16.592cm" svg:height="7.361cm" svg:x="-0.208cm" svg:y="0.079cm"><text:p text:style-name="P5"><text:s/>Exemples de lauréats :</text:p><text:p text:style-name="P33">Dans le cadre de son développement stratégique et de sa diversification, <text:span text:style-name="T13">l’entreprise </text:span>Solcera, <text:span text:style-name="T13">basée à Evreux,</text:span> fait un investissement majeur dans une ligne industrielle de pointe qui produira des céramiques hautes performances innovantes destinées à l’optique. Après avoir acquis un leader technologique et grâce à des programmes de R&amp;D menés pendant plus de 10 ans, Solcera a l’ambition de devenir un pôle d’excellence unique en Europe et un acteur industriel majeur au niveau mondial dans ce domaine. <text:span text:style-name="T13">Elle a bénéficié d’une aide de 600 K€.</text:span></text:p><text:p text:style-name="P3"/><text:p text:style-name="P2"/><text:p text:style-name="P2"/><text:p text:style-name="P2"/><text:p text:style-name="P2"/><text:p text:style-name="P2"/><text:p text:style-name="P1"/><text:p text:style-name="P1"/><text:p text:style-name="P1"/><text:p text:style-name="P1"/><text:p text:style-name="P1"/><text:p text:style-name="P1"/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Standard"/>
      <text:p text:style-name="P28">AAP Industrie : Sécurisation approvisionnements critiques</text:p>
      <text:p text:style-name="P29">Données cumulées depuis le début du financement de la mesure par le plan de relance</text:p>
      <text:p text:style-name="P23">Mars <text:s text:c="4"/>2021, Nombre de TPE,PME,ETI bénéficiaires : 0</text:p>
      <table:table table:name="Tableau32" table:style-name="Tableau32">
        <table:table-column table:style-name="Tableau32.A"/>
        <table:table-column table:style-name="Tableau32.B"/>
        <table:table-row table:style-name="Tableau32.1">
          <table:table-cell table:style-name="Tableau32.A1" table:number-columns-spanned="2" office:value-type="string">
            <text:p text:style-name="P6"><text:span text:style-name="T4"><text:s/></text:span><text:span text:style-name="T5">Niveau National</text:span></text:p>
          </table:table-cell>
          <table:covered-table-cell/>
        </table:table-row>
        <table:table-row table:style-name="Tableau32.2">
          <table:table-cell table:style-name="Tableau32.A2" office:value-type="string">
            <text:p text:style-name="P9"><text:s text:c="9"/></text:p>
            <text:p text:style-name="P10">Date</text:p>
          </table:table-cell>
          <table:table-cell table:style-name="Tableau32.A2" office:value-type="string">
            <text:p text:style-name="P9"><text:s text:c="9"/></text:p>
            <text:p text:style-name="P10">Nombre de TPE,PME,ETI bénéficiaires</text:p>
          </table:table-cell>
        </table:table-row>
        <table:table-row table:style-name="Tableau32.3">
          <table:table-cell table:style-name="Tableau32.A3" office:value-type="string">
            <text:p text:style-name="P7"/>
            <text:p text:style-name="P9">Mars <text:s text:c="4"/>2021 <text:s/></text:p>
          </table:table-cell>
          <table:table-cell table:style-name="Tableau32.B3" office:value-type="string">
            <text:p text:style-name="P7"/>
            <text:p text:style-name="P9">211 <text:s/></text:p>
          </table:table-cell>
        </table:table-row>
        <table:table-row table:style-name="Tableau32.3">
          <table:table-cell table:style-name="Tableau32.A3" office:value-type="string">
            <text:p text:style-name="P7"/>
            <text:p text:style-name="P9">Février <text:s/>2021 <text:s/></text:p>
          </table:table-cell>
          <table:table-cell table:style-name="Tableau32.B3" office:value-type="string">
            <text:p text:style-name="P7"/>
            <text:p text:style-name="P9">127 <text:s/></text:p>
          </table:table-cell>
        </table:table-row>
        <table:table-row table:style-name="Tableau32.3">
          <table:table-cell table:style-name="Tableau32.A3" office:value-type="string">
            <text:p text:style-name="P7"/>
            <text:p text:style-name="P9">Janvier <text:s text:c="2"/>2021 <text:s/></text:p>
          </table:table-cell>
          <table:table-cell table:style-name="Tableau32.B3" office:value-type="string">
            <text:p text:style-name="P7"/>
            <text:p text:style-name="P9">46 <text:s/></text:p>
          </table:table-cell>
        </table:table-row>
      </table:table>
      <text:p text:style-name="P26"/>
      <table:table table:name="Tableau33" table:style-name="Tableau33">
        <table:table-column table:style-name="Tableau33.A"/>
        <table:table-column table:style-name="Tableau33.B"/>
        <table:table-row table:style-name="Tableau33.1">
          <table:table-cell table:style-name="Tableau33.A1" table:number-columns-spanned="2" office:value-type="string">
            <text:p text:style-name="P6"><text:span text:style-name="T4"><text:s/></text:span><text:span text:style-name="T5">Niveau Régional </text:span><text:bookmark-start text:name="__DdeLink__225_361440075810"/><text:span text:style-name="T5">: Normandie</text:span><text:bookmark-end text:name="__DdeLink__225_361440075810"/></text:p>
          </table:table-cell>
          <table:covered-table-cell/>
        </table:table-row>
        <table:table-row table:style-name="Tableau33.2">
          <table:table-cell table:style-name="Tableau33.A2" office:value-type="string">
            <text:p text:style-name="P9"><text:s text:c="3"/></text:p>
            <text:p text:style-name="P10">Date</text:p>
          </table:table-cell>
          <table:table-cell table:style-name="Tableau33.A2" office:value-type="string">
            <text:p text:style-name="P9"><text:s text:c="3"/></text:p>
            <text:p text:style-name="P10">Nombre de TPE,PME,ETI bénéficiaires</text:p>
          </table:table-cell>
        </table:table-row>
        <table:table-row table:style-name="Tableau33.3">
          <table:table-cell table:style-name="Tableau33.A3" office:value-type="string">
            <text:p text:style-name="P7"/>
            <text:p text:style-name="P7"><text:span text:style-name="Source_20_Text"><text:span text:style-name="T1">Mars <text:s text:c="4"/>2021 <text:s/></text:span></text:span></text:p>
          </table:table-cell>
          <table:table-cell table:style-name="Tableau33.B3" office:value-type="string">
            <text:p text:style-name="P7"/>
            <text:p text:style-name="P7"><text:span text:style-name="Source_20_Text"><text:span text:style-name="T1">10 <text:s/></text:span></text:span></text:p>
          </table:table-cell>
        </table:table-row>
        <table:table-row table:style-name="Tableau33.3">
          <table:table-cell table:style-name="Tableau33.A3" office:value-type="string">
            <text:p text:style-name="P7"/>
            <text:p text:style-name="P7"><text:span text:style-name="Source_20_Text"><text:span text:style-name="T1">Février <text:s/>2021 <text:s/></text:span></text:span></text:p>
          </table:table-cell>
          <table:table-cell table:style-name="Tableau33.B3" office:value-type="string">
            <text:p text:style-name="P7"/>
            <text:p text:style-name="P7"><text:span text:style-name="Source_20_Text"><text:span text:style-name="T1">6 <text:s/></text:span></text:span></text:p>
          </table:table-cell>
        </table:table-row>
        <table:table-row table:style-name="Tableau33.3">
          <table:table-cell table:style-name="Tableau33.A3" office:value-type="string">
            <text:p text:style-name="P7"/>
            <text:p text:style-name="P7"><text:span text:style-name="Source_20_Text"><text:span text:style-name="T1">Janvier <text:s text:c="2"/>2021 <text:s/></text:span></text:span></text:p>
          </table:table-cell>
          <table:table-cell table:style-name="Tableau33.B3" office:value-type="string">
            <text:p text:style-name="P7"/>
            <text:p text:style-name="P7"><text:span text:style-name="Source_20_Text"><text:span text:style-name="T1">2 <text:s/></text:span></text:span></text:p>
          </table:table-cell>
        </table:table-row>
      </table:table>
      <text:p text:style-name="P26"/>
      <table:table table:name="Tableau34" table:style-name="Tableau34">
        <table:table-column table:style-name="Tableau34.A"/>
        <table:table-column table:style-name="Tableau34.B"/>
        <table:table-row table:style-name="Tableau34.1">
          <table:table-cell table:style-name="Tableau34.A1" table:number-columns-spanned="2" office:value-type="string">
            <text:p text:style-name="P6"><text:span text:style-name="T4"><text:s/></text:span><text:span text:style-name="T5">Niveau Départemental: Eure</text:span></text:p>
          </table:table-cell>
          <table:covered-table-cell/>
        </table:table-row>
        <table:table-row table:style-name="Tableau34.2">
          <table:table-cell table:style-name="Tableau34.A2" office:value-type="string">
            <text:p text:style-name="P8"/>
            <text:p text:style-name="P10">Date</text:p>
          </table:table-cell>
          <table:table-cell table:style-name="Tableau34.A2" office:value-type="string">
            <text:p text:style-name="P8"/>
            <text:p text:style-name="P10">Nombre de TPE,PME,ETI bénéficiaires</text:p>
          </table:table-cell>
        </table:table-row>
        <table:table-row table:style-name="Tableau34.3">
          <table:table-cell table:style-name="Tableau34.A3" office:value-type="string">
            <text:p text:style-name="P7"/>
            <text:p text:style-name="P9">Mars <text:s text:c="4"/>2021 <text:s/></text:p>
          </table:table-cell>
          <table:table-cell table:style-name="Tableau34.B3" office:value-type="string">
            <text:p text:style-name="P7"/>
            <text:p text:style-name="P9">0 <text:s/></text:p>
          </table:table-cell>
        </table:table-row>
        <table:table-row table:style-name="Tableau34.3">
          <table:table-cell table:style-name="Tableau34.A3" office:value-type="string">
            <text:p text:style-name="P7"/>
            <text:p text:style-name="P9">Février <text:s/>2021 <text:s/></text:p>
          </table:table-cell>
          <table:table-cell table:style-name="Tableau34.B3" office:value-type="string">
            <text:p text:style-name="P7"/>
            <text:p text:style-name="P9">0 <text:s/></text:p>
          </table:table-cell>
        </table:table-row>
        <table:table-row table:style-name="Tableau34.3">
          <table:table-cell table:style-name="Tableau34.A3" office:value-type="string">
            <text:p text:style-name="P7"/>
            <text:p text:style-name="P9">Janvier <text:s text:c="2"/>2021 <text:s/></text:p>
          </table:table-cell>
          <table:table-cell table:style-name="Tableau34.B3" office:value-type="string">
            <text:p text:style-name="P7"/>
            <text:p text:style-name="P9">0 <text:s/></text:p>
          </table:table-cell>
        </table:table-row>
      </table:table>
      <text:p text:style-name="P19"><draw:custom-shape text:anchor-type="paragraph" draw:z-index="99" draw:name="Forme2" draw:style-name="gr4" draw:text-style-name="P52" svg:width="16.592cm" svg:height="6.734cm" svg:x="-0.206cm" svg:y="0.07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0" draw:name="Forme1" draw:style-name="gr2" draw:text-style-name="P51" svg:width="20.965cm" svg:height="0.687cm" svg:x="-2.508cm" svg:y="7.16cm"><text:p text:style-name="P38"><text:span text:style-name="T3"><text:s/>14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1" draw:name="Cadre1" draw:style-name="gr5" draw:text-style-name="P52" svg:width="16.592cm" svg:height="7.361cm" svg:x="-0.208cm" svg:y="0.079cm"><text:p text:style-name="P5"><text:s/>Exemples de lauréats :</text:p><text:p text:style-name="P2"/><text:p text:style-name="P2"/><text:p text:style-name="P2"/><text:p text:style-name="P2"/><text:p text:style-name="P2"/><text:p text:style-name="P2"/><text:p text:style-name="P2"/><text:p text:style-name="P1"/><text:p text:style-name="P1"/><text:p text:style-name="P1"/><text:p text:style-name="P1"/><text:p text:style-name="P1"/><text:p text:style-name="P1"/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28">Renforcement subventions Business France</text:p>
      <text:p text:style-name="P29">Données cumulées depuis le début du financement de la mesure par le plan de relance</text:p>
      <text:p text:style-name="P23">Mars <text:s text:c="4"/>2021, Nombre d'entreprises bénéficiaires : 18</text:p>
      <table:table table:name="Tableau35" table:style-name="Tableau35">
        <table:table-column table:style-name="Tableau35.A"/>
        <table:table-column table:style-name="Tableau35.B"/>
        <table:table-column table:style-name="Tableau35.C"/>
        <table:table-row table:style-name="Tableau35.1">
          <table:table-cell table:style-name="Tableau35.A1" table:number-columns-spanned="3" office:value-type="string">
            <text:p text:style-name="P6"><text:span text:style-name="T4"><text:s/></text:span><text:span text:style-name="T5">Niveau National</text:span></text:p>
          </table:table-cell>
          <table:covered-table-cell/>
          <table:covered-table-cell/>
        </table:table-row>
        <table:table-row table:style-name="Tableau35.2">
          <table:table-cell table:style-name="Tableau35.A2" office:value-type="string">
            <text:p text:style-name="P9"><text:s text:c="9"/></text:p>
            <text:p text:style-name="P10">Date</text:p>
          </table:table-cell>
          <table:table-cell table:style-name="Tableau35.A2" office:value-type="string">
            <text:p text:style-name="P9"><text:s text:c="9"/></text:p>
            <text:p text:style-name="P10">Nombre d'entreprises bénéficiaires</text:p>
          </table:table-cell>
          <table:table-cell table:style-name="Tableau35.A2" office:value-type="string">
            <text:p text:style-name="P9"><text:s text:c="9"/></text:p>
            <text:p text:style-name="P10">Nombre de TPE,PME,ETI bénéficiaires</text:p>
          </table:table-cell>
        </table:table-row>
        <table:table-row table:style-name="Tableau35.3">
          <table:table-cell table:style-name="Tableau35.A3" office:value-type="string">
            <text:p text:style-name="P7"/>
            <text:p text:style-name="P9">Mars <text:s text:c="4"/>2021 <text:s/></text:p>
          </table:table-cell>
          <table:table-cell table:style-name="Tableau35.B3" office:value-type="string">
            <text:p text:style-name="P7"/>
            <text:p text:style-name="P9">2525 <text:s/></text:p>
          </table:table-cell>
          <table:table-cell table:style-name="Tableau35.A3" office:value-type="string">
            <text:p text:style-name="P7"/>
            <text:p text:style-name="P9">2518 <text:s/></text:p>
          </table:table-cell>
        </table:table-row>
        <table:table-row table:style-name="Tableau35.3">
          <table:table-cell table:style-name="Tableau35.A3" office:value-type="string">
            <text:p text:style-name="P7"/>
            <text:p text:style-name="P9">Février <text:s/>2021 <text:s/></text:p>
          </table:table-cell>
          <table:table-cell table:style-name="Tableau35.B3" office:value-type="string">
            <text:p text:style-name="P7"/>
            <text:p text:style-name="P9">2057 <text:s/></text:p>
          </table:table-cell>
          <table:table-cell table:style-name="Tableau35.A3" office:value-type="string">
            <text:p text:style-name="P7"/>
            <text:p text:style-name="P9">2054 <text:s/></text:p>
          </table:table-cell>
        </table:table-row>
        <table:table-row table:style-name="Tableau35.3">
          <table:table-cell table:style-name="Tableau35.A3" office:value-type="string">
            <text:p text:style-name="P7"/>
            <text:p text:style-name="P9">Janvier <text:s text:c="2"/>2021 <text:s/></text:p>
          </table:table-cell>
          <table:table-cell table:style-name="Tableau35.B3" office:value-type="string">
            <text:p text:style-name="P7"/>
            <text:p text:style-name="P9">1647 <text:s/></text:p>
          </table:table-cell>
          <table:table-cell table:style-name="Tableau35.A3" office:value-type="string">
            <text:p text:style-name="P7"/>
            <text:p text:style-name="P9">1645 <text:s/></text:p>
          </table:table-cell>
        </table:table-row>
      </table:table>
      <text:p text:style-name="P26"/>
      <table:table table:name="Tableau36" table:style-name="Tableau36">
        <table:table-column table:style-name="Tableau36.A"/>
        <table:table-column table:style-name="Tableau36.B"/>
        <table:table-column table:style-name="Tableau36.C"/>
        <table:table-row table:style-name="Tableau36.1">
          <table:table-cell table:style-name="Tableau36.A1" table:number-columns-spanned="3" office:value-type="string">
            <text:p text:style-name="P6"><text:span text:style-name="T4"><text:s/></text:span><text:span text:style-name="T5">Niveau Régional </text:span><text:bookmark-start text:name="__DdeLink__225_361440075811"/><text:span text:style-name="T5">: Normandie</text:span><text:bookmark-end text:name="__DdeLink__225_361440075811"/></text:p>
          </table:table-cell>
          <table:covered-table-cell/>
          <table:covered-table-cell/>
        </table:table-row>
        <table:table-row table:style-name="Tableau36.2">
          <table:table-cell table:style-name="Tableau36.A2" office:value-type="string">
            <text:p text:style-name="P9"><text:s text:c="3"/></text:p>
            <text:p text:style-name="P10">Date</text:p>
          </table:table-cell>
          <table:table-cell table:style-name="Tableau36.A2" office:value-type="string">
            <text:p text:style-name="P9"><text:s text:c="3"/></text:p>
            <text:p text:style-name="P10">Nombre d'entreprises bénéficiaires</text:p>
          </table:table-cell>
          <table:table-cell table:style-name="Tableau36.A2" office:value-type="string">
            <text:p text:style-name="P9"><text:s text:c="3"/></text:p>
            <text:p text:style-name="P10">Nombre de TPE,PME,ETI bénéficiaires</text:p>
          </table:table-cell>
        </table:table-row>
        <table:table-row table:style-name="Tableau36.3">
          <table:table-cell table:style-name="Tableau36.A3" office:value-type="string">
            <text:p text:style-name="P7"/>
            <text:p text:style-name="P7"><text:span text:style-name="Source_20_Text"><text:span text:style-name="T1">Mars <text:s text:c="4"/>2021 <text:s/></text:span></text:span></text:p>
          </table:table-cell>
          <table:table-cell table:style-name="Tableau36.B3" office:value-type="string">
            <text:p text:style-name="P7"/>
            <text:p text:style-name="P7"><text:span text:style-name="Source_20_Text"><text:span text:style-name="T1">100 <text:s/></text:span></text:span></text:p>
          </table:table-cell>
          <table:table-cell table:style-name="Tableau36.A3" office:value-type="string">
            <text:p text:style-name="P7"/>
            <text:p text:style-name="P7"><text:span text:style-name="Source_20_Text"><text:span text:style-name="T1">100 <text:s/></text:span></text:span></text:p>
          </table:table-cell>
        </table:table-row>
        <table:table-row table:style-name="Tableau36.3">
          <table:table-cell table:style-name="Tableau36.A3" office:value-type="string">
            <text:p text:style-name="P7"/>
            <text:p text:style-name="P7"><text:span text:style-name="Source_20_Text"><text:span text:style-name="T1">Février <text:s/>2021 <text:s/></text:span></text:span></text:p>
          </table:table-cell>
          <table:table-cell table:style-name="Tableau36.B3" office:value-type="string">
            <text:p text:style-name="P7"/>
            <text:p text:style-name="P7"><text:span text:style-name="Source_20_Text"><text:span text:style-name="T1">75 <text:s/></text:span></text:span></text:p>
          </table:table-cell>
          <table:table-cell table:style-name="Tableau36.A3" office:value-type="string">
            <text:p text:style-name="P7"/>
            <text:p text:style-name="P7"><text:span text:style-name="Source_20_Text"><text:span text:style-name="T1">75 <text:s/></text:span></text:span></text:p>
          </table:table-cell>
        </table:table-row>
        <table:table-row table:style-name="Tableau36.3">
          <table:table-cell table:style-name="Tableau36.A3" office:value-type="string">
            <text:p text:style-name="P7"/>
            <text:p text:style-name="P7"><text:span text:style-name="Source_20_Text"><text:span text:style-name="T1">Janvier <text:s text:c="2"/>2021 <text:s/></text:span></text:span></text:p>
          </table:table-cell>
          <table:table-cell table:style-name="Tableau36.B3" office:value-type="string">
            <text:p text:style-name="P7"/>
            <text:p text:style-name="P7"><text:span text:style-name="Source_20_Text"><text:span text:style-name="T1">65 <text:s/></text:span></text:span></text:p>
          </table:table-cell>
          <table:table-cell table:style-name="Tableau36.A3" office:value-type="string">
            <text:p text:style-name="P7"/>
            <text:p text:style-name="P7"><text:span text:style-name="Source_20_Text"><text:span text:style-name="T1">65 <text:s/></text:span></text:span></text:p>
          </table:table-cell>
        </table:table-row>
      </table:table>
      <text:p text:style-name="P26"/>
      <table:table table:name="Tableau37" table:style-name="Tableau37">
        <table:table-column table:style-name="Tableau37.A"/>
        <table:table-column table:style-name="Tableau37.B"/>
        <table:table-column table:style-name="Tableau37.C"/>
        <table:table-row table:style-name="Tableau37.1">
          <table:table-cell table:style-name="Tableau37.A1" table:number-columns-spanned="3" office:value-type="string">
            <text:p text:style-name="P6"><text:span text:style-name="T4"><text:s/></text:span><text:span text:style-name="T5">Niveau Départemental: Eure</text:span></text:p>
          </table:table-cell>
          <table:covered-table-cell/>
          <table:covered-table-cell/>
        </table:table-row>
        <table:table-row table:style-name="Tableau37.2">
          <table:table-cell table:style-name="Tableau37.A2" office:value-type="string">
            <text:p text:style-name="P8"/>
            <text:p text:style-name="P10">Date</text:p>
          </table:table-cell>
          <table:table-cell table:style-name="Tableau37.A2" office:value-type="string">
            <text:p text:style-name="P8"/>
            <text:p text:style-name="P10">Nombre d'entreprises bénéficiaires</text:p>
          </table:table-cell>
          <table:table-cell table:style-name="Tableau37.A2" office:value-type="string">
            <text:p text:style-name="P8"/>
            <text:p text:style-name="P10">Nombre de TPE,PME,ETI bénéficiaires</text:p>
          </table:table-cell>
        </table:table-row>
        <table:table-row table:style-name="Tableau37.3">
          <table:table-cell table:style-name="Tableau37.A3" office:value-type="string">
            <text:p text:style-name="P7"/>
            <text:p text:style-name="P9">Mars <text:s text:c="4"/>2021 <text:s/></text:p>
          </table:table-cell>
          <table:table-cell table:style-name="Tableau37.B3" office:value-type="string">
            <text:p text:style-name="P7"/>
            <text:p text:style-name="P9">18 <text:s/></text:p>
          </table:table-cell>
          <table:table-cell table:style-name="Tableau37.A3" office:value-type="string">
            <text:p text:style-name="P7"/>
            <text:p text:style-name="P9">18 <text:s/></text:p>
          </table:table-cell>
        </table:table-row>
        <table:table-row table:style-name="Tableau37.3">
          <table:table-cell table:style-name="Tableau37.A3" office:value-type="string">
            <text:p text:style-name="P7"/>
            <text:p text:style-name="P9">Février <text:s/>2021 <text:s/></text:p>
          </table:table-cell>
          <table:table-cell table:style-name="Tableau37.B3" office:value-type="string">
            <text:p text:style-name="P7"/>
            <text:p text:style-name="P9">11 <text:s/></text:p>
          </table:table-cell>
          <table:table-cell table:style-name="Tableau37.A3" office:value-type="string">
            <text:p text:style-name="P7"/>
            <text:p text:style-name="P9">11 <text:s/></text:p>
          </table:table-cell>
        </table:table-row>
        <table:table-row table:style-name="Tableau37.3">
          <table:table-cell table:style-name="Tableau37.A3" office:value-type="string">
            <text:p text:style-name="P7"/>
            <text:p text:style-name="P9">Janvier <text:s text:c="2"/>2021 <text:s/></text:p>
          </table:table-cell>
          <table:table-cell table:style-name="Tableau37.B3" office:value-type="string">
            <text:p text:style-name="P7"/>
            <text:p text:style-name="P9">11 <text:s/></text:p>
          </table:table-cell>
          <table:table-cell table:style-name="Tableau37.A3" office:value-type="string">
            <text:p text:style-name="P7"/>
            <text:p text:style-name="P9">11 <text:s/></text:p>
          </table:table-cell>
        </table:table-row>
      </table:table>
      <text:p text:style-name="P19"><draw:custom-shape text:anchor-type="paragraph" draw:z-index="102" draw:name="Forme2" draw:style-name="gr4" draw:text-style-name="P52" svg:width="16.592cm" svg:height="6.734cm" svg:x="-0.206cm" svg:y="0.07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3" draw:name="Forme1" draw:style-name="gr2" draw:text-style-name="P51" svg:width="20.965cm" svg:height="0.687cm" svg:x="-2.508cm" svg:y="7.16cm"><text:p text:style-name="P38"><text:span text:style-name="T3"><text:s/>15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4" draw:name="Cadre1" draw:style-name="gr5" draw:text-style-name="P52" svg:width="16.592cm" svg:height="7.361cm" svg:x="-0.208cm" svg:y="0.079cm"><text:p text:style-name="P5"><text:s/>Exemples de lauréats :</text:p><text:p text:style-name="P2"/><text:p text:style-name="P2"/><text:p text:style-name="P2"/><text:p text:style-name="P2"/><text:p text:style-name="P2"/><text:p text:style-name="P2"/><text:p text:style-name="P2"/><text:p text:style-name="P1"/><text:p text:style-name="P1"/><text:p text:style-name="P1"/><text:p text:style-name="P1"/><text:p text:style-name="P1"/><text:p text:style-name="P1"/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Standard"/>
      <text:p text:style-name="P27"/>
      <text:p text:style-name="P20"/>
      <text:p text:style-name="P20"/>
      <text:p text:style-name="P20"/>
      <text:p text:style-name="P17"><draw:custom-shape text:anchor-type="paragraph" draw:z-index="105" draw:name="Forme1" draw:style-name="gr1" draw:text-style-name="P51" svg:width="16.885cm" svg:height="15.481cm" svg:x="-0.533cm" svg:y="3.799cm"><text:p text:style-name="P4"><text:s/>Commentaires généraux :</text:p><text:p text:style-name="P1"/><text:p text:style-name="P50">Une forte mobilisation du département au bénéfice des jeunes est constatée au travers de l’ensemble des dispositifs existants : la prime à l’embauche des jeunes, l’apprentissage, les CIE et PEC jeunes, la garantie jeunes, etc.</text:p><text:p text:style-name="P46"/><text:p text:style-name="P46">Bien que ne figurant pas dans les indicateurs ci-dessous, il convient de citer au titre du volet « <text:span text:style-name="T14">cohésion</text:span> » <text:span text:style-name="T14">le soutien apporté aux collectivités territoriales qui se matérialise par la DSIL exceptionnelle attribuée à plus de 120 projets sur 2020 et 2021 pour un total d’aide de plus de 26 millions d’euros.</text:span></text:p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6" draw:name="Forme2" draw:style-name="gr2" draw:text-style-name="P52" svg:width="20.905cm" svg:height="0.687cm" svg:x="-2.438cm" svg:y="20.055cm"><text:p text:style-name="P37"><text:span text:style-name="T2">16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Volet : Cohésion</text:p>
      <text:p text:style-name="Standard"/>
      <text:p text:style-name="P28">Apprentissage</text:p>
      <text:p text:style-name="P29">Données cumulées depuis le début du financement de la mesure par le plan de relance</text:p>
      <text:p text:style-name="P23">Mars <text:s text:c="4"/>2021, Nombre de contrats d’apprentissage : 3165</text:p>
      <table:table table:name="Tableau38" table:style-name="Tableau38">
        <table:table-column table:style-name="Tableau38.A"/>
        <table:table-column table:style-name="Tableau38.B"/>
        <table:table-row table:style-name="Tableau38.1">
          <table:table-cell table:style-name="Tableau38.A1" table:number-columns-spanned="2" office:value-type="string">
            <text:p text:style-name="P6"><text:span text:style-name="T4"><text:s/></text:span><text:span text:style-name="T5">Niveau National</text:span></text:p>
          </table:table-cell>
          <table:covered-table-cell/>
        </table:table-row>
        <table:table-row table:style-name="Tableau38.2">
          <table:table-cell table:style-name="Tableau38.A2" office:value-type="string">
            <text:p text:style-name="P9"><text:s text:c="9"/></text:p>
            <text:p text:style-name="P10">Date</text:p>
          </table:table-cell>
          <table:table-cell table:style-name="Tableau38.A2" office:value-type="string">
            <text:p text:style-name="P9"><text:s text:c="9"/></text:p>
            <text:p text:style-name="P10">Nombre de contrats d’apprentissage</text:p>
          </table:table-cell>
        </table:table-row>
        <table:table-row table:style-name="Tableau38.3">
          <table:table-cell table:style-name="Tableau38.A3" office:value-type="string">
            <text:p text:style-name="P7"/>
            <text:p text:style-name="P9">Mars <text:s text:c="4"/>2021 <text:s/></text:p>
          </table:table-cell>
          <table:table-cell table:style-name="Tableau38.B3" office:value-type="string">
            <text:p text:style-name="P7"/>
            <text:p text:style-name="P9">396156 <text:s/></text:p>
          </table:table-cell>
        </table:table-row>
        <table:table-row table:style-name="Tableau38.3">
          <table:table-cell table:style-name="Tableau38.A3" office:value-type="string">
            <text:p text:style-name="P7"/>
            <text:p text:style-name="P9">Février <text:s/>2021 <text:s/></text:p>
          </table:table-cell>
          <table:table-cell table:style-name="Tableau38.B3" office:value-type="string">
            <text:p text:style-name="P7"/>
            <text:p text:style-name="P9">345720 <text:s/></text:p>
          </table:table-cell>
        </table:table-row>
        <table:table-row table:style-name="Tableau38.3">
          <table:table-cell table:style-name="Tableau38.A3" office:value-type="string">
            <text:p text:style-name="P7"/>
            <text:p text:style-name="P9">Janvier <text:s text:c="2"/>2021 <text:s/></text:p>
          </table:table-cell>
          <table:table-cell table:style-name="Tableau38.B3" office:value-type="string">
            <text:p text:style-name="P7"/>
            <text:p text:style-name="P9">273520 <text:s/></text:p>
          </table:table-cell>
        </table:table-row>
      </table:table>
      <text:p text:style-name="P26"/>
      <table:table table:name="Tableau39" table:style-name="Tableau39">
        <table:table-column table:style-name="Tableau39.A"/>
        <table:table-column table:style-name="Tableau39.B"/>
        <table:table-row table:style-name="Tableau39.1">
          <table:table-cell table:style-name="Tableau39.A1" table:number-columns-spanned="2" office:value-type="string">
            <text:p text:style-name="P6"><text:span text:style-name="T4"><text:s/></text:span><text:span text:style-name="T5">Niveau Régional </text:span><text:bookmark-start text:name="__DdeLink__225_361440075812"/><text:span text:style-name="T5">: Normandie</text:span><text:bookmark-end text:name="__DdeLink__225_361440075812"/></text:p>
          </table:table-cell>
          <table:covered-table-cell/>
        </table:table-row>
        <table:table-row table:style-name="Tableau39.2">
          <table:table-cell table:style-name="Tableau39.A2" office:value-type="string">
            <text:p text:style-name="P9"><text:s text:c="3"/></text:p>
            <text:p text:style-name="P10">Date</text:p>
          </table:table-cell>
          <table:table-cell table:style-name="Tableau39.A2" office:value-type="string">
            <text:p text:style-name="P9"><text:s text:c="3"/></text:p>
            <text:p text:style-name="P10">Nombre de contrats d’apprentissage</text:p>
          </table:table-cell>
        </table:table-row>
        <table:table-row table:style-name="Tableau39.3">
          <table:table-cell table:style-name="Tableau39.A3" office:value-type="string">
            <text:p text:style-name="P7"/>
            <text:p text:style-name="P7"><text:span text:style-name="Source_20_Text"><text:span text:style-name="T1">Mars <text:s text:c="4"/>2021 <text:s/></text:span></text:span></text:p>
          </table:table-cell>
          <table:table-cell table:style-name="Tableau39.B3" office:value-type="string">
            <text:p text:style-name="P7"/>
            <text:p text:style-name="P7"><text:span text:style-name="Source_20_Text"><text:span text:style-name="T1">20545 <text:s/></text:span></text:span></text:p>
          </table:table-cell>
        </table:table-row>
        <table:table-row table:style-name="Tableau39.3">
          <table:table-cell table:style-name="Tableau39.A3" office:value-type="string">
            <text:p text:style-name="P7"/>
            <text:p text:style-name="P7"><text:span text:style-name="Source_20_Text"><text:span text:style-name="T1">Février <text:s/>2021 <text:s/></text:span></text:span></text:p>
          </table:table-cell>
          <table:table-cell table:style-name="Tableau39.B3" office:value-type="string">
            <text:p text:style-name="P7"/>
            <text:p text:style-name="P7"><text:span text:style-name="Source_20_Text"><text:span text:style-name="T1">17483 <text:s/></text:span></text:span></text:p>
          </table:table-cell>
        </table:table-row>
        <table:table-row table:style-name="Tableau39.3">
          <table:table-cell table:style-name="Tableau39.A3" office:value-type="string">
            <text:p text:style-name="P7"/>
            <text:p text:style-name="P7"><text:span text:style-name="Source_20_Text"><text:span text:style-name="T1">Janvier <text:s text:c="2"/>2021 <text:s/></text:span></text:span></text:p>
          </table:table-cell>
          <table:table-cell table:style-name="Tableau39.B3" office:value-type="string">
            <text:p text:style-name="P7"/>
            <text:p text:style-name="P7"><text:span text:style-name="Source_20_Text"><text:span text:style-name="T1">14129 <text:s/></text:span></text:span></text:p>
          </table:table-cell>
        </table:table-row>
      </table:table>
      <text:p text:style-name="P26"/>
      <table:table table:name="Tableau40" table:style-name="Tableau40">
        <table:table-column table:style-name="Tableau40.A"/>
        <table:table-column table:style-name="Tableau40.B"/>
        <table:table-row table:style-name="Tableau40.1">
          <table:table-cell table:style-name="Tableau40.A1" table:number-columns-spanned="2" office:value-type="string">
            <text:p text:style-name="P6"><text:span text:style-name="T4"><text:s/></text:span><text:span text:style-name="T5">Niveau Départemental: Eure</text:span></text:p>
          </table:table-cell>
          <table:covered-table-cell/>
        </table:table-row>
        <table:table-row table:style-name="Tableau40.2">
          <table:table-cell table:style-name="Tableau40.A2" office:value-type="string">
            <text:p text:style-name="P8"/>
            <text:p text:style-name="P10">Date</text:p>
          </table:table-cell>
          <table:table-cell table:style-name="Tableau40.A2" office:value-type="string">
            <text:p text:style-name="P8"/>
            <text:p text:style-name="P10">Nombre de contrats d’apprentissage</text:p>
          </table:table-cell>
        </table:table-row>
        <table:table-row table:style-name="Tableau40.3">
          <table:table-cell table:style-name="Tableau40.A3" office:value-type="string">
            <text:p text:style-name="P7"/>
            <text:p text:style-name="P9">Mars <text:s text:c="4"/>2021 <text:s/></text:p>
          </table:table-cell>
          <table:table-cell table:style-name="Tableau40.B3" office:value-type="string">
            <text:p text:style-name="P7"/>
            <text:p text:style-name="P9">3165 <text:s/></text:p>
          </table:table-cell>
        </table:table-row>
        <table:table-row table:style-name="Tableau40.3">
          <table:table-cell table:style-name="Tableau40.A3" office:value-type="string">
            <text:p text:style-name="P7"/>
            <text:p text:style-name="P9">Février <text:s/>2021 <text:s/></text:p>
          </table:table-cell>
          <table:table-cell table:style-name="Tableau40.B3" office:value-type="string">
            <text:p text:style-name="P7"/>
            <text:p text:style-name="P9">2638 <text:s/></text:p>
          </table:table-cell>
        </table:table-row>
        <table:table-row table:style-name="Tableau40.3">
          <table:table-cell table:style-name="Tableau40.A3" office:value-type="string">
            <text:p text:style-name="P7"/>
            <text:p text:style-name="P9">Janvier <text:s text:c="2"/>2021 <text:s/></text:p>
          </table:table-cell>
          <table:table-cell table:style-name="Tableau40.B3" office:value-type="string">
            <text:p text:style-name="P7"/>
            <text:p text:style-name="P9">2109 <text:s/></text:p>
          </table:table-cell>
        </table:table-row>
      </table:table>
      <text:p text:style-name="P19"><draw:custom-shape text:anchor-type="paragraph" draw:z-index="107" draw:name="Forme2" draw:style-name="gr4" draw:text-style-name="P52" svg:width="16.592cm" svg:height="6.734cm" svg:x="-0.206cm" svg:y="0.07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8" draw:name="Forme1" draw:style-name="gr2" draw:text-style-name="P51" svg:width="20.965cm" svg:height="0.687cm" svg:x="-2.508cm" svg:y="7.16cm"><text:p text:style-name="P38"><text:span text:style-name="T3"><text:s/>17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9" draw:name="Cadre1" draw:style-name="gr5" draw:text-style-name="P52" svg:width="16.592cm" svg:height="7.361cm" svg:x="-0.208cm" svg:y="0.079cm"><text:p text:style-name="P5"><text:s/>Espace Commentaires :</text:p><text:p text:style-name="P2"/><text:p text:style-name="P2"/><text:p text:style-name="P2"/><text:p text:style-name="P2"/><text:p text:style-name="P2"/><text:p text:style-name="P2"/><text:p text:style-name="P2"/><text:p text:style-name="P1"/><text:p text:style-name="P1"/><text:p text:style-name="P1"/><text:p text:style-name="P1"/><text:p text:style-name="P1"/><text:p text:style-name="P1"/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28">Prime à l'embauche des jeunes</text:p>
      <text:p text:style-name="P29">Données cumulées depuis le début du financement de la mesure par le plan de relance</text:p>
      <text:p text:style-name="P23">Mars <text:s text:c="4"/>2021, Nombre d'aides à l'embauche des jeunes : 1760</text:p>
      <table:table table:name="Tableau41" table:style-name="Tableau41">
        <table:table-column table:style-name="Tableau41.A"/>
        <table:table-column table:style-name="Tableau41.B"/>
        <table:table-row table:style-name="Tableau41.1">
          <table:table-cell table:style-name="Tableau41.A1" table:number-columns-spanned="2" office:value-type="string">
            <text:p text:style-name="P6"><text:span text:style-name="T4"><text:s/></text:span><text:span text:style-name="T5">Niveau National</text:span></text:p>
          </table:table-cell>
          <table:covered-table-cell/>
        </table:table-row>
        <table:table-row table:style-name="Tableau41.2">
          <table:table-cell table:style-name="Tableau41.A2" office:value-type="string">
            <text:p text:style-name="P9"><text:s text:c="9"/></text:p>
            <text:p text:style-name="P10">Date</text:p>
          </table:table-cell>
          <table:table-cell table:style-name="Tableau41.A2" office:value-type="string">
            <text:p text:style-name="P9"><text:s text:c="9"/></text:p>
            <text:p text:style-name="P10">Nombre d'aides à l'embauche des jeunes</text:p>
          </table:table-cell>
        </table:table-row>
        <table:table-row table:style-name="Tableau41.3">
          <table:table-cell table:style-name="Tableau41.A3" office:value-type="string">
            <text:p text:style-name="P7"/>
            <text:p text:style-name="P9">Mars <text:s text:c="4"/>2021 <text:s/></text:p>
          </table:table-cell>
          <table:table-cell table:style-name="Tableau41.B3" office:value-type="string">
            <text:p text:style-name="P7"/>
            <text:p text:style-name="P9">275636 <text:s/></text:p>
          </table:table-cell>
        </table:table-row>
        <table:table-row table:style-name="Tableau41.3">
          <table:table-cell table:style-name="Tableau41.A3" office:value-type="string">
            <text:p text:style-name="P7"/>
            <text:p text:style-name="P9">Février <text:s/>2021 <text:s/></text:p>
          </table:table-cell>
          <table:table-cell table:style-name="Tableau41.B3" office:value-type="string">
            <text:p text:style-name="P7"/>
            <text:p text:style-name="P9">209998 <text:s/></text:p>
          </table:table-cell>
        </table:table-row>
        <table:table-row table:style-name="Tableau41.3">
          <table:table-cell table:style-name="Tableau41.A3" office:value-type="string">
            <text:p text:style-name="P7"/>
            <text:p text:style-name="P9">Janvier <text:s text:c="2"/>2021 <text:s/></text:p>
          </table:table-cell>
          <table:table-cell table:style-name="Tableau41.B3" office:value-type="string">
            <text:p text:style-name="P7"/>
            <text:p text:style-name="P9">98036 <text:s/></text:p>
          </table:table-cell>
        </table:table-row>
      </table:table>
      <text:p text:style-name="P26"/>
      <table:table table:name="Tableau42" table:style-name="Tableau42">
        <table:table-column table:style-name="Tableau42.A"/>
        <table:table-column table:style-name="Tableau42.B"/>
        <table:table-row table:style-name="Tableau42.1">
          <table:table-cell table:style-name="Tableau42.A1" table:number-columns-spanned="2" office:value-type="string">
            <text:p text:style-name="P6"><text:span text:style-name="T4"><text:s/></text:span><text:span text:style-name="T5">Niveau Régional </text:span><text:bookmark-start text:name="__DdeLink__225_361440075813"/><text:span text:style-name="T5">: Normandie</text:span><text:bookmark-end text:name="__DdeLink__225_361440075813"/></text:p>
          </table:table-cell>
          <table:covered-table-cell/>
        </table:table-row>
        <table:table-row table:style-name="Tableau42.2">
          <table:table-cell table:style-name="Tableau42.A2" office:value-type="string">
            <text:p text:style-name="P9"><text:s text:c="3"/></text:p>
            <text:p text:style-name="P10">Date</text:p>
          </table:table-cell>
          <table:table-cell table:style-name="Tableau42.A2" office:value-type="string">
            <text:p text:style-name="P9"><text:s text:c="3"/></text:p>
            <text:p text:style-name="P10">Nombre d'aides à l'embauche des jeunes</text:p>
          </table:table-cell>
        </table:table-row>
        <table:table-row table:style-name="Tableau42.3">
          <table:table-cell table:style-name="Tableau42.A3" office:value-type="string">
            <text:p text:style-name="P7"/>
            <text:p text:style-name="P7"><text:span text:style-name="Source_20_Text"><text:span text:style-name="T1">Mars <text:s text:c="4"/>2021 <text:s/></text:span></text:span></text:p>
          </table:table-cell>
          <table:table-cell table:style-name="Tableau42.B3" office:value-type="string">
            <text:p text:style-name="P7"/>
            <text:p text:style-name="P7"><text:span text:style-name="Source_20_Text"><text:span text:style-name="T1">12621 <text:s/></text:span></text:span></text:p>
          </table:table-cell>
        </table:table-row>
        <table:table-row table:style-name="Tableau42.3">
          <table:table-cell table:style-name="Tableau42.A3" office:value-type="string">
            <text:p text:style-name="P7"/>
            <text:p text:style-name="P7"><text:span text:style-name="Source_20_Text"><text:span text:style-name="T1">Février <text:s/>2021 <text:s/></text:span></text:span></text:p>
          </table:table-cell>
          <table:table-cell table:style-name="Tableau42.B3" office:value-type="string">
            <text:p text:style-name="P7"/>
            <text:p text:style-name="P7"><text:span text:style-name="Source_20_Text"><text:span text:style-name="T1">8795 <text:s/></text:span></text:span></text:p>
          </table:table-cell>
        </table:table-row>
        <table:table-row table:style-name="Tableau42.3">
          <table:table-cell table:style-name="Tableau42.A3" office:value-type="string">
            <text:p text:style-name="P7"/>
            <text:p text:style-name="P7"><text:span text:style-name="Source_20_Text"><text:span text:style-name="T1">Janvier <text:s text:c="2"/>2021 <text:s/></text:span></text:span></text:p>
          </table:table-cell>
          <table:table-cell table:style-name="Tableau42.B3" office:value-type="string">
            <text:p text:style-name="P7"/>
            <text:p text:style-name="P7"><text:span text:style-name="Source_20_Text"><text:span text:style-name="T1">3203 <text:s/></text:span></text:span></text:p>
          </table:table-cell>
        </table:table-row>
      </table:table>
      <text:p text:style-name="P26"/>
      <table:table table:name="Tableau43" table:style-name="Tableau43">
        <table:table-column table:style-name="Tableau43.A"/>
        <table:table-column table:style-name="Tableau43.B"/>
        <table:table-row table:style-name="Tableau43.1">
          <table:table-cell table:style-name="Tableau43.A1" table:number-columns-spanned="2" office:value-type="string">
            <text:p text:style-name="P6"><text:span text:style-name="T4"><text:s/></text:span><text:span text:style-name="T5">Niveau Départemental: Eure</text:span></text:p>
          </table:table-cell>
          <table:covered-table-cell/>
        </table:table-row>
        <table:table-row table:style-name="Tableau43.2">
          <table:table-cell table:style-name="Tableau43.A2" office:value-type="string">
            <text:p text:style-name="P8"/>
            <text:p text:style-name="P10">Date</text:p>
          </table:table-cell>
          <table:table-cell table:style-name="Tableau43.A2" office:value-type="string">
            <text:p text:style-name="P8"/>
            <text:p text:style-name="P10">Nombre d'aides à l'embauche des jeunes</text:p>
          </table:table-cell>
        </table:table-row>
        <table:table-row table:style-name="Tableau43.3">
          <table:table-cell table:style-name="Tableau43.A3" office:value-type="string">
            <text:p text:style-name="P7"/>
            <text:p text:style-name="P9">Mars <text:s text:c="4"/>2021 <text:s/></text:p>
          </table:table-cell>
          <table:table-cell table:style-name="Tableau43.B3" office:value-type="string">
            <text:p text:style-name="P7"/>
            <text:p text:style-name="P9">1760 <text:s/></text:p>
          </table:table-cell>
        </table:table-row>
        <table:table-row table:style-name="Tableau43.3">
          <table:table-cell table:style-name="Tableau43.A3" office:value-type="string">
            <text:p text:style-name="P7"/>
            <text:p text:style-name="P9">Février <text:s/>2021 <text:s/></text:p>
          </table:table-cell>
          <table:table-cell table:style-name="Tableau43.B3" office:value-type="string">
            <text:p text:style-name="P7"/>
            <text:p text:style-name="P9">1320 <text:s/></text:p>
          </table:table-cell>
        </table:table-row>
        <table:table-row table:style-name="Tableau43.3">
          <table:table-cell table:style-name="Tableau43.A3" office:value-type="string">
            <text:p text:style-name="P7"/>
            <text:p text:style-name="P9">Janvier <text:s text:c="2"/>2021 <text:s/></text:p>
          </table:table-cell>
          <table:table-cell table:style-name="Tableau43.B3" office:value-type="string">
            <text:p text:style-name="P7"/>
            <text:p text:style-name="P9">569 <text:s/></text:p>
          </table:table-cell>
        </table:table-row>
      </table:table>
      <text:p text:style-name="P19"><draw:custom-shape text:anchor-type="paragraph" draw:z-index="110" draw:name="Forme2" draw:style-name="gr4" draw:text-style-name="P52" svg:width="16.592cm" svg:height="6.734cm" svg:x="-0.206cm" svg:y="0.07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1" draw:name="Forme1" draw:style-name="gr2" draw:text-style-name="P51" svg:width="20.965cm" svg:height="0.687cm" svg:x="-2.508cm" svg:y="7.16cm"><text:p text:style-name="P38"><text:span text:style-name="T3"><text:s/>18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3" draw:name="Cadre1" draw:style-name="gr5" draw:text-style-name="P52" svg:width="16.592cm" svg:height="7.361cm" svg:x="-0.208cm" svg:y="0.079cm"><text:p text:style-name="P5"><text:s/>Espace Commentaires :</text:p><text:p text:style-name="P2"/><text:p text:style-name="P2"/><text:p text:style-name="P2"/><text:p text:style-name="P2"/><text:p text:style-name="P2"/><text:p text:style-name="P2"/><text:p text:style-name="P2"/><text:p text:style-name="P1"/><text:p text:style-name="P1"/><text:p text:style-name="P1"/><text:p text:style-name="P1"/><text:p text:style-name="P1"/><text:p text:style-name="P1"/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28">Prime à l'embauche pour les travailleurs handicapés</text:p>
      <text:p text:style-name="P29">Données cumulées depuis le début du financement de la mesure par le plan de relance</text:p>
      <text:p text:style-name="P23">Mars <text:s text:c="4"/>2021, Nombre d'aides à l'embauche des travailleurs handicapés : 54</text:p>
      <table:table table:name="Tableau44" table:style-name="Tableau44">
        <table:table-column table:style-name="Tableau44.A"/>
        <table:table-column table:style-name="Tableau44.B"/>
        <table:table-row table:style-name="Tableau44.1">
          <table:table-cell table:style-name="Tableau44.A1" table:number-columns-spanned="2" office:value-type="string">
            <text:p text:style-name="P6"><text:span text:style-name="T4"><text:s/></text:span><text:span text:style-name="T5">Niveau National</text:span></text:p>
          </table:table-cell>
          <table:covered-table-cell/>
        </table:table-row>
        <table:table-row table:style-name="Tableau44.2">
          <table:table-cell table:style-name="Tableau44.A2" office:value-type="string">
            <text:p text:style-name="P9"><text:s text:c="9"/></text:p>
            <text:p text:style-name="P10">Date</text:p>
          </table:table-cell>
          <table:table-cell table:style-name="Tableau44.A2" office:value-type="string">
            <text:p text:style-name="P9"><text:s text:c="9"/></text:p>
            <text:p text:style-name="P10">Nombre d'aides à l'embauche des travailleurs handicapés</text:p>
          </table:table-cell>
        </table:table-row>
        <table:table-row table:style-name="Tableau44.3">
          <table:table-cell table:style-name="Tableau44.A3" office:value-type="string">
            <text:p text:style-name="P7"/>
            <text:p text:style-name="P9">Mars <text:s text:c="4"/>2021 <text:s/></text:p>
          </table:table-cell>
          <table:table-cell table:style-name="Tableau44.B3" office:value-type="string">
            <text:p text:style-name="P7"/>
            <text:p text:style-name="P9">8498 <text:s/></text:p>
          </table:table-cell>
        </table:table-row>
        <table:table-row table:style-name="Tableau44.3">
          <table:table-cell table:style-name="Tableau44.A3" office:value-type="string">
            <text:p text:style-name="P7"/>
            <text:p text:style-name="P9">Février <text:s/>2021 <text:s/></text:p>
          </table:table-cell>
          <table:table-cell table:style-name="Tableau44.B3" office:value-type="string">
            <text:p text:style-name="P7"/>
            <text:p text:style-name="P9">5745 <text:s/></text:p>
          </table:table-cell>
        </table:table-row>
        <table:table-row table:style-name="Tableau44.3">
          <table:table-cell table:style-name="Tableau44.A3" office:value-type="string">
            <text:p text:style-name="P7"/>
            <text:p text:style-name="P9">Janvier <text:s text:c="2"/>2021 <text:s/></text:p>
          </table:table-cell>
          <table:table-cell table:style-name="Tableau44.B3" office:value-type="string">
            <text:p text:style-name="P7"/>
            <text:p text:style-name="P9">2624 <text:s/></text:p>
          </table:table-cell>
        </table:table-row>
      </table:table>
      <text:p text:style-name="P26"/>
      <table:table table:name="Tableau45" table:style-name="Tableau45">
        <table:table-column table:style-name="Tableau45.A"/>
        <table:table-column table:style-name="Tableau45.B"/>
        <table:table-row table:style-name="Tableau45.1">
          <table:table-cell table:style-name="Tableau45.A1" table:number-columns-spanned="2" office:value-type="string">
            <text:p text:style-name="P6"><text:span text:style-name="T4"><text:s/></text:span><text:span text:style-name="T5">Niveau Régional </text:span><text:bookmark-start text:name="__DdeLink__225_361440075814"/><text:span text:style-name="T5">: Normandie</text:span><text:bookmark-end text:name="__DdeLink__225_361440075814"/></text:p>
          </table:table-cell>
          <table:covered-table-cell/>
        </table:table-row>
        <table:table-row table:style-name="Tableau45.2">
          <table:table-cell table:style-name="Tableau45.A2" office:value-type="string">
            <text:p text:style-name="P9"><text:s text:c="3"/></text:p>
            <text:p text:style-name="P10">Date</text:p>
          </table:table-cell>
          <table:table-cell table:style-name="Tableau45.A2" office:value-type="string">
            <text:p text:style-name="P9"><text:s text:c="3"/></text:p>
            <text:p text:style-name="P10">Nombre d'aides à l'embauche des travailleurs handicapés</text:p>
          </table:table-cell>
        </table:table-row>
        <table:table-row table:style-name="Tableau45.3">
          <table:table-cell table:style-name="Tableau45.A3" office:value-type="string">
            <text:p text:style-name="P7"/>
            <text:p text:style-name="P7"><text:span text:style-name="Source_20_Text"><text:span text:style-name="T1">Mars <text:s text:c="4"/>2021 <text:s/></text:span></text:span></text:p>
          </table:table-cell>
          <table:table-cell table:style-name="Tableau45.B3" office:value-type="string">
            <text:p text:style-name="P7"/>
            <text:p text:style-name="P7"><text:span text:style-name="Source_20_Text"><text:span text:style-name="T1">389 <text:s/></text:span></text:span></text:p>
          </table:table-cell>
        </table:table-row>
        <table:table-row table:style-name="Tableau45.3">
          <table:table-cell table:style-name="Tableau45.A3" office:value-type="string">
            <text:p text:style-name="P7"/>
            <text:p text:style-name="P7"><text:span text:style-name="Source_20_Text"><text:span text:style-name="T1">Février <text:s/>2021 <text:s/></text:span></text:span></text:p>
          </table:table-cell>
          <table:table-cell table:style-name="Tableau45.B3" office:value-type="string">
            <text:p text:style-name="P7"/>
            <text:p text:style-name="P7"><text:span text:style-name="Source_20_Text"><text:span text:style-name="T1">257 <text:s/></text:span></text:span></text:p>
          </table:table-cell>
        </table:table-row>
        <table:table-row table:style-name="Tableau45.3">
          <table:table-cell table:style-name="Tableau45.A3" office:value-type="string">
            <text:p text:style-name="P7"/>
            <text:p text:style-name="P7"><text:span text:style-name="Source_20_Text"><text:span text:style-name="T1">Janvier <text:s text:c="2"/>2021 <text:s/></text:span></text:span></text:p>
          </table:table-cell>
          <table:table-cell table:style-name="Tableau45.B3" office:value-type="string">
            <text:p text:style-name="P7"/>
            <text:p text:style-name="P7"><text:span text:style-name="Source_20_Text"><text:span text:style-name="T1">113 <text:s/></text:span></text:span></text:p>
          </table:table-cell>
        </table:table-row>
      </table:table>
      <text:p text:style-name="P26"/>
      <table:table table:name="Tableau46" table:style-name="Tableau46">
        <table:table-column table:style-name="Tableau46.A"/>
        <table:table-column table:style-name="Tableau46.B"/>
        <table:table-row table:style-name="Tableau46.1">
          <table:table-cell table:style-name="Tableau46.A1" table:number-columns-spanned="2" office:value-type="string">
            <text:p text:style-name="P6"><text:span text:style-name="T4"><text:s/></text:span><text:span text:style-name="T5">Niveau Départemental: Eure</text:span></text:p>
          </table:table-cell>
          <table:covered-table-cell/>
        </table:table-row>
        <table:table-row table:style-name="Tableau46.2">
          <table:table-cell table:style-name="Tableau46.A2" office:value-type="string">
            <text:p text:style-name="P8"/>
            <text:p text:style-name="P10">Date</text:p>
          </table:table-cell>
          <table:table-cell table:style-name="Tableau46.A2" office:value-type="string">
            <text:p text:style-name="P8"/>
            <text:p text:style-name="P10">Nombre d'aides à l'embauche des travailleurs handicapés</text:p>
          </table:table-cell>
        </table:table-row>
        <table:table-row table:style-name="Tableau46.3">
          <table:table-cell table:style-name="Tableau46.A3" office:value-type="string">
            <text:p text:style-name="P7"/>
            <text:p text:style-name="P9">Mars <text:s text:c="4"/>2021 <text:s/></text:p>
          </table:table-cell>
          <table:table-cell table:style-name="Tableau46.B3" office:value-type="string">
            <text:p text:style-name="P7"/>
            <text:p text:style-name="P9">54 <text:s/></text:p>
          </table:table-cell>
        </table:table-row>
        <table:table-row table:style-name="Tableau46.3">
          <table:table-cell table:style-name="Tableau46.A3" office:value-type="string">
            <text:p text:style-name="P7"/>
            <text:p text:style-name="P9">Février <text:s/>2021 <text:s/></text:p>
          </table:table-cell>
          <table:table-cell table:style-name="Tableau46.B3" office:value-type="string">
            <text:p text:style-name="P7"/>
            <text:p text:style-name="P9">35 <text:s/></text:p>
          </table:table-cell>
        </table:table-row>
        <table:table-row table:style-name="Tableau46.3">
          <table:table-cell table:style-name="Tableau46.A3" office:value-type="string">
            <text:p text:style-name="P7"/>
            <text:p text:style-name="P9">Janvier <text:s text:c="2"/>2021 <text:s/></text:p>
          </table:table-cell>
          <table:table-cell table:style-name="Tableau46.B3" office:value-type="string">
            <text:p text:style-name="P7"/>
            <text:p text:style-name="P9">13 <text:s/></text:p>
          </table:table-cell>
        </table:table-row>
      </table:table>
      <text:p text:style-name="P19"><draw:custom-shape text:anchor-type="paragraph" draw:z-index="114" draw:name="Forme2" draw:style-name="gr4" draw:text-style-name="P52" svg:width="16.592cm" svg:height="6.734cm" svg:x="-0.206cm" svg:y="0.07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6" draw:name="Forme1" draw:style-name="gr2" draw:text-style-name="P51" svg:width="20.965cm" svg:height="0.687cm" svg:x="-2.508cm" svg:y="7.16cm"><text:p text:style-name="P38"><text:span text:style-name="T3"><text:s/>19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7" draw:name="Cadre1" draw:style-name="gr5" draw:text-style-name="P52" svg:width="16.592cm" svg:height="7.361cm" svg:x="-0.208cm" svg:y="0.079cm"><text:p text:style-name="P5"><text:s/>Espace Commentaires :</text:p><text:p text:style-name="P2"/><text:p text:style-name="P2"/><text:p text:style-name="P2"/><text:p text:style-name="P2"/><text:p text:style-name="P2"/><text:p text:style-name="P2"/><text:p text:style-name="P2"/><text:p text:style-name="P1"/><text:p text:style-name="P1"/><text:p text:style-name="P1"/><text:p text:style-name="P1"/><text:p text:style-name="P1"/><text:p text:style-name="P1"/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Standard"/>
      <text:p text:style-name="P28">Contrats Initiatives Emploi (CIE) Jeunes</text:p>
      <text:p text:style-name="P29">Données cumulées depuis le début du financement de la mesure par le plan de relance</text:p>
      <text:p text:style-name="P23">Mars <text:s text:c="4"/>2021, Entrées de jeunes en CIE : 213</text:p>
      <table:table table:name="Tableau47" table:style-name="Tableau47">
        <table:table-column table:style-name="Tableau47.A"/>
        <table:table-column table:style-name="Tableau47.B"/>
        <table:table-row table:style-name="Tableau47.1">
          <table:table-cell table:style-name="Tableau47.A1" table:number-columns-spanned="2" office:value-type="string">
            <text:p text:style-name="P6"><text:span text:style-name="T4"><text:s/></text:span><text:span text:style-name="T5">Niveau National</text:span></text:p>
          </table:table-cell>
          <table:covered-table-cell/>
        </table:table-row>
        <table:table-row table:style-name="Tableau47.2">
          <table:table-cell table:style-name="Tableau47.A2" office:value-type="string">
            <text:p text:style-name="P9"><text:s text:c="9"/></text:p>
            <text:p text:style-name="P10">Date</text:p>
          </table:table-cell>
          <table:table-cell table:style-name="Tableau47.A2" office:value-type="string">
            <text:p text:style-name="P9"><text:s text:c="9"/></text:p>
            <text:p text:style-name="P10">Entrées de jeunes en CIE</text:p>
          </table:table-cell>
        </table:table-row>
        <table:table-row table:style-name="Tableau47.3">
          <table:table-cell table:style-name="Tableau47.A3" office:value-type="string">
            <text:p text:style-name="P7"/>
            <text:p text:style-name="P9">Mars <text:s text:c="4"/>2021 <text:s/></text:p>
          </table:table-cell>
          <table:table-cell table:style-name="Tableau47.B3" office:value-type="string">
            <text:p text:style-name="P7"/>
            <text:p text:style-name="P9">9805 <text:s/></text:p>
          </table:table-cell>
        </table:table-row>
        <table:table-row table:style-name="Tableau47.3">
          <table:table-cell table:style-name="Tableau47.A3" office:value-type="string">
            <text:p text:style-name="P7"/>
            <text:p text:style-name="P9">Février <text:s/>2021 <text:s/></text:p>
          </table:table-cell>
          <table:table-cell table:style-name="Tableau47.B3" office:value-type="string">
            <text:p text:style-name="P7"/>
            <text:p text:style-name="P9">5619 <text:s/></text:p>
          </table:table-cell>
        </table:table-row>
        <table:table-row table:style-name="Tableau47.3">
          <table:table-cell table:style-name="Tableau47.A3" office:value-type="string">
            <text:p text:style-name="P7"/>
            <text:p text:style-name="P9">Janvier <text:s text:c="2"/>2021 <text:s/></text:p>
          </table:table-cell>
          <table:table-cell table:style-name="Tableau47.B3" office:value-type="string">
            <text:p text:style-name="P7"/>
            <text:p text:style-name="P9">2955 <text:s/></text:p>
          </table:table-cell>
        </table:table-row>
      </table:table>
      <text:p text:style-name="P26"/>
      <table:table table:name="Tableau48" table:style-name="Tableau48">
        <table:table-column table:style-name="Tableau48.A"/>
        <table:table-column table:style-name="Tableau48.B"/>
        <table:table-row table:style-name="Tableau48.1">
          <table:table-cell table:style-name="Tableau48.A1" table:number-columns-spanned="2" office:value-type="string">
            <text:p text:style-name="P6"><text:span text:style-name="T4"><text:s/></text:span><text:span text:style-name="T5">Niveau Régional </text:span><text:bookmark-start text:name="__DdeLink__225_361440075815"/><text:span text:style-name="T5">: Normandie</text:span><text:bookmark-end text:name="__DdeLink__225_361440075815"/></text:p>
          </table:table-cell>
          <table:covered-table-cell/>
        </table:table-row>
        <table:table-row table:style-name="Tableau48.2">
          <table:table-cell table:style-name="Tableau48.A2" office:value-type="string">
            <text:p text:style-name="P9"><text:s text:c="3"/></text:p>
            <text:p text:style-name="P10">Date</text:p>
          </table:table-cell>
          <table:table-cell table:style-name="Tableau48.A2" office:value-type="string">
            <text:p text:style-name="P9"><text:s text:c="3"/></text:p>
            <text:p text:style-name="P10">Entrées de jeunes en CIE</text:p>
          </table:table-cell>
        </table:table-row>
        <table:table-row table:style-name="Tableau48.3">
          <table:table-cell table:style-name="Tableau48.A3" office:value-type="string">
            <text:p text:style-name="P7"/>
            <text:p text:style-name="P7"><text:span text:style-name="Source_20_Text"><text:span text:style-name="T1">Mars <text:s text:c="4"/>2021 <text:s/></text:span></text:span></text:p>
          </table:table-cell>
          <table:table-cell table:style-name="Tableau48.B3" office:value-type="string">
            <text:p text:style-name="P7"/>
            <text:p text:style-name="P7"><text:span text:style-name="Source_20_Text"><text:span text:style-name="T1">1086 <text:s/></text:span></text:span></text:p>
          </table:table-cell>
        </table:table-row>
        <table:table-row table:style-name="Tableau48.3">
          <table:table-cell table:style-name="Tableau48.A3" office:value-type="string">
            <text:p text:style-name="P7"/>
            <text:p text:style-name="P7"><text:span text:style-name="Source_20_Text"><text:span text:style-name="T1">Février <text:s/>2021 <text:s/></text:span></text:span></text:p>
          </table:table-cell>
          <table:table-cell table:style-name="Tableau48.B3" office:value-type="string">
            <text:p text:style-name="P7"/>
            <text:p text:style-name="P7"><text:span text:style-name="Source_20_Text"><text:span text:style-name="T1">718 <text:s/></text:span></text:span></text:p>
          </table:table-cell>
        </table:table-row>
        <table:table-row table:style-name="Tableau48.3">
          <table:table-cell table:style-name="Tableau48.A3" office:value-type="string">
            <text:p text:style-name="P7"/>
            <text:p text:style-name="P7"><text:span text:style-name="Source_20_Text"><text:span text:style-name="T1">Janvier <text:s text:c="2"/>2021 <text:s/></text:span></text:span></text:p>
          </table:table-cell>
          <table:table-cell table:style-name="Tableau48.B3" office:value-type="string">
            <text:p text:style-name="P7"/>
            <text:p text:style-name="P7"><text:span text:style-name="Source_20_Text"><text:span text:style-name="T1">399 <text:s/></text:span></text:span></text:p>
          </table:table-cell>
        </table:table-row>
      </table:table>
      <text:p text:style-name="P26"/>
      <table:table table:name="Tableau49" table:style-name="Tableau49">
        <table:table-column table:style-name="Tableau49.A"/>
        <table:table-column table:style-name="Tableau49.B"/>
        <table:table-row table:style-name="Tableau49.1">
          <table:table-cell table:style-name="Tableau49.A1" table:number-columns-spanned="2" office:value-type="string">
            <text:p text:style-name="P6"><text:span text:style-name="T4"><text:s/></text:span><text:span text:style-name="T5">Niveau Départemental: Eure</text:span></text:p>
          </table:table-cell>
          <table:covered-table-cell/>
        </table:table-row>
        <table:table-row table:style-name="Tableau49.2">
          <table:table-cell table:style-name="Tableau49.A2" office:value-type="string">
            <text:p text:style-name="P8"/>
            <text:p text:style-name="P10">Date</text:p>
          </table:table-cell>
          <table:table-cell table:style-name="Tableau49.A2" office:value-type="string">
            <text:p text:style-name="P8"/>
            <text:p text:style-name="P10">Entrées de jeunes en CIE</text:p>
          </table:table-cell>
        </table:table-row>
        <table:table-row table:style-name="Tableau49.3">
          <table:table-cell table:style-name="Tableau49.A3" office:value-type="string">
            <text:p text:style-name="P7"/>
            <text:p text:style-name="P9">Mars <text:s text:c="4"/>2021 <text:s/></text:p>
          </table:table-cell>
          <table:table-cell table:style-name="Tableau49.B3" office:value-type="string">
            <text:p text:style-name="P7"/>
            <text:p text:style-name="P9">213 <text:s/></text:p>
          </table:table-cell>
        </table:table-row>
        <table:table-row table:style-name="Tableau49.3">
          <table:table-cell table:style-name="Tableau49.A3" office:value-type="string">
            <text:p text:style-name="P7"/>
            <text:p text:style-name="P9">Février <text:s/>2021 <text:s/></text:p>
          </table:table-cell>
          <table:table-cell table:style-name="Tableau49.B3" office:value-type="string">
            <text:p text:style-name="P7"/>
            <text:p text:style-name="P9">136 <text:s/></text:p>
          </table:table-cell>
        </table:table-row>
        <table:table-row table:style-name="Tableau49.3">
          <table:table-cell table:style-name="Tableau49.A3" office:value-type="string">
            <text:p text:style-name="P7"/>
            <text:p text:style-name="P9">Janvier <text:s text:c="2"/>2021 <text:s/></text:p>
          </table:table-cell>
          <table:table-cell table:style-name="Tableau49.B3" office:value-type="string">
            <text:p text:style-name="P7"/>
            <text:p text:style-name="P9">71 <text:s/></text:p>
          </table:table-cell>
        </table:table-row>
      </table:table>
      <text:p text:style-name="P19"><draw:custom-shape text:anchor-type="paragraph" draw:z-index="97" draw:name="Forme2" draw:style-name="gr4" draw:text-style-name="P52" svg:width="16.592cm" svg:height="6.734cm" svg:x="-0.206cm" svg:y="0.07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8" draw:name="Forme1" draw:style-name="gr2" draw:text-style-name="P51" svg:width="20.965cm" svg:height="0.687cm" svg:x="-2.508cm" svg:y="7.16cm"><text:p text:style-name="P38"><text:span text:style-name="T3"><text:s/>20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9" draw:name="Cadre1" draw:style-name="gr5" draw:text-style-name="P52" svg:width="16.592cm" svg:height="7.361cm" svg:x="-0.208cm" svg:y="0.079cm"><text:p text:style-name="P5"><text:s/>Espace Commentaires :</text:p><text:p text:style-name="P2"/><text:p text:style-name="P2"/><text:p text:style-name="P2"/><text:p text:style-name="P2"/><text:p text:style-name="P2"/><text:p text:style-name="P2"/><text:p text:style-name="P2"/><text:p text:style-name="P1"/><text:p text:style-name="P1"/><text:p text:style-name="P1"/><text:p text:style-name="P1"/><text:p text:style-name="P1"/><text:p text:style-name="P1"/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28">Contrats de professionnalisation</text:p>
      <text:p text:style-name="P29">Données cumulées depuis le début du financement de la mesure par le plan de relance</text:p>
      <text:p text:style-name="P23">Mars <text:s text:c="4"/>2021, Nombre de contrats de professionnalisation : 157</text:p>
      <table:table table:name="Tableau50" table:style-name="Tableau50">
        <table:table-column table:style-name="Tableau50.A"/>
        <table:table-column table:style-name="Tableau50.B"/>
        <table:table-row table:style-name="Tableau50.1">
          <table:table-cell table:style-name="Tableau50.A1" table:number-columns-spanned="2" office:value-type="string">
            <text:p text:style-name="P6"><text:span text:style-name="T4"><text:s/></text:span><text:span text:style-name="T5">Niveau National</text:span></text:p>
          </table:table-cell>
          <table:covered-table-cell/>
        </table:table-row>
        <table:table-row table:style-name="Tableau50.2">
          <table:table-cell table:style-name="Tableau50.A2" office:value-type="string">
            <text:p text:style-name="P9"><text:s text:c="9"/></text:p>
            <text:p text:style-name="P10">Date</text:p>
          </table:table-cell>
          <table:table-cell table:style-name="Tableau50.A2" office:value-type="string">
            <text:p text:style-name="P9"><text:s text:c="9"/></text:p>
            <text:p text:style-name="P10">Nombre de contrats de professionnalisation</text:p>
          </table:table-cell>
        </table:table-row>
        <table:table-row table:style-name="Tableau50.3">
          <table:table-cell table:style-name="Tableau50.A3" office:value-type="string">
            <text:p text:style-name="P7"/>
            <text:p text:style-name="P9">Mars <text:s text:c="4"/>2021 <text:s/></text:p>
          </table:table-cell>
          <table:table-cell table:style-name="Tableau50.B3" office:value-type="string">
            <text:p text:style-name="P7"/>
            <text:p text:style-name="P9">38193 <text:s/></text:p>
          </table:table-cell>
        </table:table-row>
        <table:table-row table:style-name="Tableau50.3">
          <table:table-cell table:style-name="Tableau50.A3" office:value-type="string">
            <text:p text:style-name="P7"/>
            <text:p text:style-name="P9">Février <text:s/>2021 <text:s/></text:p>
          </table:table-cell>
          <table:table-cell table:style-name="Tableau50.B3" office:value-type="string">
            <text:p text:style-name="P7"/>
            <text:p text:style-name="P9">30459 <text:s/></text:p>
          </table:table-cell>
        </table:table-row>
        <table:table-row table:style-name="Tableau50.3">
          <table:table-cell table:style-name="Tableau50.A3" office:value-type="string">
            <text:p text:style-name="P7"/>
            <text:p text:style-name="P9">Janvier <text:s text:c="2"/>2021 <text:s/></text:p>
          </table:table-cell>
          <table:table-cell table:style-name="Tableau50.B3" office:value-type="string">
            <text:p text:style-name="P7"/>
            <text:p text:style-name="P9">23517 <text:s/></text:p>
          </table:table-cell>
        </table:table-row>
      </table:table>
      <text:p text:style-name="P26"/>
      <table:table table:name="Tableau51" table:style-name="Tableau51">
        <table:table-column table:style-name="Tableau51.A"/>
        <table:table-column table:style-name="Tableau51.B"/>
        <table:table-row table:style-name="Tableau51.1">
          <table:table-cell table:style-name="Tableau51.A1" table:number-columns-spanned="2" office:value-type="string">
            <text:p text:style-name="P6"><text:span text:style-name="T4"><text:s/></text:span><text:span text:style-name="T5">Niveau Régional </text:span><text:bookmark-start text:name="__DdeLink__225_361440075816"/><text:span text:style-name="T5">: Normandie</text:span><text:bookmark-end text:name="__DdeLink__225_361440075816"/></text:p>
          </table:table-cell>
          <table:covered-table-cell/>
        </table:table-row>
        <table:table-row table:style-name="Tableau51.2">
          <table:table-cell table:style-name="Tableau51.A2" office:value-type="string">
            <text:p text:style-name="P9"><text:s text:c="3"/></text:p>
            <text:p text:style-name="P10">Date</text:p>
          </table:table-cell>
          <table:table-cell table:style-name="Tableau51.A2" office:value-type="string">
            <text:p text:style-name="P9"><text:s text:c="3"/></text:p>
            <text:p text:style-name="P10">Nombre de contrats de professionnalisation</text:p>
          </table:table-cell>
        </table:table-row>
        <table:table-row table:style-name="Tableau51.3">
          <table:table-cell table:style-name="Tableau51.A3" office:value-type="string">
            <text:p text:style-name="P7"/>
            <text:p text:style-name="P7"><text:span text:style-name="Source_20_Text"><text:span text:style-name="T1">Mars <text:s text:c="4"/>2021 <text:s/></text:span></text:span></text:p>
          </table:table-cell>
          <table:table-cell table:style-name="Tableau51.B3" office:value-type="string">
            <text:p text:style-name="P7"/>
            <text:p text:style-name="P7"><text:span text:style-name="Source_20_Text"><text:span text:style-name="T1">1365 <text:s/></text:span></text:span></text:p>
          </table:table-cell>
        </table:table-row>
        <table:table-row table:style-name="Tableau51.3">
          <table:table-cell table:style-name="Tableau51.A3" office:value-type="string">
            <text:p text:style-name="P7"/>
            <text:p text:style-name="P7"><text:span text:style-name="Source_20_Text"><text:span text:style-name="T1">Février <text:s/>2021 <text:s/></text:span></text:span></text:p>
          </table:table-cell>
          <table:table-cell table:style-name="Tableau51.B3" office:value-type="string">
            <text:p text:style-name="P7"/>
            <text:p text:style-name="P7"><text:span text:style-name="Source_20_Text"><text:span text:style-name="T1">1135 <text:s/></text:span></text:span></text:p>
          </table:table-cell>
        </table:table-row>
        <table:table-row table:style-name="Tableau51.3">
          <table:table-cell table:style-name="Tableau51.A3" office:value-type="string">
            <text:p text:style-name="P7"/>
            <text:p text:style-name="P7"><text:span text:style-name="Source_20_Text"><text:span text:style-name="T1">Janvier <text:s text:c="2"/>2021 <text:s/></text:span></text:span></text:p>
          </table:table-cell>
          <table:table-cell table:style-name="Tableau51.B3" office:value-type="string">
            <text:p text:style-name="P7"/>
            <text:p text:style-name="P7"><text:span text:style-name="Source_20_Text"><text:span text:style-name="T1">829 <text:s/></text:span></text:span></text:p>
          </table:table-cell>
        </table:table-row>
      </table:table>
      <text:p text:style-name="P26"/>
      <table:table table:name="Tableau52" table:style-name="Tableau52">
        <table:table-column table:style-name="Tableau52.A"/>
        <table:table-column table:style-name="Tableau52.B"/>
        <table:table-row table:style-name="Tableau52.1">
          <table:table-cell table:style-name="Tableau52.A1" table:number-columns-spanned="2" office:value-type="string">
            <text:p text:style-name="P6"><text:span text:style-name="T4"><text:s/></text:span><text:span text:style-name="T5">Niveau Départemental: Eure</text:span></text:p>
          </table:table-cell>
          <table:covered-table-cell/>
        </table:table-row>
        <table:table-row table:style-name="Tableau52.2">
          <table:table-cell table:style-name="Tableau52.A2" office:value-type="string">
            <text:p text:style-name="P8"/>
            <text:p text:style-name="P10">Date</text:p>
          </table:table-cell>
          <table:table-cell table:style-name="Tableau52.A2" office:value-type="string">
            <text:p text:style-name="P8"/>
            <text:p text:style-name="P10">Nombre de contrats de professionnalisation</text:p>
          </table:table-cell>
        </table:table-row>
        <table:table-row table:style-name="Tableau52.3">
          <table:table-cell table:style-name="Tableau52.A3" office:value-type="string">
            <text:p text:style-name="P7"/>
            <text:p text:style-name="P9">Mars <text:s text:c="4"/>2021 <text:s/></text:p>
          </table:table-cell>
          <table:table-cell table:style-name="Tableau52.B3" office:value-type="string">
            <text:p text:style-name="P7"/>
            <text:p text:style-name="P9">157 <text:s/></text:p>
          </table:table-cell>
        </table:table-row>
        <table:table-row table:style-name="Tableau52.3">
          <table:table-cell table:style-name="Tableau52.A3" office:value-type="string">
            <text:p text:style-name="P7"/>
            <text:p text:style-name="P9">Février <text:s/>2021 <text:s/></text:p>
          </table:table-cell>
          <table:table-cell table:style-name="Tableau52.B3" office:value-type="string">
            <text:p text:style-name="P7"/>
            <text:p text:style-name="P9">127 <text:s/></text:p>
          </table:table-cell>
        </table:table-row>
        <table:table-row table:style-name="Tableau52.3">
          <table:table-cell table:style-name="Tableau52.A3" office:value-type="string">
            <text:p text:style-name="P7"/>
            <text:p text:style-name="P9">Janvier <text:s text:c="2"/>2021 <text:s/></text:p>
          </table:table-cell>
          <table:table-cell table:style-name="Tableau52.B3" office:value-type="string">
            <text:p text:style-name="P7"/>
            <text:p text:style-name="P9">86 <text:s/></text:p>
          </table:table-cell>
        </table:table-row>
      </table:table>
      <text:p text:style-name="P19"><draw:custom-shape text:anchor-type="paragraph" draw:z-index="94" draw:name="Forme2" draw:style-name="gr4" draw:text-style-name="P52" svg:width="16.592cm" svg:height="6.734cm" svg:x="-0.206cm" svg:y="0.07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0" draw:name="Forme1" draw:style-name="gr2" draw:text-style-name="P51" svg:width="20.965cm" svg:height="0.687cm" svg:x="-2.508cm" svg:y="7.16cm"><text:p text:style-name="P38"><text:span text:style-name="T3"><text:s/>21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1" draw:name="Cadre1" draw:style-name="gr5" draw:text-style-name="P52" svg:width="16.592cm" svg:height="7.361cm" svg:x="-0.208cm" svg:y="0.079cm"><text:p text:style-name="P5"><text:s/>Espace Commentaires :</text:p><text:p text:style-name="P2"/><text:p text:style-name="P2"/><text:p text:style-name="P2"/><text:p text:style-name="P2"/><text:p text:style-name="P2"/><text:p text:style-name="P2"/><text:p text:style-name="P2"/><text:p text:style-name="P1"/><text:p text:style-name="P1"/><text:p text:style-name="P1"/><text:p text:style-name="P1"/><text:p text:style-name="P1"/><text:p text:style-name="P1"/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28">Garantie jeunes</text:p>
      <text:p text:style-name="P29">Données cumulées depuis le début du financement de la mesure par le plan de relance</text:p>
      <text:p text:style-name="P23">Mars <text:s text:c="4"/>2021, Entrées en garanties jeunes : 1563</text:p>
      <table:table table:name="Tableau53" table:style-name="Tableau53">
        <table:table-column table:style-name="Tableau53.A"/>
        <table:table-column table:style-name="Tableau53.B"/>
        <table:table-row table:style-name="Tableau53.1">
          <table:table-cell table:style-name="Tableau53.A1" table:number-columns-spanned="2" office:value-type="string">
            <text:p text:style-name="P6"><text:span text:style-name="T4"><text:s/></text:span><text:span text:style-name="T5">Niveau National</text:span></text:p>
          </table:table-cell>
          <table:covered-table-cell/>
        </table:table-row>
        <table:table-row table:style-name="Tableau53.2">
          <table:table-cell table:style-name="Tableau53.A2" office:value-type="string">
            <text:p text:style-name="P9"><text:s text:c="9"/></text:p>
            <text:p text:style-name="P10">Date</text:p>
          </table:table-cell>
          <table:table-cell table:style-name="Tableau53.A2" office:value-type="string">
            <text:p text:style-name="P9"><text:s text:c="9"/></text:p>
            <text:p text:style-name="P10">Entrées en garanties jeunes</text:p>
          </table:table-cell>
        </table:table-row>
        <table:table-row table:style-name="Tableau53.3">
          <table:table-cell table:style-name="Tableau53.A3" office:value-type="string">
            <text:p text:style-name="P7"/>
            <text:p text:style-name="P9">Mars <text:s text:c="4"/>2021 <text:s/></text:p>
          </table:table-cell>
          <table:table-cell table:style-name="Tableau53.B3" office:value-type="string">
            <text:p text:style-name="P7"/>
            <text:p text:style-name="P9">127822 <text:s/></text:p>
          </table:table-cell>
        </table:table-row>
        <table:table-row table:style-name="Tableau53.3">
          <table:table-cell table:style-name="Tableau53.A3" office:value-type="string">
            <text:p text:style-name="P7"/>
            <text:p text:style-name="P9">Février <text:s/>2021 <text:s/></text:p>
          </table:table-cell>
          <table:table-cell table:style-name="Tableau53.B3" office:value-type="string">
            <text:p text:style-name="P7"/>
            <text:p text:style-name="P9">112356 <text:s/></text:p>
          </table:table-cell>
        </table:table-row>
        <table:table-row table:style-name="Tableau53.3">
          <table:table-cell table:style-name="Tableau53.A3" office:value-type="string">
            <text:p text:style-name="P7"/>
            <text:p text:style-name="P9">Janvier <text:s text:c="2"/>2021 <text:s/></text:p>
          </table:table-cell>
          <table:table-cell table:style-name="Tableau53.B3" office:value-type="string">
            <text:p text:style-name="P7"/>
            <text:p text:style-name="P9">100904 <text:s/></text:p>
          </table:table-cell>
        </table:table-row>
      </table:table>
      <text:p text:style-name="P26"/>
      <table:table table:name="Tableau54" table:style-name="Tableau54">
        <table:table-column table:style-name="Tableau54.A"/>
        <table:table-column table:style-name="Tableau54.B"/>
        <table:table-row table:style-name="Tableau54.1">
          <table:table-cell table:style-name="Tableau54.A1" table:number-columns-spanned="2" office:value-type="string">
            <text:p text:style-name="P6"><text:span text:style-name="T4"><text:s/></text:span><text:span text:style-name="T5">Niveau Régional </text:span><text:bookmark-start text:name="__DdeLink__225_361440075817"/><text:span text:style-name="T5">: Normandie</text:span><text:bookmark-end text:name="__DdeLink__225_361440075817"/></text:p>
          </table:table-cell>
          <table:covered-table-cell/>
        </table:table-row>
        <table:table-row table:style-name="Tableau54.2">
          <table:table-cell table:style-name="Tableau54.A2" office:value-type="string">
            <text:p text:style-name="P9"><text:s text:c="3"/></text:p>
            <text:p text:style-name="P10">Date</text:p>
          </table:table-cell>
          <table:table-cell table:style-name="Tableau54.A2" office:value-type="string">
            <text:p text:style-name="P9"><text:s text:c="3"/></text:p>
            <text:p text:style-name="P10">Entrées en garanties jeunes</text:p>
          </table:table-cell>
        </table:table-row>
        <table:table-row table:style-name="Tableau54.3">
          <table:table-cell table:style-name="Tableau54.A3" office:value-type="string">
            <text:p text:style-name="P7"/>
            <text:p text:style-name="P7"><text:span text:style-name="Source_20_Text"><text:span text:style-name="T1">Mars <text:s text:c="4"/>2021 <text:s/></text:span></text:span></text:p>
          </table:table-cell>
          <table:table-cell table:style-name="Tableau54.B3" office:value-type="string">
            <text:p text:style-name="P7"/>
            <text:p text:style-name="P7"><text:span text:style-name="Source_20_Text"><text:span text:style-name="T1">9325 <text:s/></text:span></text:span></text:p>
          </table:table-cell>
        </table:table-row>
        <table:table-row table:style-name="Tableau54.3">
          <table:table-cell table:style-name="Tableau54.A3" office:value-type="string">
            <text:p text:style-name="P7"/>
            <text:p text:style-name="P7"><text:span text:style-name="Source_20_Text"><text:span text:style-name="T1">Février <text:s/>2021 <text:s/></text:span></text:span></text:p>
          </table:table-cell>
          <table:table-cell table:style-name="Tableau54.B3" office:value-type="string">
            <text:p text:style-name="P7"/>
            <text:p text:style-name="P7"><text:span text:style-name="Source_20_Text"><text:span text:style-name="T1">8097 <text:s/></text:span></text:span></text:p>
          </table:table-cell>
        </table:table-row>
        <table:table-row table:style-name="Tableau54.3">
          <table:table-cell table:style-name="Tableau54.A3" office:value-type="string">
            <text:p text:style-name="P7"/>
            <text:p text:style-name="P7"><text:span text:style-name="Source_20_Text"><text:span text:style-name="T1">Janvier <text:s text:c="2"/>2021 <text:s/></text:span></text:span></text:p>
          </table:table-cell>
          <table:table-cell table:style-name="Tableau54.B3" office:value-type="string">
            <text:p text:style-name="P7"/>
            <text:p text:style-name="P7"><text:span text:style-name="Source_20_Text"><text:span text:style-name="T1">7205 <text:s/></text:span></text:span></text:p>
          </table:table-cell>
        </table:table-row>
      </table:table>
      <text:p text:style-name="P26"/>
      <table:table table:name="Tableau55" table:style-name="Tableau55">
        <table:table-column table:style-name="Tableau55.A"/>
        <table:table-column table:style-name="Tableau55.B"/>
        <table:table-row table:style-name="Tableau55.1">
          <table:table-cell table:style-name="Tableau55.A1" table:number-columns-spanned="2" office:value-type="string">
            <text:p text:style-name="P6"><text:span text:style-name="T4"><text:s/></text:span><text:span text:style-name="T5">Niveau Départemental: Eure</text:span></text:p>
          </table:table-cell>
          <table:covered-table-cell/>
        </table:table-row>
        <table:table-row table:style-name="Tableau55.2">
          <table:table-cell table:style-name="Tableau55.A2" office:value-type="string">
            <text:p text:style-name="P8"/>
            <text:p text:style-name="P10">Date</text:p>
          </table:table-cell>
          <table:table-cell table:style-name="Tableau55.A2" office:value-type="string">
            <text:p text:style-name="P8"/>
            <text:p text:style-name="P10">Entrées en garanties jeunes</text:p>
          </table:table-cell>
        </table:table-row>
        <table:table-row table:style-name="Tableau55.3">
          <table:table-cell table:style-name="Tableau55.A3" office:value-type="string">
            <text:p text:style-name="P7"/>
            <text:p text:style-name="P9">Mars <text:s text:c="4"/>2021 <text:s/></text:p>
          </table:table-cell>
          <table:table-cell table:style-name="Tableau55.B3" office:value-type="string">
            <text:p text:style-name="P7"/>
            <text:p text:style-name="P9">1563 <text:s/></text:p>
          </table:table-cell>
        </table:table-row>
        <table:table-row table:style-name="Tableau55.3">
          <table:table-cell table:style-name="Tableau55.A3" office:value-type="string">
            <text:p text:style-name="P7"/>
            <text:p text:style-name="P9">Février <text:s/>2021 <text:s/></text:p>
          </table:table-cell>
          <table:table-cell table:style-name="Tableau55.B3" office:value-type="string">
            <text:p text:style-name="P7"/>
            <text:p text:style-name="P9">1357 <text:s/></text:p>
          </table:table-cell>
        </table:table-row>
        <table:table-row table:style-name="Tableau55.3">
          <table:table-cell table:style-name="Tableau55.A3" office:value-type="string">
            <text:p text:style-name="P7"/>
            <text:p text:style-name="P9">Janvier <text:s text:c="2"/>2021 <text:s/></text:p>
          </table:table-cell>
          <table:table-cell table:style-name="Tableau55.B3" office:value-type="string">
            <text:p text:style-name="P7"/>
            <text:p text:style-name="P9">1190 <text:s/></text:p>
          </table:table-cell>
        </table:table-row>
      </table:table>
      <text:p text:style-name="P19"><draw:custom-shape text:anchor-type="paragraph" draw:z-index="92" draw:name="Forme2" draw:style-name="gr4" draw:text-style-name="P52" svg:width="16.592cm" svg:height="6.734cm" svg:x="-0.206cm" svg:y="0.07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2" draw:name="Forme1" draw:style-name="gr2" draw:text-style-name="P51" svg:width="20.965cm" svg:height="0.687cm" svg:x="-2.508cm" svg:y="7.16cm"><text:p text:style-name="P38"><text:span text:style-name="T3"><text:s/>22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3" draw:name="Cadre1" draw:style-name="gr5" draw:text-style-name="P52" svg:width="16.592cm" svg:height="7.361cm" svg:x="-0.208cm" svg:y="0.079cm"><text:p text:style-name="P5"><text:s/>Espace Commentaires :</text:p><text:p text:style-name="P2"/><text:p text:style-name="P2"/><text:p text:style-name="P2"/><text:p text:style-name="P2"/><text:p text:style-name="P2"/><text:p text:style-name="P2"/><text:p text:style-name="P2"/><text:p text:style-name="P1"/><text:p text:style-name="P1"/><text:p text:style-name="P1"/><text:p text:style-name="P1"/><text:p text:style-name="P1"/><text:p text:style-name="P1"/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28">Parcours emploi compétences (PEC) Jeunes</text:p>
      <text:p text:style-name="P29">Données cumulées depuis le début du financement de la mesure par le plan de relance</text:p>
      <text:p text:style-name="P23">Mars <text:s text:c="4"/>2021, Entrées de jeunes en PEC : 299</text:p>
      <table:table table:name="Tableau56" table:style-name="Tableau56">
        <table:table-column table:style-name="Tableau56.A"/>
        <table:table-column table:style-name="Tableau56.B"/>
        <table:table-row table:style-name="Tableau56.1">
          <table:table-cell table:style-name="Tableau56.A1" table:number-columns-spanned="2" office:value-type="string">
            <text:p text:style-name="P6"><text:span text:style-name="T4"><text:s/></text:span><text:span text:style-name="T5">Niveau National</text:span></text:p>
          </table:table-cell>
          <table:covered-table-cell/>
        </table:table-row>
        <table:table-row table:style-name="Tableau56.2">
          <table:table-cell table:style-name="Tableau56.A2" office:value-type="string">
            <text:p text:style-name="P9"><text:s text:c="9"/></text:p>
            <text:p text:style-name="P10">Date</text:p>
          </table:table-cell>
          <table:table-cell table:style-name="Tableau56.A2" office:value-type="string">
            <text:p text:style-name="P9"><text:s text:c="9"/></text:p>
            <text:p text:style-name="P10">Entrées de jeunes en PEC</text:p>
          </table:table-cell>
        </table:table-row>
        <table:table-row table:style-name="Tableau56.3">
          <table:table-cell table:style-name="Tableau56.A3" office:value-type="string">
            <text:p text:style-name="P7"/>
            <text:p text:style-name="P9">Mars <text:s text:c="4"/>2021 <text:s/></text:p>
          </table:table-cell>
          <table:table-cell table:style-name="Tableau56.B3" office:value-type="string">
            <text:p text:style-name="P7"/>
            <text:p text:style-name="P9">24788 <text:s/></text:p>
          </table:table-cell>
        </table:table-row>
        <table:table-row table:style-name="Tableau56.3">
          <table:table-cell table:style-name="Tableau56.A3" office:value-type="string">
            <text:p text:style-name="P7"/>
            <text:p text:style-name="P9">Février <text:s/>2021 <text:s/></text:p>
          </table:table-cell>
          <table:table-cell table:style-name="Tableau56.B3" office:value-type="string">
            <text:p text:style-name="P7"/>
            <text:p text:style-name="P9">21782 <text:s/></text:p>
          </table:table-cell>
        </table:table-row>
        <table:table-row table:style-name="Tableau56.3">
          <table:table-cell table:style-name="Tableau56.A3" office:value-type="string">
            <text:p text:style-name="P7"/>
            <text:p text:style-name="P9">Janvier <text:s text:c="2"/>2021 <text:s/></text:p>
          </table:table-cell>
          <table:table-cell table:style-name="Tableau56.B3" office:value-type="string">
            <text:p text:style-name="P7"/>
            <text:p text:style-name="P9">19248 <text:s/></text:p>
          </table:table-cell>
        </table:table-row>
      </table:table>
      <text:p text:style-name="P26"/>
      <table:table table:name="Tableau57" table:style-name="Tableau57">
        <table:table-column table:style-name="Tableau57.A"/>
        <table:table-column table:style-name="Tableau57.B"/>
        <table:table-row table:style-name="Tableau57.1">
          <table:table-cell table:style-name="Tableau57.A1" table:number-columns-spanned="2" office:value-type="string">
            <text:p text:style-name="P6"><text:span text:style-name="T4"><text:s/></text:span><text:span text:style-name="T5">Niveau Régional </text:span><text:bookmark-start text:name="__DdeLink__225_361440075818"/><text:span text:style-name="T5">: Normandie</text:span><text:bookmark-end text:name="__DdeLink__225_361440075818"/></text:p>
          </table:table-cell>
          <table:covered-table-cell/>
        </table:table-row>
        <table:table-row table:style-name="Tableau57.2">
          <table:table-cell table:style-name="Tableau57.A2" office:value-type="string">
            <text:p text:style-name="P9"><text:s text:c="3"/></text:p>
            <text:p text:style-name="P10">Date</text:p>
          </table:table-cell>
          <table:table-cell table:style-name="Tableau57.A2" office:value-type="string">
            <text:p text:style-name="P9"><text:s text:c="3"/></text:p>
            <text:p text:style-name="P10">Entrées de jeunes en PEC</text:p>
          </table:table-cell>
        </table:table-row>
        <table:table-row table:style-name="Tableau57.3">
          <table:table-cell table:style-name="Tableau57.A3" office:value-type="string">
            <text:p text:style-name="P7"/>
            <text:p text:style-name="P7"><text:span text:style-name="Source_20_Text"><text:span text:style-name="T1">Mars <text:s text:c="4"/>2021 <text:s/></text:span></text:span></text:p>
          </table:table-cell>
          <table:table-cell table:style-name="Tableau57.B3" office:value-type="string">
            <text:p text:style-name="P7"/>
            <text:p text:style-name="P7"><text:span text:style-name="Source_20_Text"><text:span text:style-name="T1">1486 <text:s/></text:span></text:span></text:p>
          </table:table-cell>
        </table:table-row>
        <table:table-row table:style-name="Tableau57.3">
          <table:table-cell table:style-name="Tableau57.A3" office:value-type="string">
            <text:p text:style-name="P7"/>
            <text:p text:style-name="P7"><text:span text:style-name="Source_20_Text"><text:span text:style-name="T1">Février <text:s/>2021 <text:s/></text:span></text:span></text:p>
          </table:table-cell>
          <table:table-cell table:style-name="Tableau57.B3" office:value-type="string">
            <text:p text:style-name="P7"/>
            <text:p text:style-name="P7"><text:span text:style-name="Source_20_Text"><text:span text:style-name="T1">1325 <text:s/></text:span></text:span></text:p>
          </table:table-cell>
        </table:table-row>
        <table:table-row table:style-name="Tableau57.3">
          <table:table-cell table:style-name="Tableau57.A3" office:value-type="string">
            <text:p text:style-name="P7"/>
            <text:p text:style-name="P7"><text:span text:style-name="Source_20_Text"><text:span text:style-name="T1">Janvier <text:s text:c="2"/>2021 <text:s/></text:span></text:span></text:p>
          </table:table-cell>
          <table:table-cell table:style-name="Tableau57.B3" office:value-type="string">
            <text:p text:style-name="P7"/>
            <text:p text:style-name="P7"><text:span text:style-name="Source_20_Text"><text:span text:style-name="T1">1175 <text:s/></text:span></text:span></text:p>
          </table:table-cell>
        </table:table-row>
      </table:table>
      <text:p text:style-name="P26"/>
      <table:table table:name="Tableau58" table:style-name="Tableau58">
        <table:table-column table:style-name="Tableau58.A"/>
        <table:table-column table:style-name="Tableau58.B"/>
        <table:table-row table:style-name="Tableau58.1">
          <table:table-cell table:style-name="Tableau58.A1" table:number-columns-spanned="2" office:value-type="string">
            <text:p text:style-name="P6"><text:span text:style-name="T4"><text:s/></text:span><text:span text:style-name="T5">Niveau Départemental: Eure</text:span></text:p>
          </table:table-cell>
          <table:covered-table-cell/>
        </table:table-row>
        <table:table-row table:style-name="Tableau58.2">
          <table:table-cell table:style-name="Tableau58.A2" office:value-type="string">
            <text:p text:style-name="P8"/>
            <text:p text:style-name="P10">Date</text:p>
          </table:table-cell>
          <table:table-cell table:style-name="Tableau58.A2" office:value-type="string">
            <text:p text:style-name="P8"/>
            <text:p text:style-name="P10">Entrées de jeunes en PEC</text:p>
          </table:table-cell>
        </table:table-row>
        <table:table-row table:style-name="Tableau58.3">
          <table:table-cell table:style-name="Tableau58.A3" office:value-type="string">
            <text:p text:style-name="P7"/>
            <text:p text:style-name="P9">Mars <text:s text:c="4"/>2021 <text:s/></text:p>
          </table:table-cell>
          <table:table-cell table:style-name="Tableau58.B3" office:value-type="string">
            <text:p text:style-name="P7"/>
            <text:p text:style-name="P9">299 <text:s/></text:p>
          </table:table-cell>
        </table:table-row>
        <table:table-row table:style-name="Tableau58.3">
          <table:table-cell table:style-name="Tableau58.A3" office:value-type="string">
            <text:p text:style-name="P7"/>
            <text:p text:style-name="P9">Février <text:s/>2021 <text:s/></text:p>
          </table:table-cell>
          <table:table-cell table:style-name="Tableau58.B3" office:value-type="string">
            <text:p text:style-name="P7"/>
            <text:p text:style-name="P9">274 <text:s/></text:p>
          </table:table-cell>
        </table:table-row>
        <table:table-row table:style-name="Tableau58.3">
          <table:table-cell table:style-name="Tableau58.A3" office:value-type="string">
            <text:p text:style-name="P7"/>
            <text:p text:style-name="P9">Janvier <text:s text:c="2"/>2021 <text:s/></text:p>
          </table:table-cell>
          <table:table-cell table:style-name="Tableau58.B3" office:value-type="string">
            <text:p text:style-name="P7"/>
            <text:p text:style-name="P9">241 <text:s/></text:p>
          </table:table-cell>
        </table:table-row>
      </table:table>
      <text:p text:style-name="P19"><draw:custom-shape text:anchor-type="paragraph" draw:z-index="90" draw:name="Forme2" draw:style-name="gr4" draw:text-style-name="P52" svg:width="16.592cm" svg:height="6.734cm" svg:x="-0.206cm" svg:y="0.07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4" draw:name="Forme1" draw:style-name="gr2" draw:text-style-name="P51" svg:width="20.965cm" svg:height="0.687cm" svg:x="-2.508cm" svg:y="7.16cm"><text:p text:style-name="P38"><text:span text:style-name="T3"><text:s/>23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5" draw:name="Cadre1" draw:style-name="gr5" draw:text-style-name="P52" svg:width="16.592cm" svg:height="7.361cm" svg:x="-0.208cm" svg:y="0.079cm"><text:p text:style-name="P5"><text:s/>Espace Commentaires :</text:p><text:p text:style-name="P2"/><text:p text:style-name="P2"/><text:p text:style-name="P2"/><text:p text:style-name="P2"/><text:p text:style-name="P2"/><text:p text:style-name="P2"/><text:p text:style-name="P2"/><text:p text:style-name="P1"/><text:p text:style-name="P1"/><text:p text:style-name="P1"/><text:p text:style-name="P1"/><text:p text:style-name="P1"/><text:p text:style-name="P1"/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28">Service civique</text:p>
      <text:p text:style-name="P29">Données cumulées depuis le début du financement de la mesure par le plan de relance</text:p>
      <text:p text:style-name="P23">Mars <text:s text:c="4"/>2021, Nombre d'entrées en service civique : 434</text:p>
      <table:table table:name="Tableau59" table:style-name="Tableau59">
        <table:table-column table:style-name="Tableau59.A"/>
        <table:table-column table:style-name="Tableau59.B"/>
        <table:table-row table:style-name="Tableau59.1">
          <table:table-cell table:style-name="Tableau59.A1" table:number-columns-spanned="2" office:value-type="string">
            <text:p text:style-name="P6"><text:span text:style-name="T4"><text:s/></text:span><text:span text:style-name="T5">Niveau National</text:span></text:p>
          </table:table-cell>
          <table:covered-table-cell/>
        </table:table-row>
        <table:table-row table:style-name="Tableau59.2">
          <table:table-cell table:style-name="Tableau59.A2" office:value-type="string">
            <text:p text:style-name="P9"><text:s text:c="9"/></text:p>
            <text:p text:style-name="P10">Date</text:p>
          </table:table-cell>
          <table:table-cell table:style-name="Tableau59.A2" office:value-type="string">
            <text:p text:style-name="P9"><text:s text:c="9"/></text:p>
            <text:p text:style-name="P10">Nombre d'entrées en service civique</text:p>
          </table:table-cell>
        </table:table-row>
        <table:table-row table:style-name="Tableau59.3">
          <table:table-cell table:style-name="Tableau59.A3" office:value-type="string">
            <text:p text:style-name="P7"/>
            <text:p text:style-name="P9">Mars <text:s text:c="4"/>2021 <text:s/></text:p>
          </table:table-cell>
          <table:table-cell table:style-name="Tableau59.B3" office:value-type="string">
            <text:p text:style-name="P7"/>
            <text:p text:style-name="P9">71751 <text:s/></text:p>
          </table:table-cell>
        </table:table-row>
        <table:table-row table:style-name="Tableau59.3">
          <table:table-cell table:style-name="Tableau59.A3" office:value-type="string">
            <text:p text:style-name="P7"/>
            <text:p text:style-name="P9">Février <text:s/>2021 <text:s/></text:p>
          </table:table-cell>
          <table:table-cell table:style-name="Tableau59.B3" office:value-type="string">
            <text:p text:style-name="P7"/>
            <text:p text:style-name="P9">66881 <text:s/></text:p>
          </table:table-cell>
        </table:table-row>
        <table:table-row table:style-name="Tableau59.3">
          <table:table-cell table:style-name="Tableau59.A3" office:value-type="string">
            <text:p text:style-name="P7"/>
            <text:p text:style-name="P9">Janvier <text:s text:c="2"/>2021 <text:s/></text:p>
          </table:table-cell>
          <table:table-cell table:style-name="Tableau59.B3" office:value-type="string">
            <text:p text:style-name="P7"/>
            <text:p text:style-name="P9">63360 <text:s/></text:p>
          </table:table-cell>
        </table:table-row>
      </table:table>
      <text:p text:style-name="P26"/>
      <table:table table:name="Tableau60" table:style-name="Tableau60">
        <table:table-column table:style-name="Tableau60.A"/>
        <table:table-column table:style-name="Tableau60.B"/>
        <table:table-row table:style-name="Tableau60.1">
          <table:table-cell table:style-name="Tableau60.A1" table:number-columns-spanned="2" office:value-type="string">
            <text:p text:style-name="P6"><text:span text:style-name="T4"><text:s/></text:span><text:span text:style-name="T5">Niveau Régional </text:span><text:bookmark-start text:name="__DdeLink__225_361440075819"/><text:span text:style-name="T5">: Normandie</text:span><text:bookmark-end text:name="__DdeLink__225_361440075819"/></text:p>
          </table:table-cell>
          <table:covered-table-cell/>
        </table:table-row>
        <table:table-row table:style-name="Tableau60.2">
          <table:table-cell table:style-name="Tableau60.A2" office:value-type="string">
            <text:p text:style-name="P9"><text:s text:c="3"/></text:p>
            <text:p text:style-name="P10">Date</text:p>
          </table:table-cell>
          <table:table-cell table:style-name="Tableau60.A2" office:value-type="string">
            <text:p text:style-name="P9"><text:s text:c="3"/></text:p>
            <text:p text:style-name="P10">Nombre d'entrées en service civique</text:p>
          </table:table-cell>
        </table:table-row>
        <table:table-row table:style-name="Tableau60.3">
          <table:table-cell table:style-name="Tableau60.A3" office:value-type="string">
            <text:p text:style-name="P7"/>
            <text:p text:style-name="P7"><text:span text:style-name="Source_20_Text"><text:span text:style-name="T1">Mars <text:s text:c="4"/>2021 <text:s/></text:span></text:span></text:p>
          </table:table-cell>
          <table:table-cell table:style-name="Tableau60.B3" office:value-type="string">
            <text:p text:style-name="P7"/>
            <text:p text:style-name="P7"><text:span text:style-name="Source_20_Text"><text:span text:style-name="T1">3454 <text:s/></text:span></text:span></text:p>
          </table:table-cell>
        </table:table-row>
        <table:table-row table:style-name="Tableau60.3">
          <table:table-cell table:style-name="Tableau60.A3" office:value-type="string">
            <text:p text:style-name="P7"/>
            <text:p text:style-name="P7"><text:span text:style-name="Source_20_Text"><text:span text:style-name="T1">Février <text:s/>2021 <text:s/></text:span></text:span></text:p>
          </table:table-cell>
          <table:table-cell table:style-name="Tableau60.B3" office:value-type="string">
            <text:p text:style-name="P7"/>
            <text:p text:style-name="P7"><text:span text:style-name="Source_20_Text"><text:span text:style-name="T1">3291 <text:s/></text:span></text:span></text:p>
          </table:table-cell>
        </table:table-row>
        <table:table-row table:style-name="Tableau60.3">
          <table:table-cell table:style-name="Tableau60.A3" office:value-type="string">
            <text:p text:style-name="P7"/>
            <text:p text:style-name="P7"><text:span text:style-name="Source_20_Text"><text:span text:style-name="T1">Janvier <text:s text:c="2"/>2021 <text:s/></text:span></text:span></text:p>
          </table:table-cell>
          <table:table-cell table:style-name="Tableau60.B3" office:value-type="string">
            <text:p text:style-name="P7"/>
            <text:p text:style-name="P7"><text:span text:style-name="Source_20_Text"><text:span text:style-name="T1">3141 <text:s/></text:span></text:span></text:p>
          </table:table-cell>
        </table:table-row>
      </table:table>
      <text:p text:style-name="P26"/>
      <table:table table:name="Tableau61" table:style-name="Tableau61">
        <table:table-column table:style-name="Tableau61.A"/>
        <table:table-column table:style-name="Tableau61.B"/>
        <table:table-row table:style-name="Tableau61.1">
          <table:table-cell table:style-name="Tableau61.A1" table:number-columns-spanned="2" office:value-type="string">
            <text:p text:style-name="P6"><text:span text:style-name="T4"><text:s/></text:span><text:span text:style-name="T5">Niveau Départemental: Eure</text:span></text:p>
          </table:table-cell>
          <table:covered-table-cell/>
        </table:table-row>
        <table:table-row table:style-name="Tableau61.2">
          <table:table-cell table:style-name="Tableau61.A2" office:value-type="string">
            <text:p text:style-name="P8"/>
            <text:p text:style-name="P10">Date</text:p>
          </table:table-cell>
          <table:table-cell table:style-name="Tableau61.A2" office:value-type="string">
            <text:p text:style-name="P8"/>
            <text:p text:style-name="P10">Nombre d'entrées en service civique</text:p>
          </table:table-cell>
        </table:table-row>
        <table:table-row table:style-name="Tableau61.3">
          <table:table-cell table:style-name="Tableau61.A3" office:value-type="string">
            <text:p text:style-name="P7"/>
            <text:p text:style-name="P9">Mars <text:s text:c="4"/>2021 <text:s/></text:p>
          </table:table-cell>
          <table:table-cell table:style-name="Tableau61.B3" office:value-type="string">
            <text:p text:style-name="P7"/>
            <text:p text:style-name="P9">434 <text:s/></text:p>
          </table:table-cell>
        </table:table-row>
        <table:table-row table:style-name="Tableau61.3">
          <table:table-cell table:style-name="Tableau61.A3" office:value-type="string">
            <text:p text:style-name="P7"/>
            <text:p text:style-name="P9">Février <text:s/>2021 <text:s/></text:p>
          </table:table-cell>
          <table:table-cell table:style-name="Tableau61.B3" office:value-type="string">
            <text:p text:style-name="P7"/>
            <text:p text:style-name="P9">416 <text:s/></text:p>
          </table:table-cell>
        </table:table-row>
        <table:table-row table:style-name="Tableau61.3">
          <table:table-cell table:style-name="Tableau61.A3" office:value-type="string">
            <text:p text:style-name="P7"/>
            <text:p text:style-name="P9">Janvier <text:s text:c="2"/>2021 <text:s/></text:p>
          </table:table-cell>
          <table:table-cell table:style-name="Tableau61.B3" office:value-type="string">
            <text:p text:style-name="P7"/>
            <text:p text:style-name="P9">403 <text:s/></text:p>
          </table:table-cell>
        </table:table-row>
      </table:table>
      <text:p text:style-name="P19"><draw:custom-shape text:anchor-type="paragraph" draw:z-index="88" draw:name="Forme2" draw:style-name="gr4" draw:text-style-name="P52" svg:width="16.592cm" svg:height="6.734cm" svg:x="-0.206cm" svg:y="0.07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5" draw:name="Forme1" draw:style-name="gr2" draw:text-style-name="P51" svg:width="20.965cm" svg:height="0.687cm" svg:x="-2.508cm" svg:y="7.16cm"><text:p text:style-name="P38"><text:span text:style-name="T3"><text:s/>24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2" draw:name="Cadre1" draw:style-name="gr5" draw:text-style-name="P52" svg:width="16.592cm" svg:height="7.361cm" svg:x="-0.208cm" svg:y="0.079cm"><text:p text:style-name="P5"><text:s/>Espace Commentaires :</text:p><text:p text:style-name="P2"/><text:p text:style-name="P2"/><text:p text:style-name="P2"/><text:p text:style-name="P2"/><text:p text:style-name="P2"/><text:p text:style-name="P2"/><text:p text:style-name="P2"/><text:p text:style-name="P1"/><text:p text:style-name="P1"/><text:p text:style-name="P1"/><text:p text:style-name="P1"/><text:p text:style-name="P1"/><text:p text:style-name="P1"/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Obsah_20_tabulky" style:display-name="Obsah tabulky" style:family="paragraph" style:parent-style-name="Standard" style:default-outline-level="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p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k" style:family="text" style:parent-style-name="Default_20_Paragraph_20_Fon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.318cm" fo:margin-right="0.318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 1" text:anchor-type="char" svg:x="-1.071cm" svg:y="-0.587cm" svg:width="3.02cm" svg:height="2.725cm" draw:z-index="29"><draw:image xlink:href="Pictures/10000000000004B00000043B766D29CF08E8B6D6.png" xlink:type="simple" xlink:show="embed" xlink:actuate="onLoad" loext:mime-type="image/png"/><draw:contour-polygon svg:width="1177px" svg:height="1063px" svg:viewBox="0 0 1177 1063" draw:points="-9,0 -9,1063 1168,1063 1168,0" draw:recreate-on-edit="false"/></draw:frame><draw:frame draw:style-name="Mfr2" draw:name="Image 2" text:anchor-type="char" svg:x="13.19cm" svg:y="-0.958cm" svg:width="4.445cm" svg:height="2.963cm" draw:z-index="59"><draw:image xlink:href="Pictures/10000000000002580000019008E473F118992FA1.png" xlink:type="simple" xlink:show="embed" xlink:actuate="onLoad" loext:mime-type="image/png"/><draw:contour-polygon svg:width="592px" svg:height="383px" svg:viewBox="0 0 592 383" draw:points="-9,0 -9,383 583,383 583,0" draw:recreate-on-edit="false"/></draw:frame></text:p>
      </style:header>
      <style:footer>
        <text:p text:style-name="Footer"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7T09:38:55.382000000</meta:creation-date>
    <dc:language>fr-FR</dc:language>
    <meta:editing-cycles>1</meta:editing-cycles>
    <meta:editing-duration>P0D</meta:editing-duration>
    <meta:generator>LibreOffice/5.4.7.2.M6$Windows_X86_64 LibreOffice_project/84cdc5b975a208eecf96cb73014f465650380623</meta:generator>
    <meta:document-statistic meta:table-count="61" meta:image-count="2" meta:object-count="0" meta:page-count="30" meta:paragraph-count="858" meta:word-count="2670" meta:character-count="18664" meta:non-whitespace-character-count="147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